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Sheet4.xml" manifest:media-type="text/xml"/>
  <manifest:file-entry manifest:full-path="Basic/Standard/Sheet3.xml" manifest:media-type="text/xml"/>
  <manifest:file-entry manifest:full-path="Basic/Standard/Sheet1.xml" manifest:media-type="text/xml"/>
  <manifest:file-entry manifest:full-path="Basic/Standard/Sheet2.xml" manifest:media-type="text/xml"/>
  <manifest:file-entry manifest:full-path="Basic/VBAProject/Sheet1.xml" manifest:media-type="text/xml"/>
  <manifest:file-entry manifest:full-path="Basic/VBAProject/Sheet3.xml" manifest:media-type="text/xml"/>
  <manifest:file-entry manifest:full-path="Basic/VBAProject/Sheet2.xml" manifest:media-type="text/xml"/>
  <manifest:file-entry manifest:full-path="Basic/VBAProject/Module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42.09pt"/>
    </style:style>
    <style:style style:name="co2" style:family="table-column">
      <style:table-column-properties fo:break-before="auto" style:column-width="51pt"/>
    </style:style>
    <style:style style:name="co3" style:family="table-column">
      <style:table-column-properties fo:break-before="auto" style:column-width="59.75pt"/>
    </style:style>
    <style:style style:name="co4" style:family="table-column">
      <style:table-column-properties fo:break-before="auto" style:column-width="24.01pt"/>
    </style:style>
    <style:style style:name="co5" style:family="table-column">
      <style:table-column-properties fo:break-before="auto" style:column-width="357.39pt"/>
    </style:style>
    <style:style style:name="co6" style:family="table-column">
      <style:table-column-properties fo:break-before="auto" style:column-width="281.76pt"/>
    </style:style>
    <style:style style:name="co7" style:family="table-column">
      <style:table-column-properties fo:break-before="auto" style:column-width="25.99pt"/>
    </style:style>
    <style:style style:name="co8" style:family="table-column">
      <style:table-column-properties fo:break-before="auto" style:column-width="31.01pt"/>
    </style:style>
    <style:style style:name="co9" style:family="table-column">
      <style:table-column-properties fo:break-before="auto" style:column-width="244.86pt"/>
    </style:style>
    <style:style style:name="co10" style:family="table-column">
      <style:table-column-properties fo:break-before="auto" style:column-width="52.7pt"/>
    </style:style>
    <style:style style:name="co11" style:family="table-column">
      <style:table-column-properties fo:break-before="auto" style:column-width="60.66pt"/>
    </style:style>
    <style:style style:name="co12" style:family="table-column">
      <style:table-column-properties fo:break-before="auto" style:column-width="384.24pt"/>
    </style:style>
    <style:style style:name="co13" style:family="table-column">
      <style:table-column-properties fo:break-before="auto" style:column-width="135.95pt"/>
    </style:style>
    <style:style style:name="co14" style:family="table-column">
      <style:table-column-properties fo:break-before="auto" style:column-width="104.51pt"/>
    </style:style>
    <style:style style:name="co15" style:family="table-column">
      <style:table-column-properties fo:break-before="auto" style:column-width="226.29pt"/>
    </style:style>
    <style:style style:name="co16" style:family="table-column">
      <style:table-column-properties fo:break-before="auto" style:column-width="89.21pt"/>
    </style:style>
    <style:style style:name="co17" style:family="table-column">
      <style:table-column-properties fo:break-before="auto" style:column-width="117.16pt"/>
    </style:style>
    <style:style style:name="co18" style:family="table-column">
      <style:table-column-properties fo:break-before="auto" style:column-width="258.29pt"/>
    </style:style>
    <style:style style:name="co19" style:family="table-column">
      <style:table-column-properties fo:break-before="auto" style:column-width="90.06pt"/>
    </style:style>
    <style:style style:name="co20" style:family="table-column">
      <style:table-column-properties fo:break-before="auto" style:column-width="64.01pt"/>
    </style:style>
    <style:style style:name="co21" style:family="table-column">
      <style:table-column-properties fo:break-before="auto" style:column-width="162.1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25.01pt" fo:break-before="auto" style:use-optimal-row-height="tru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28.49pt" fo:break-before="auto" style:use-optimal-row-height="true"/>
    </style:style>
    <style:style style:name="ro5" style:family="table-row">
      <style:table-row-properties style:row-height="42.01pt" fo:break-before="auto" style:use-optimal-row-height="true"/>
    </style:style>
    <style:style style:name="ro6" style:family="table-row">
      <style:table-row-properties style:row-height="13.8pt" fo:break-before="auto" style:use-optimal-row-height="true"/>
    </style:style>
    <style:style style:name="ro7" style:family="table-row">
      <style:table-row-properties style:row-height="29.99pt" fo:break-before="auto" style:use-optimal-row-height="true"/>
    </style:style>
    <style:style style:name="ro8" style:family="table-row">
      <style:table-row-properties style:row-height="45.01pt" fo:break-before="auto" style:use-optimal-row-height="true"/>
    </style:style>
    <style:style style:name="ro9" style:family="table-row">
      <style:table-row-properties style:row-height="28.35pt" fo:break-before="auto" style:use-optimal-row-height="true"/>
    </style:style>
    <style:style style:name="ro10" style:family="table-row">
      <style:table-row-properties style:row-height="14.91pt" fo:break-before="auto" style:use-optimal-row-height="true"/>
    </style:style>
    <style:style style:name="ro11" style:family="table-row">
      <style:table-row-properties style:row-height="41.75pt" fo:break-before="auto" style:use-optimal-row-height="true"/>
    </style:style>
    <style:style style:name="ro12" style:family="table-row">
      <style:table-row-properties style:row-height="42.35pt" fo:break-before="auto" style:use-optimal-row-height="true"/>
    </style:style>
    <style:style style:name="ro13" style:family="table-row">
      <style:table-row-properties style:row-height="14.09pt" fo:break-before="auto" style:use-optimal-row-height="true"/>
    </style:style>
    <style:style style:name="ro14" style:family="table-row">
      <style:table-row-properties style:row-height="30.76pt" fo:break-before="auto" style:use-optimal-row-height="false"/>
    </style:style>
    <style:style style:name="ro15" style:family="table-row">
      <style:table-row-properties style:row-height="54pt" fo:break-before="auto" style:use-optimal-row-height="false"/>
    </style:style>
    <style:style style:name="ro16" style:family="table-row">
      <style:table-row-properties style:row-height="220.51pt" fo:break-before="auto" style:use-optimal-row-height="false"/>
    </style:style>
    <style:style style:name="ro17" style:family="table-row">
      <style:table-row-properties style:row-height="98.25pt" fo:break-before="auto" style:use-optimal-row-height="false"/>
    </style:style>
    <style:style style:name="ro18" style:family="table-row">
      <style:table-row-properties style:row-height="114.01pt" fo:break-before="auto" style:use-optimal-row-height="false"/>
    </style:style>
    <style:style style:name="ro19" style:family="table-row">
      <style:table-row-properties style:row-height="123.76pt" fo:break-before="auto" style:use-optimal-row-height="false"/>
    </style:style>
    <style:style style:name="ro20" style:family="table-row">
      <style:table-row-properties style:row-height="150.01pt" fo:break-before="auto" style:use-optimal-row-height="false"/>
    </style:style>
    <style:style style:name="ro21" style:family="table-row">
      <style:table-row-properties style:row-height="55.5pt" fo:break-before="auto" style:use-optimal-row-height="false"/>
    </style:style>
    <style:style style:name="ro22" style:family="table-row">
      <style:table-row-properties style:row-height="29.11pt" fo:break-before="auto" style:use-optimal-row-height="true"/>
    </style:style>
    <style:style style:name="ro23" style:family="table-row">
      <style:table-row-properties style:row-height="55.56pt" fo:break-before="auto" style:use-optimal-row-height="true"/>
    </style:style>
    <style:style style:name="ro24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Plan_20_-_20_Matthew">
      <style:table-properties table:display="true" style:writing-mode="lr-tb"/>
    </style:style>
    <style:style style:name="ta3" style:family="table" style:master-page-name="PageStyle_5f_ARCL_20_command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80" style:family="table-cell" style:parent-style-name="Default">
      <style:table-cell-properties fo:background-color="#181717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1" style:family="table-cell" style:parent-style-name="Default">
      <style:table-cell-properties style:rotation-align="none"/>
    </style:style>
    <style:style style:name="ce1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2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123" style:family="table-cell" style:parent-style-name="Default" style:data-style-name="N33">
      <style:table-cell-properties fo:background-color="#181717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5" style:family="table-cell" style:parent-style-name="Default" style:data-style-name="N33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6" style:family="table-cell" style:parent-style-name="Default">
      <style:table-cell-properties fo:background-color="#548235" style:rotation-align="none"/>
    </style:style>
    <style:style style:name="ce127" style:family="table-cell" style:parent-style-name="Default">
      <style:table-cell-properties fo:background-color="transparent" style:rotation-align="none"/>
    </style:style>
    <style:style style:name="ce129" style:family="table-cell" style:parent-style-name="Default" style:data-style-name="N33">
      <style:table-cell-properties fo:background-color="#181717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0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3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35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8" style:family="table-cell" style:parent-style-name="Default">
      <style:table-cell-properties fo:background-color="#72bf44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39" style:family="table-cell" style:parent-style-name="Default">
      <style:table-cell-properties fo:background-color="#72bf44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44" style:family="table-cell" style:parent-style-name="Default">
      <style:table-cell-properties fo:background-color="#faa61a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4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4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4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26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0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2" style:family="table-cell" style:parent-style-name="Default">
      <style:table-cell-properties fo:background-color="#bf9000" style:rotation-align="none"/>
    </style:style>
    <style:style style:name="ce29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4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5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6" style:family="table-cell" style:parent-style-name="Default">
      <style:table-cell-properties style:diagonal-bl-tr="none" style:diagonal-tl-br="none" fo:border="none" style:rotation-align="none"/>
    </style:style>
    <style:style style:name="ce157" style:family="table-cell" style:parent-style-name="Default">
      <style:table-cell-properties fo:background-color="#bf9000" style:diagonal-bl-tr="none" style:diagonal-tl-br="none" fo:border="none" style:rotation-align="none"/>
    </style:style>
    <style:style style:name="ce158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35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0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1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/>
    </style:style>
    <style:style style:name="ce162" style:family="table-cell" style:parent-style-name="Default">
      <style:table-cell-properties fo:border-bottom="none" fo:background-color="#bf9000" style:diagonal-bl-tr="none" style:diagonal-tl-br="none" fo:border-left="none" fo:border-right="0.74pt solid #808080" style:rotation-align="none" fo:border-top="none"/>
      <style:text-properties fo:color="#bf9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5" style:family="table-cell" style:parent-style-name="Default">
      <style:table-cell-properties fo:border-bottom="none" fo:background-color="#bf9000" style:diagonal-bl-tr="none" style:diagonal-tl-br="none" fo:border-left="none" fo:border-right="0.74pt solid #80808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6" style:family="table-cell" style:parent-style-name="Default">
      <style:table-cell-properties fo:border-bottom="none" fo:background-color="#bf9000" style:diagonal-bl-tr="none" style:diagonal-tl-br="none" fo:border-left="none" fo:border-right="0.74pt solid #808080" style:rotation-align="none" fo:border-top="none"/>
    </style:style>
    <style:style style:name="ce16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168" style:family="table-cell" style:parent-style-name="Default">
      <style:table-cell-properties fo:border-bottom="none" style:diagonal-bl-tr="none" style:diagonal-tl-br="none" fo:background-color="transparent" fo:border-left="none" fo:border-right="0.74pt solid #000000" style:rotation-align="none" fo:border-top="none"/>
    </style:style>
    <style:style style:name="ce169" style:family="table-cell" style:parent-style-name="Default">
      <style:table-cell-properties fo:border-bottom="none" fo:background-color="#bf9000" style:diagonal-bl-tr="none" style:diagonal-tl-br="none" fo:border-left="none" fo:border-right="0.74pt solid #000000" style:rotation-align="none" fo:border-top="none"/>
    </style:style>
    <style:style style:name="ce170" style:family="table-cell" style:parent-style-name="Default">
      <style:table-cell-properties fo:background-color="#f58220"/>
    </style:style>
    <style:style style:name="ce171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2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3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4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5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6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8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56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fo:background-color="#72bf44"/>
    </style:style>
    <style:style style:name="ce92" style:family="table-cell" style:parent-style-name="Default">
      <style:table-cell-properties fo:background-color="#fff200"/>
    </style:style>
    <style:style style:name="ce95" style:family="table-cell" style:parent-style-name="Default">
      <style:table-cell-properties fo:background-color="#72bf44"/>
      <style:text-properties fo:color="#000000"/>
    </style:style>
    <style:style style:name="ce184" style:family="table-cell" style:parent-style-name="Default">
      <style:table-cell-properties fo:background-color="transparent"/>
    </style:style>
    <style:style style:name="ce67" style:family="table-cell" style:parent-style-name="Default">
      <style:table-cell-properties fo:background-color="#faa61a"/>
    </style:style>
    <style:style style:name="ce118" style:family="table-cell" style:parent-style-name="Default">
      <style:table-cell-properties fo:background-color="#72bf44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9" style:family="table-cell" style:parent-style-name="Default">
      <style:table-cell-properties fo:border-bottom="0.74pt solid #000000" fo:background-color="#72bf44" style:diagonal-bl-tr="none" style:diagonal-tl-br="none" fo:border-left="none" fo:border-right="none" style:rotation-align="none" fo:border-top="none"/>
    </style:style>
    <style:style style:name="ce72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5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75" style:family="table-cell" style:parent-style-name="Default">
      <style:table-cell-properties fo:background-color="#843c0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Default">
      <style:table-cell-properties fo:background-color="#843c0b" style:rotation-align="none"/>
    </style:style>
    <style:style style:name="ce61" style:family="table-cell" style:parent-style-name="Default">
      <style:table-cell-properties fo:border-bottom="0.74pt solid #000000" fo:background-color="#843c0b" style:diagonal-bl-tr="none" style:diagonal-tl-br="none" fo:border-left="none" fo:border-right="none" style:rotation-align="none" fo:border-top="none"/>
    </style:style>
    <style:style style:name="ce78" style:family="table-cell" style:parent-style-name="Default">
      <style:table-cell-properties fo:background-color="#806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fo:background-color="#806000" style:rotation-align="none"/>
    </style:style>
    <style:style style:name="ce81" style:family="table-cell" style:parent-style-name="Default">
      <style:table-cell-properties fo:background-color="#1f4e7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ackground-color="#1f4e79" style:rotation-align="none"/>
    </style:style>
    <style:style style:name="ce66" style:family="table-cell" style:parent-style-name="Default">
      <style:table-cell-properties fo:background-color="#1f4e79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5" style:family="table-cell" style:parent-style-name="Default">
      <style:table-cell-properties fo:background-color="#72bf44" fo:wrap-option="wrap"/>
      <style:text-properties fo:font-weight="bold" style:font-weight-asian="bold" style:font-weight-complex="bold"/>
    </style:style>
    <style:style style:name="ce86" style:family="table-cell" style:parent-style-name="Default">
      <style:table-cell-properties fo:wrap-option="wrap"/>
    </style:style>
    <style:style style:name="ce141" style:family="table-cell" style:parent-style-name="Default">
      <style:table-cell-properties fo:background-color="#fff200" fo:wrap-option="wrap"/>
    </style:style>
    <style:style style:name="ce88" style:family="table-cell" style:parent-style-name="Default">
      <style:table-cell-properties fo:background-color="transparent" fo:wrap-option="wrap"/>
    </style:style>
    <style:style style:name="ce151" style:family="table-cell" style:parent-style-name="Default">
      <style:table-cell-properties fo:background-color="#72bf44"/>
      <style:text-properties fo:font-weight="bold" style:font-weight-asian="bold" style:font-weight-complex="bold"/>
    </style:style>
    <style:style style:name="ce1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43" style:family="table-cell" style:parent-style-name="Default">
      <style:table-cell-properties fo:wrap-option="wrap" style:vertical-align="middle"/>
    </style:style>
    <style:style style:name="gr1" style:family="graphic">
      <style:graphic-properties draw:textarea-horizontal-align="justify" draw:textarea-vertical-align="middle" draw:auto-grow-height="false" fo:min-height="43.97pt" fo:min-width="143.4pt"/>
    </style:style>
    <style:style style:name="gr2" style:family="graphic">
      <style:graphic-properties draw:textarea-horizontal-align="justify" draw:textarea-vertical-align="middle" draw:auto-grow-height="false" fo:min-height="58.68pt" fo:min-width="93.74pt"/>
    </style:style>
    <style:style style:name="gr3" style:family="graphic">
      <style:graphic-properties draw:textarea-horizontal-align="justify" draw:textarea-vertical-align="middle" draw:auto-grow-height="false" fo:min-height="43.97pt" fo:min-width="93.74pt"/>
    </style:style>
    <style:style style:name="gr4" style:family="graphic">
      <style:graphic-properties draw:textarea-horizontal-align="justify" draw:textarea-vertical-align="middle" draw:auto-grow-height="false" fo:min-height="10.66pt" fo:min-width="32.63pt"/>
    </style:style>
    <style:style style:name="gr5" style:family="graphic">
      <style:graphic-properties draw:textarea-horizontal-align="justify" draw:textarea-vertical-align="middle" draw:auto-grow-height="false" fo:min-height="74.61pt" fo:min-width="93.74pt"/>
    </style:style>
    <style:style style:name="gr6" style:family="graphic">
      <style:graphic-properties draw:fill-color="#faa61a" draw:textarea-horizontal-align="justify" draw:textarea-vertical-align="middle" draw:auto-grow-height="false" fo:min-height="43.97pt" fo:min-width="93.74pt"/>
    </style:style>
    <style:style style:name="gr7" style:family="graphic">
      <style:graphic-properties draw:fill-color="#faa61a" draw:textarea-horizontal-align="justify" draw:textarea-vertical-align="middle" draw:auto-grow-height="false" fo:min-height="10.66pt" fo:min-width="32.63pt"/>
    </style:style>
    <style:style style:name="gr8" style:family="graphic">
      <style:graphic-properties draw:fill-color="#faa61a" draw:textarea-horizontal-align="justify" draw:textarea-vertical-align="middle" draw:auto-grow-height="false" fo:min-height="10.66pt" fo:min-width="32.63pt"/>
    </style:style>
    <style:style style:name="gr9" style:family="graphic">
      <style:graphic-properties draw:fill-color="#72bf44" draw:textarea-horizontal-align="justify" draw:textarea-vertical-align="middle" draw:auto-grow-height="false" fo:min-height="43.97pt" fo:min-width="93.74pt"/>
    </style:style>
    <style:style style:name="gr10" style:family="graphic">
      <style:graphic-properties draw:fill-color="#fff200" draw:textarea-horizontal-align="justify" draw:textarea-vertical-align="middle" draw:auto-grow-height="false" fo:min-height="43.97pt" fo:min-width="93.74pt"/>
    </style:style>
    <style:style style:name="gr11" style:family="graphic">
      <style:graphic-properties draw:fill-color="#72bf44" draw:textarea-horizontal-align="justify" draw:textarea-vertical-align="middle" draw:auto-grow-height="false" fo:min-height="10.66pt" fo:min-width="32.63pt"/>
    </style:style>
    <style:style style:name="gr12" style:family="graphic">
      <style:graphic-properties draw:fill-color="#fff200" draw:textarea-horizontal-align="justify" draw:textarea-vertical-align="middle" draw:auto-grow-height="false" fo:min-height="10.66pt" fo:min-width="32.63pt"/>
    </style:style>
    <style:style style:name="gr13" style:family="graphic">
      <style:graphic-properties draw:fill-color="#fff200" draw:textarea-horizontal-align="justify" draw:textarea-vertical-align="middle" draw:auto-grow-height="false" fo:min-height="10.66pt" fo:min-width="32.63pt"/>
    </style:style>
    <style:style style:name="gr14" style:family="graphic">
      <style:graphic-properties draw:fill-color="#faa61a" draw:textarea-horizontal-align="justify" draw:textarea-vertical-align="middle" draw:auto-grow-height="false" fo:min-height="43.97pt" fo:min-width="98.11pt"/>
    </style:style>
    <style:style style:name="P1" style:family="paragraph">
      <style:paragraph-properties fo:text-align="center"/>
    </style:style>
    <style:style style:name="P2" style:family="paragraph">
      <loext:graphic-properties draw:fill-color="#faa61a"/>
      <style:paragraph-properties fo:text-align="center"/>
    </style:style>
    <style:style style:name="P3" style:family="paragraph">
      <loext:graphic-properties draw:fill-color="#72bf44"/>
      <style:paragraph-properties fo:text-align="center"/>
    </style:style>
    <style:style style:name="P4" style:family="paragraph">
      <loext:graphic-properties draw:fill-color="#fff200"/>
      <style:paragraph-properties fo:text-align="center"/>
    </style:style>
    <style:style style:name="T1" style:family="text">
      <style:text-properties fo:color="#ff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use-window-font-color="true" style:text-outline="false" fo:font-style="normal" style:text-line-through-type="none" style:text-underline-style="none" style:text-underline-color="font-color" fo:font-weight="normal" fo:font-size="11pt" fo:text-shadow="none"/>
    </style:style>
    <style:style style:name="T3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fo:text-shadow="none" fo:color="#ff0000"/>
    </style:style>
    <style:style style:name="T4" style:family="text">
      <style:text-properties style:use-window-font-color="true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use-window-font-color="true" style:text-position="0% 100%" style:font-name-complex="Calibri" style:font-size-asian="11pt" style:font-size-complex="11pt" style:font-weight-asian="normal" style:font-weight-complex="normal" style:font-style-asian="normal" style:font-name="Calibri"/>
    </style:style>
    <style:style style:name="T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fo:color="#ff0000"/>
    </style:style>
    <style:style style:name="T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style:use-window-font-color="true"/>
    </style:style>
    <style:style style:name="T8" style:family="text">
      <style:text-properties style:use-window-font-color="true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9" style:family="text">
      <style:text-properties style:font-style-complex="italic" style:font-name="Calibri" style:font-style-asian="italic" style:font-weight-complex="normal" style:font-weight-asian="normal" style:font-size-complex="11pt" style:font-size-asian="11pt" style:font-name-complex="Calibri" style:text-position="0% 100%" fo:color="#000000" style:text-outline="false" fo:font-style="italic" style:text-line-through-type="none" style:text-underline-style="none" style:text-underline-color="font-color" fo:font-weight="normal" fo:font-size="11pt" fo:text-shadow="none"/>
    </style:style>
    <style:style style:name="T10" style:family="text">
      <style:text-properties style:font-name="Calibri" style:font-weight-complex="normal" style:font-weight-asian="normal" style:font-size-complex="11pt" style:font-size-asian="11pt" style:font-name-complex="Calibri" style:text-position="0% 100%" fo:color="#000000" style:text-outline="false" style:text-line-through-type="none" style:text-underline-style="none" style:text-underline-color="font-color" fo:font-weight="normal" fo:font-size="11pt" fo:text-shadow="none" fo:font-style="normal" style:font-style-asian="normal" style:font-style-complex="normal"/>
    </style:style>
    <style:style style:name="T1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language-complex="hi" style:country-complex="IN" style:text-overline-style="none" style:text-overline-color="font-color" fo:color="#000000" style:text-emphasize="none" style:font-style-complex="normal" style:font-style-asian="normal" style:font-weight-complex="normal" style:font-weight-asian="normal" style:font-size-complex="11pt" style:font-size-asian="11pt" style:font-name-complex="Calibri" style:font-name-asian="Noto Sans CJK SC" style:font-relief="none" style:language-asian="zh" style:country-asian="CN" fo:language="en" fo:country="SG" style:text-line-through-mode="continuous" fo:text-shadow="none" style:text-outline="false" fo:font-style="normal" style:text-line-through-type="none" style:text-underline-style="none" style:text-underline-color="font-color" fo:font-weight="normal" fo:font-size="11pt" style:font-name="Calibri"/>
    </style:style>
    <style:style style:name="T13" style:family="text">
      <style:text-properties fo:font-size="11pt" style:font-weight-complex="normal" style:font-name-complex="Calibri" style:font-relief="none" fo:color="#000000" style:text-emphasize="none" style:font-style-complex="normal" style:font-style-asian="normal" style:font-weight-asian="normal" style:font-size-complex="11pt" style:font-size-asian="11pt" style:language-complex="hi" style:country-complex="IN" style:text-overline-style="none" style:text-overline-color="font-color" style:language-asian="zh" style:country-asian="CN" style:font-name-asian="Noto Sans CJK SC" fo:language="en" fo:country="SG" style:text-line-through-mode="continuous" fo:text-shadow="none" style:text-outline="false" fo:font-style="normal" style:text-line-through-type="none" style:text-underline-style="none" style:text-underline-color="font-color" fo:font-weight="normal" style:font-name="Calibri"/>
    </style:style>
    <style:style style:name="T14" style:family="text">
      <style:text-properties style:font-style-complex="normal" fo:font-weight="normal" style:font-name="Calibri" style:text-underline-style="none" style:text-underline-color="font-color" style:text-line-through-type="none" fo:font-style="normal" style:text-outline="false" fo:text-shadow="none" style:text-line-through-mode="continuous" fo:language="en" fo:country="SG" style:font-name-asian="Noto Sans CJK SC" style:language-complex="hi" style:country-complex="IN" style:language-asian="zh" style:country-asian="CN" fo:font-size="11pt" style:font-weight-complex="normal" style:font-size-asian="11pt" style:text-overline-style="none" style:text-overline-color="font-color" style:font-name-complex="Calibri" style:font-relief="none" fo:color="#000000" style:text-emphasize="none" style:font-style-asian="normal" style:font-weight-asian="normal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Robot&quot;;&quot;EM&quot;;&quot;Both&quot;)" table:allow-empty-cell="true" table:display-list="unsorted" table:base-cell-address="'ARCL commands'.C1">
          <table:help-message table:display="true"/>
          <table:error-message table:message-type="stop" table:display="true"/>
        </table:content-validation>
        <table:content-validation table:name="val2" table:condition="of:cell-content-is-in-list(&quot;Hardware&quot;;&quot;Motion&quot;;&quot;Utilities&quot;;&quot;*unsure*&quot;)" table:allow-empty-cell="true" table:display-list="unsorted" table:base-cell-address="'ARCL commands'.D1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visibility="collapse" table:number-columns-repeated="8" table:default-cell-style-name="Default"/>
        <table:table-column table:style-name="co2" table:number-columns-repeated="40" table:default-cell-style-name="Default"/>
        <table:table-column table:style-name="co3" table:number-columns-repeated="975" table:default-cell-style-name="Default"/>
        <table:table-row table:style-name="ro1">
          <table:table-cell table:style-name="ce80" office:value-type="string" calcext:value-type="string">
            <text:p>Tasks</text:p>
          </table:table-cell>
          <table:table-cell table:style-name="ce123" office:value-type="date" office:date-value="2019-07-15" calcext:value-type="date">
            <text:p>Jul 15</text:p>
          </table:table-cell>
          <table:table-cell table:style-name="ce123" table:formula="of:=[.B1]+7" office:value-type="date" office:date-value="2019-07-22" calcext:value-type="date">
            <text:p>Jul 22</text:p>
          </table:table-cell>
          <table:table-cell table:style-name="ce123" table:formula="of:=[.C1]+7" office:value-type="date" office:date-value="2019-07-29" calcext:value-type="date">
            <text:p>Jul 29</text:p>
          </table:table-cell>
          <table:table-cell table:style-name="ce123" table:formula="of:=[.D1]+7" office:value-type="date" office:date-value="2019-08-05" calcext:value-type="date">
            <text:p>Aug 05</text:p>
          </table:table-cell>
          <table:table-cell table:style-name="ce123" table:formula="of:=[.E1]+7" office:value-type="date" office:date-value="2019-08-12" calcext:value-type="date">
            <text:p>Aug 12</text:p>
          </table:table-cell>
          <table:table-cell table:style-name="ce123" table:formula="of:=[.F1]+7" office:value-type="date" office:date-value="2019-08-19" calcext:value-type="date">
            <text:p>Aug 19</text:p>
          </table:table-cell>
          <table:table-cell table:style-name="ce123" table:formula="of:=[.G1]+7" office:value-type="date" office:date-value="2019-08-26" calcext:value-type="date">
            <text:p>Aug 26</text:p>
          </table:table-cell>
          <table:table-cell table:style-name="ce123" table:formula="of:=[.H1]+7" office:value-type="date" office:date-value="2019-09-02" calcext:value-type="date">
            <text:p>Sep 02</text:p>
          </table:table-cell>
          <table:table-cell table:style-name="ce123" table:formula="of:=[.I1]+7" office:value-type="date" office:date-value="2019-09-09" calcext:value-type="date">
            <text:p>Sep 09</text:p>
          </table:table-cell>
          <table:table-cell table:style-name="ce123" table:formula="of:=[.J1]+7" office:value-type="date" office:date-value="2019-09-16" calcext:value-type="date">
            <text:p>Sep 16</text:p>
          </table:table-cell>
          <table:table-cell table:style-name="ce123" table:formula="of:=[.K1]+7" office:value-type="date" office:date-value="2019-09-23" calcext:value-type="date">
            <text:p>Sep 23</text:p>
          </table:table-cell>
          <table:table-cell table:style-name="ce123" table:formula="of:=[.L1]+7" office:value-type="date" office:date-value="2019-09-30" calcext:value-type="date">
            <text:p>Sep 30</text:p>
          </table:table-cell>
          <table:table-cell table:style-name="ce123" table:formula="of:=[.M1]+7" office:value-type="date" office:date-value="2019-10-07" calcext:value-type="date">
            <text:p>Oct 07</text:p>
          </table:table-cell>
          <table:table-cell table:style-name="ce129" table:formula="of:=[.N1]+7" office:value-type="date" office:date-value="2019-10-14" calcext:value-type="date">
            <text:p>Oct 14</text:p>
          </table:table-cell>
          <table:table-cell table:style-name="ce123" table:formula="of:=[.O1]+7" office:value-type="date" office:date-value="2019-10-21" calcext:value-type="date">
            <text:p>Oct 21</text:p>
          </table:table-cell>
          <table:table-cell table:style-name="ce123" table:formula="of:=[.P1]+7" office:value-type="date" office:date-value="2019-10-28" calcext:value-type="date">
            <text:p>Oct 28</text:p>
          </table:table-cell>
          <table:table-cell table:style-name="ce123" table:formula="of:=[.Q1]+7" office:value-type="date" office:date-value="2019-11-04" calcext:value-type="date">
            <text:p>Nov 04</text:p>
          </table:table-cell>
          <table:table-cell table:style-name="ce123" table:formula="of:=[.R1]+7" office:value-type="date" office:date-value="2019-11-11" calcext:value-type="date">
            <text:p>Nov 11</text:p>
          </table:table-cell>
          <table:table-cell table:style-name="ce123" table:formula="of:=[.S1]+7" office:value-type="date" office:date-value="2019-11-18" calcext:value-type="date">
            <text:p>Nov 18</text:p>
          </table:table-cell>
          <table:table-cell table:style-name="ce123" table:formula="of:=[.T1]+7" office:value-type="date" office:date-value="2019-11-25" calcext:value-type="date">
            <text:p>Nov 25</text:p>
          </table:table-cell>
          <table:table-cell table:style-name="ce123" table:formula="of:=[.U1]+7" office:value-type="date" office:date-value="2019-12-02" calcext:value-type="date">
            <text:p>Dec 02</text:p>
          </table:table-cell>
          <table:table-cell table:style-name="ce123" table:formula="of:=[.V1]+7" office:value-type="date" office:date-value="2019-12-09" calcext:value-type="date">
            <text:p>Dec 09</text:p>
          </table:table-cell>
          <table:table-cell table:style-name="ce123" table:formula="of:=[.W1]+7" office:value-type="date" office:date-value="2019-12-16" calcext:value-type="date">
            <text:p>Dec 16</text:p>
          </table:table-cell>
          <table:table-cell table:style-name="ce123" table:formula="of:=[.X1]+7" office:value-type="date" office:date-value="2019-12-23" calcext:value-type="date">
            <text:p>Dec 23</text:p>
          </table:table-cell>
          <table:table-cell table:style-name="ce123" table:formula="of:=[.Y1]+7" office:value-type="date" office:date-value="2019-12-30" calcext:value-type="date">
            <text:p>Dec 30</text:p>
          </table:table-cell>
          <table:table-cell table:style-name="ce123" table:formula="of:=[.Z1]+7" office:value-type="date" office:date-value="2020-01-06" calcext:value-type="date">
            <text:p>Jan 06</text:p>
          </table:table-cell>
          <table:table-cell table:style-name="ce123" table:formula="of:=[.AA1]+7" office:value-type="date" office:date-value="2020-01-13" calcext:value-type="date">
            <text:p>Jan 13</text:p>
          </table:table-cell>
          <table:table-cell table:style-name="ce123" table:formula="of:=[.AB1]+7" office:value-type="date" office:date-value="2020-01-20" calcext:value-type="date">
            <text:p>Jan 20</text:p>
          </table:table-cell>
          <table:table-cell table:style-name="ce123" table:formula="of:=[.AC1]+7" office:value-type="date" office:date-value="2020-01-27" calcext:value-type="date">
            <text:p>Jan 27</text:p>
          </table:table-cell>
          <table:table-cell table:style-name="ce123"/>
          <table:table-cell table:style-name="ce80" table:number-columns-repeated="993"/>
        </table:table-row>
        <table:table-row table:style-name="ro1">
          <table:table-cell table:style-name="ce82" office:value-type="string" calcext:value-type="string">
            <text:p>Pre-internship setup</text:p>
          </table:table-cell>
          <table:table-cell table:style-name="ce125" table:number-columns-repeated="30"/>
          <table:table-cell table:style-name="ce82" table:number-columns-repeated="993"/>
        </table:table-row>
        <table:table-row table:style-name="ro1">
          <table:table-cell office:value-type="string" calcext:value-type="string">
            <text:p>Familiarization with ROS2.0</text:p>
          </table:table-cell>
          <table:table-cell table:style-name="ce126" table:number-columns-repeated="8"/>
          <table:table-cell table:number-columns-repeated="1015"/>
        </table:table-row>
        <table:table-row table:style-name="ro1">
          <table:table-cell table:style-name="ce101" office:value-type="string" calcext:value-type="string">
            <text:p>+ Install ROS2.0 on Windows or Ubuntu</text:p>
          </table:table-cell>
          <table:table-cell table:style-name="ce127" table:number-columns-repeated="9"/>
          <table:table-cell table:number-columns-repeated="1014"/>
        </table:table-row>
        <table:table-row table:style-name="ro1">
          <table:table-cell table:style-name="ce101" office:value-type="string" calcext:value-type="string">
            <text:p>+ Import LD robot 3D model</text:p>
          </table:table-cell>
          <table:table-cell table:style-name="ce127" table:number-columns-repeated="9"/>
          <table:table-cell table:number-columns-repeated="1014"/>
        </table:table-row>
        <table:table-row table:style-name="ro1">
          <table:table-cell table:style-name="ce101" office:value-type="string" calcext:value-type="string">
            <text:p>+ Jog LD robot (teleop)</text:p>
          </table:table-cell>
          <table:table-cell table:style-name="ce127" table:number-columns-repeated="9"/>
          <table:table-cell table:number-columns-repeated="1014"/>
        </table:table-row>
        <table:table-row table:style-name="ro1">
          <table:table-cell/>
          <table:table-cell table:style-name="ce127" table:number-columns-repeated="9"/>
          <table:table-cell table:number-columns-repeated="1014"/>
        </table:table-row>
        <table:table-row table:style-name="ro1">
          <table:table-cell table:style-name="ce113" office:value-type="string" calcext:value-type="string">
            <text:p>Visited ARTC to find out more about membership and training</text:p>
          </table:table-cell>
          <table:table-cell/>
          <table:table-cell table:style-name="ce126"/>
          <table:table-cell table:number-columns-repeated="1021"/>
        </table:table-row>
        <table:table-row table:style-name="ro2">
          <table:table-cell table:style-name="ce114" office:value-type="string" calcext:value-type="string">
            <text:p>- <text:span text:style-name="T1">Membership rates for projects</text:span></text:p>
            <text:p><text:span text:style-name="T2">- </text:span><text:span text:style-name="T3">Participation in pre-competitive shared projects advancing ROS for industry-specific applications</text:span></text:p>
            <text:p><text:span text:style-name="T4">- Full membership: Voting of priorities for shared projects</text:span></text:p>
            <text:p><text:span text:style-name="T5">- Up to 3 free ROS trainings per year (</text:span><text:span text:style-name="T6">2 for associate member</text:span><text:span text:style-name="T7">)</text:span></text:p>
            <text:p><text:span text:style-name="T5">- Up to 3 free seats for the Annual Workshop (</text:span><text:span text:style-name="T6">2 for associate member</text:span><text:span text:style-name="T7">)</text:span></text:p>
            <text:p><text:span text:style-name="T4">- Full membership gets automatic associate tier access to the Europe and Americas regions as well – you could join their conference, send staff in these regions to their training, and participate in their pre-competitive projects</text:span></text:p>
            <text:p><text:span text:style-name="T4">SGD7000/year for associate membership, pro-rated, 4k cash</text:span></text:p>
            <text:p><text:span text:style-name="T4">Architecture advice is SGD125/hour: 8h*2days*10weeks = 160h = SGD20k</text:span></text:p>
            <text:p/>
          </table:table-cell>
          <table:table-cell/>
          <table:table-cell table:style-name="ce127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15" office:value-type="string" calcext:value-type="string">
            <text:p>Engagement roadma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S 1.0 training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entor intern when writing ROS layer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&amp;G pj using LD250 to move dru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RT engagement?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6" office:value-type="string" calcext:value-type="string">
            <text:p>Start of internship</text:p>
          </table:table-cell>
          <table:table-cell table:number-columns-repeated="8"/>
          <table:table-cell table:style-name="ce127"/>
          <table:table-cell table:number-columns-repeated="1014"/>
        </table:table-row>
        <table:table-row table:style-name="ro1">
          <table:table-cell office:value-type="string" calcext:value-type="string">
            <text:p>Install Ubuntu ROS1.0 and Windows ROS 2.0 on T440 laptop</text:p>
          </table:table-cell>
          <table:table-cell table:number-columns-repeated="8"/>
          <table:table-cell table:style-name="ce126"/>
          <table:table-cell table:number-columns-repeated="1014"/>
        </table:table-row>
        <table:table-row table:style-name="ro1">
          <table:table-cell office:value-type="string" calcext:value-type="string">
            <text:p>Introduce existing ROS packages with Omron robots for exploration</text:p>
          </table:table-cell>
          <table:table-cell table:number-columns-repeated="8"/>
          <table:table-cell table:style-name="ce126" table:number-columns-repeated="2"/>
          <table:table-cell table:number-columns-repeated="1013"/>
        </table:table-row>
        <table:table-row table:style-name="ro1">
          <table:table-cell table:style-name="ce113" office:value-type="string" calcext:value-type="string">
            <text:p>ROS-I Developer's Training 24-27/9 - Basic+Advanced  <text:span text:style-name="T8">SGD950each</text:span></text:p>
          </table:table-cell>
          <table:table-cell/>
          <table:table-cell table:style-name="ce127"/>
          <table:table-cell table:number-columns-repeated="8"/>
          <table:table-cell table:style-name="ce126"/>
          <table:table-cell table:number-columns-repeated="1012"/>
        </table:table-row>
        <table:table-row table:style-name="ro1">
          <table:table-cell table:style-name="ce113"/>
          <table:table-cell/>
          <table:table-cell table:style-name="ce127"/>
          <table:table-cell table:number-columns-repeated="8"/>
          <table:table-cell table:style-name="ce127"/>
          <table:table-cell table:number-columns-repeated="1012"/>
        </table:table-row>
        <table:table-row table:style-name="ro1">
          <table:table-cell table:style-name="ce115" office:value-type="string" calcext:value-type="string">
            <text:p>ROS for LD robots</text:p>
          </table:table-cell>
          <table:table-cell table:number-columns-repeated="8"/>
          <table:table-cell table:style-name="ce127"/>
          <table:table-cell table:number-columns-repeated="1014"/>
        </table:table-row>
        <table:table-row table:style-name="ro1">
          <table:table-cell office:value-type="string" calcext:value-type="string">
            <text:p>Understand how LD robot works (attach to Rajaram)</text:p>
          </table:table-cell>
          <table:table-cell table:number-columns-repeated="8"/>
          <table:table-cell table:style-name="ce126" table:number-columns-repeated="2"/>
          <table:table-cell table:style-name="ce127"/>
          <table:table-cell table:number-columns-repeated="1012"/>
        </table:table-row>
        <table:table-row table:style-name="ro1">
          <table:table-cell office:value-type="string" calcext:value-type="string">
            <text:p>Learn ARCL commands</text:p>
          </table:table-cell>
          <table:table-cell table:number-columns-repeated="8"/>
          <table:table-cell table:style-name="ce126" table:number-columns-repeated="2"/>
          <table:table-cell table:style-name="ce127"/>
          <table:table-cell table:number-columns-repeated="1012"/>
        </table:table-row>
        <table:table-row table:style-name="ro1">
          <table:table-cell office:value-type="string" calcext:value-type="string">
            <text:p>Choose ARCL functions to create ROS publishers</text:p>
          </table:table-cell>
          <table:table-cell table:number-columns-repeated="10"/>
          <table:table-cell table:style-name="ce127" table:number-columns-repeated="2"/>
          <table:table-cell table:style-name="ce126" table:number-columns-repeated="3"/>
          <table:table-cell table:style-name="ce127"/>
          <table:table-cell table:number-columns-repeated="1007"/>
        </table:table-row>
        <table:table-row table:style-name="ro1">
          <table:table-cell office:value-type="string" calcext:value-type="string">
            <text:p>Able to write script to move LD robot a relative distance and to a pre-taught goal</text:p>
          </table:table-cell>
          <table:table-cell table:number-columns-repeated="10"/>
          <table:table-cell table:style-name="ce127" table:number-columns-repeated="4"/>
          <table:table-cell/>
          <table:table-cell table:style-name="ce126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Documentation and upload to GTKS (how can NSCs/customers use it)</text:p>
          </table:table-cell>
          <table:table-cell table:number-columns-repeated="13"/>
          <table:table-cell table:style-name="ce127" table:number-columns-repeated="2"/>
          <table:table-cell table:number-columns-repeated="2"/>
          <table:table-cell table:style-name="ce126"/>
          <table:table-cell table:number-columns-repeated="1005"/>
        </table:table-row>
        <table:table-row table:style-name="ro1">
          <table:table-cell table:number-columns-repeated="14"/>
          <table:table-cell table:style-name="ce127" table:number-columns-repeated="2"/>
          <table:table-cell table:number-columns-repeated="1008"/>
        </table:table-row>
        <table:table-row table:style-name="ro1">
          <table:table-cell table:style-name="ce115" office:value-type="string" calcext:value-type="string">
            <text:p>ROS for TM robots (TM5-7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y TM ROS1.0 package available online</text:p>
          </table:table-cell>
          <table:table-cell table:number-columns-repeated="16"/>
          <table:table-cell table:style-name="ce127" table:number-columns-repeated="2"/>
          <table:table-cell table:style-name="ce126" table:number-columns-repeated="2"/>
          <table:table-cell table:number-columns-repeated="1003"/>
        </table:table-row>
        <table:table-row table:style-name="ro1">
          <table:table-cell table:style-name="ce121" office:value-type="string" calcext:value-type="string">
            <text:p><text:a xlink:href="https://github.com/kentsai0319/techman_robot" xlink:type="simple">https://github.com/kentsai0319/techman_robot</text:a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un Mobile Manipulator with ROS</text:p>
          </table:table-cell>
          <table:table-cell table:number-columns-repeated="21"/>
          <table:table-cell table:style-name="ce126" table:number-columns-repeated="3"/>
          <table:table-cell table:number-columns-repeated="99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5" office:value-type="string" calcext:value-type="string">
            <text:p>ROS for Sysma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arn to write PLC programs on Sysmac Studio</text:p>
          </table:table-cell>
          <table:table-cell table:number-columns-repeated="24"/>
          <table:table-cell table:style-name="ce126"/>
          <table:table-cell table:style-name="ce127" table:number-columns-repeated="2"/>
          <table:table-cell table:number-columns-repeated="996"/>
        </table:table-row>
        <table:table-row table:style-name="ro1">
          <table:table-cell office:value-type="string" calcext:value-type="string">
            <text:p>Write FB to talk to ROS packages</text:p>
          </table:table-cell>
          <table:table-cell table:number-columns-repeated="25"/>
          <table:table-cell table:style-name="ce126" table:number-columns-repeated="2"/>
          <table:table-cell table:number-columns-repeated="996"/>
        </table:table-row>
        <table:table-row table:style-name="ro1">
          <table:table-cell office:value-type="string" calcext:value-type="string">
            <text:p>Perform pick and place with Viper</text:p>
          </table:table-cell>
          <table:table-cell table:number-columns-repeated="27"/>
          <table:table-cell table:style-name="ce126"/>
          <table:table-cell table:number-columns-repeated="995"/>
        </table:table-row>
        <table:table-row table:style-name="ro1">
          <table:table-cell office:value-type="string" calcext:value-type="string">
            <text:p>Documentation and upload to GTKS (how can NSCs/customers use it)</text:p>
          </table:table-cell>
          <table:table-cell table:number-columns-repeated="27"/>
          <table:table-cell table:style-name="ce127"/>
          <table:table-cell table:style-name="ce126"/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 table:visibility="collapse">
          <table:table-cell table:style-name="ce115" office:value-type="string" calcext:value-type="string">
            <text:p>Drone with LD robots</text:p>
          </table:table-cell>
          <table:table-cell table:number-columns-repeated="1023"/>
        </table:table-row>
        <table:table-row table:style-name="ro1" table:visibility="collapse">
          <table:table-cell office:value-type="string" calcext:value-type="string">
            <text:p>Try autonomous navigation of drone with ROS</text:p>
          </table:table-cell>
          <table:table-cell table:number-columns-repeated="21"/>
          <table:table-cell table:style-name="ce126" table:number-columns-repeated="2"/>
          <table:table-cell table:number-columns-repeated="1000"/>
        </table:table-row>
        <table:table-row table:style-name="ro1" table:visibility="collapse">
          <table:table-cell office:value-type="string" calcext:value-type="string">
            <text:p>Integrate LD navigation with drone action</text:p>
          </table:table-cell>
          <table:table-cell table:number-columns-repeated="21"/>
          <table:table-cell table:style-name="ce127"/>
          <table:table-cell table:style-name="ce126" table:number-columns-repeated="2"/>
          <table:table-cell table:number-columns-repeated="999"/>
        </table:table-row>
        <table:table-row table:style-name="ro1" table:visibility="collapse">
          <table:table-cell office:value-type="string" calcext:value-type="string">
            <text:p>Test in lab</text:p>
          </table:table-cell>
          <table:table-cell table:number-columns-repeated="22"/>
          <table:table-cell table:style-name="ce127"/>
          <table:table-cell table:style-name="ce126" table:number-columns-repeated="2"/>
          <table:table-cell table:number-columns-repeated="998"/>
        </table:table-row>
        <table:table-row table:style-name="ro1" table:visibility="collapse">
          <table:table-cell office:value-type="string" calcext:value-type="string">
            <text:p>Documentation and upload to GTKS (how can NSCs/customers use it)</text:p>
          </table:table-cell>
          <table:table-cell table:number-columns-repeated="25"/>
          <table:table-cell table:style-name="ce126"/>
          <table:table-cell table:number-columns-repeated="997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115" office:value-type="string" calcext:value-type="string">
            <text:p>ROS links</text:p>
          </table:table-cell>
          <table:table-cell table:number-columns-repeated="1023"/>
        </table:table-row>
        <table:table-row table:style-name="ro1">
          <table:table-cell table:style-name="ce122" office:value-type="string" calcext:value-type="string">
            <text:p><text:a xlink:href="https://index.ros.org/doc/ros2/" xlink:type="simple">https://index.ros.org/doc/ros2/</text:a></text:p>
          </table:table-cell>
          <table:table-cell table:number-columns-repeated="1023"/>
        </table:table-row>
        <table:table-row table:style-name="ro1">
          <table:table-cell table:style-name="ce122" office:value-type="string" calcext:value-type="string">
            <text:p><text:a xlink:href="https://index.ros.org/doc/ros2/Tutorials/" xlink:type="simple">https://index.ros.org/doc/ros2/Tutorials/</text:a></text:p>
          </table:table-cell>
          <table:table-cell table:number-columns-repeated="1023"/>
        </table:table-row>
        <table:table-row table:style-name="ro1">
          <table:table-cell table:style-name="ce122" office:value-type="string" calcext:value-type="string">
            <text:p><text:a xlink:href="https://index.ros.org/doc/ros2/Installation/Dashing/" xlink:type="simple">https://index.ros.org/doc/ros2/Installation/Dashing/</text:a></text:p>
          </table:table-cell>
          <table:table-cell table:number-columns-repeated="1023"/>
        </table:table-row>
        <table:table-row table:style-name="ro1">
          <table:table-cell table:style-name="ce121" office:value-type="string" calcext:value-type="string">
            <text:p><text:a xlink:href="http://wiki.ros.org/navigation/Tutorials/RobotSetup" xlink:type="simple">http://wiki.ros.org/navigation/Tutorials/RobotSetup</text:a></text:p>
          </table:table-cell>
          <table:table-cell table:number-columns-repeated="1023"/>
        </table:table-row>
        <table:table-row table:style-name="ro1">
          <table:table-cell table:style-name="ce121" office:value-type="string" calcext:value-type="string">
            <text:p><text:a xlink:href="https://github.com/cse481wi18/cse481wi18/wiki/Lab-15%3A-Driving-with-odometry" xlink:type="simple">https://github.com/cse481wi18/cse481wi18/wiki/Lab-15%3A-Driving-with-odometry</text:a></text:p>
          </table:table-cell>
          <table:table-cell table:number-columns-repeated="1023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 - Matthew" table:style-name="ta2">
        <table:table-column table:style-name="co4" table:default-cell-style-name="ce134"/>
        <table:table-column table:style-name="co5" table:default-cell-style-name="ce134"/>
        <table:table-column table:style-name="co6" table:default-cell-style-name="ce134"/>
        <table:table-column table:style-name="co7" table:number-columns-repeated="2" table:default-cell-style-name="Default"/>
        <table:table-column table:style-name="co7" table:default-cell-style-name="ce156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7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default-cell-style-name="Default"/>
        <table:table-column table:style-name="co7" table:number-columns-repeated="2" table:default-cell-style-name="ce172"/>
        <table:table-column table:style-name="co7" table:default-cell-style-name="Default"/>
        <table:table-column table:style-name="co7" table:default-cell-style-name="ce161"/>
        <table:table-column table:style-name="co7" table:default-cell-style-name="Default"/>
        <table:table-column table:style-name="co7" table:number-columns-repeated="2" table:default-cell-style-name="ce172"/>
        <table:table-column table:style-name="co7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76"/>
        <table:table-column table:style-name="co7" table:default-cell-style-name="ce172"/>
        <table:table-column table:style-name="co7" table:number-columns-repeated="3" table:default-cell-style-name="Default"/>
        <table:table-column table:style-name="co7" table:default-cell-style-name="ce167"/>
        <table:table-column table:style-name="co7" table:number-columns-repeated="4" table:default-cell-style-name="Default"/>
        <table:table-column table:style-name="co7" table:default-cell-style-name="ce156"/>
        <table:table-column table:style-name="co7" table:number-columns-repeated="6" table:default-cell-style-name="Default"/>
        <table:table-column table:style-name="co3" table:number-columns-repeated="941" table:default-cell-style-name="Default"/>
        <table:table-row table:style-name="ro1">
          <table:table-cell table:style-name="ce130" table:number-columns-repeated="3"/>
          <table:table-cell table:style-name="ce26" office:value-type="string" calcext:value-type="string" table:number-columns-spanned="3" table:number-rows-spanned="1">
            <text:p>October</text:p>
          </table:table-cell>
          <table:covered-table-cell table:style-name="ce29"/>
          <table:covered-table-cell table:style-name="ce26"/>
          <table:table-cell table:style-name="ce35" office:value-type="string" calcext:value-type="string" table:number-columns-spanned="21" table:number-rows-spanned="1">
            <text:p>November</text:p>
          </table:table-cell>
          <table:covered-table-cell table:number-columns-repeated="19" table:style-name="ce29"/>
          <table:covered-table-cell table:style-name="ce26"/>
          <table:table-cell table:style-name="ce35" office:value-type="string" calcext:value-type="string" table:number-columns-spanned="22" table:number-rows-spanned="1">
            <text:p>December</text:p>
          </table:table-cell>
          <table:covered-table-cell table:number-columns-repeated="20" table:style-name="ce29"/>
          <table:covered-table-cell table:style-name="ce26"/>
          <table:table-cell table:style-name="ce35" office:value-type="string" calcext:value-type="string" table:number-columns-spanned="23" table:number-rows-spanned="1">
            <text:p>January</text:p>
          </table:table-cell>
          <table:covered-table-cell table:number-columns-repeated="21" table:style-name="ce29"/>
          <table:covered-table-cell table:style-name="ce26"/>
          <table:table-cell table:style-name="ce29" office:value-type="string" calcext:value-type="string" table:number-columns-spanned="5" table:number-rows-spanned="1">
            <text:p>February</text:p>
          </table:table-cell>
          <table:covered-table-cell table:number-columns-repeated="4" table:style-name="ce29"/>
          <table:table-cell table:style-name="ce178" table:number-columns-repeated="947"/>
        </table:table-row>
        <table:table-row table:style-name="ro1">
          <table:table-cell table:style-name="ce133" table:number-columns-repeated="3"/>
          <table:table-cell table:style-name="ce150" office:value-type="float" office:value="29" calcext:value-type="float">
            <text:p>29</text:p>
          </table:table-cell>
          <table:table-cell table:style-name="ce150" office:value-type="float" office:value="30" calcext:value-type="float">
            <text:p>30</text:p>
          </table:table-cell>
          <table:table-cell table:style-name="ce154" office:value-type="float" office:value="31" calcext:value-type="float">
            <text:p>31</text:p>
          </table:table-cell>
          <table:table-cell table:style-name="ce160" office:value-type="float" office:value="1" calcext:value-type="float">
            <text:p>1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float" office:value="6" calcext:value-type="float">
            <text:p>6</text:p>
          </table:table-cell>
          <table:table-cell table:style-name="ce150" office:value-type="float" office:value="7" calcext:value-type="float">
            <text:p>7</text:p>
          </table:table-cell>
          <table:table-cell table:style-name="ce160" office:value-type="float" office:value="8" calcext:value-type="float">
            <text:p>8</text:p>
          </table:table-cell>
          <table:table-cell table:style-name="ce150" office:value-type="float" office:value="11" calcext:value-type="float">
            <text:p>11</text:p>
          </table:table-cell>
          <table:table-cell table:style-name="ce150" office:value-type="float" office:value="12" calcext:value-type="float">
            <text:p>12</text:p>
          </table:table-cell>
          <table:table-cell table:style-name="ce150" office:value-type="float" office:value="13" calcext:value-type="float">
            <text:p>13</text:p>
          </table:table-cell>
          <table:table-cell table:style-name="ce150" office:value-type="float" office:value="14" calcext:value-type="float">
            <text:p>14</text:p>
          </table:table-cell>
          <table:table-cell table:style-name="ce160" office:value-type="float" office:value="15" calcext:value-type="float">
            <text:p>15</text:p>
          </table:table-cell>
          <table:table-cell table:style-name="ce150" office:value-type="float" office:value="18" calcext:value-type="float">
            <text:p>18</text:p>
          </table:table-cell>
          <table:table-cell table:style-name="ce150" office:value-type="float" office:value="19" calcext:value-type="float">
            <text:p>19</text:p>
          </table:table-cell>
          <table:table-cell table:style-name="ce150" office:value-type="float" office:value="20" calcext:value-type="float">
            <text:p>20</text:p>
          </table:table-cell>
          <table:table-cell table:style-name="ce150" office:value-type="float" office:value="21" calcext:value-type="float">
            <text:p>21</text:p>
          </table:table-cell>
          <table:table-cell table:style-name="ce160" office:value-type="float" office:value="22" calcext:value-type="float">
            <text:p>22</text:p>
          </table:table-cell>
          <table:table-cell table:style-name="ce150" office:value-type="float" office:value="25" calcext:value-type="float">
            <text:p>25</text:p>
          </table:table-cell>
          <table:table-cell table:style-name="ce150" office:value-type="float" office:value="26" calcext:value-type="float">
            <text:p>26</text:p>
          </table:table-cell>
          <table:table-cell table:style-name="ce150" office:value-type="float" office:value="27" calcext:value-type="float">
            <text:p>27</text:p>
          </table:table-cell>
          <table:table-cell table:style-name="ce150" office:value-type="float" office:value="28" calcext:value-type="float">
            <text:p>28</text:p>
          </table:table-cell>
          <table:table-cell table:style-name="ce155" office:value-type="float" office:value="29" calcext:value-type="float">
            <text:p>29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5" calcext:value-type="float">
            <text:p>5</text:p>
          </table:table-cell>
          <table:table-cell table:style-name="ce160" office:value-type="float" office:value="6" calcext:value-type="float">
            <text:p>6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float" office:value="11" calcext:value-type="float">
            <text:p>11</text:p>
          </table:table-cell>
          <table:table-cell table:style-name="ce150" office:value-type="float" office:value="12" calcext:value-type="float">
            <text:p>12</text:p>
          </table:table-cell>
          <table:table-cell table:style-name="ce160" office:value-type="float" office:value="13" calcext:value-type="float">
            <text:p>13</text:p>
          </table:table-cell>
          <table:table-cell table:style-name="ce150" office:value-type="float" office:value="16" calcext:value-type="float">
            <text:p>16</text:p>
          </table:table-cell>
          <table:table-cell table:style-name="ce150" office:value-type="float" office:value="17" calcext:value-type="float">
            <text:p>17</text:p>
          </table:table-cell>
          <table:table-cell table:style-name="ce150" office:value-type="float" office:value="18" calcext:value-type="float">
            <text:p>18</text:p>
          </table:table-cell>
          <table:table-cell table:style-name="ce150" office:value-type="float" office:value="19" calcext:value-type="float">
            <text:p>19</text:p>
          </table:table-cell>
          <table:table-cell table:style-name="ce160" office:value-type="float" office:value="20" calcext:value-type="float">
            <text:p>20</text:p>
          </table:table-cell>
          <table:table-cell table:style-name="ce150" office:value-type="float" office:value="23" calcext:value-type="float">
            <text:p>23</text:p>
          </table:table-cell>
          <table:table-cell table:style-name="ce171" office:value-type="float" office:value="24" calcext:value-type="float">
            <text:p>24</text:p>
          </table:table-cell>
          <table:table-cell table:style-name="ce171" office:value-type="float" office:value="25" calcext:value-type="float">
            <text:p>25</text:p>
          </table:table-cell>
          <table:table-cell table:style-name="ce150" office:value-type="float" office:value="26" calcext:value-type="float">
            <text:p>26</text:p>
          </table:table-cell>
          <table:table-cell table:style-name="ce160" office:value-type="float" office:value="27" calcext:value-type="float">
            <text:p>27</text:p>
          </table:table-cell>
          <table:table-cell table:style-name="ce150" office:value-type="float" office:value="30" calcext:value-type="float">
            <text:p>30</text:p>
          </table:table-cell>
          <table:table-cell table:style-name="ce173" office:value-type="float" office:value="31" calcext:value-type="float">
            <text:p>31</text:p>
          </table:table-cell>
          <table:table-cell table:style-name="ce171" office:value-type="float" office:value="1" calcext:value-type="float">
            <text:p>1</text:p>
          </table:table-cell>
          <table:table-cell table:style-name="ce150" office:value-type="float" office:value="2" calcext:value-type="float">
            <text:p>2</text:p>
          </table:table-cell>
          <table:table-cell table:style-name="ce160" office:value-type="float" office:value="3" calcext:value-type="float">
            <text:p>3</text:p>
          </table:table-cell>
          <table:table-cell table:style-name="ce150" office:value-type="float" office:value="6" calcext:value-type="float">
            <text:p>6</text:p>
          </table:table-cell>
          <table:table-cell table:style-name="ce150" office:value-type="float" office:value="7" calcext:value-type="float">
            <text:p>7</text:p>
          </table:table-cell>
          <table:table-cell table:style-name="ce150" office:value-type="float" office:value="8" calcext:value-type="float">
            <text:p>8</text:p>
          </table:table-cell>
          <table:table-cell table:style-name="ce150" office:value-type="float" office:value="9" calcext:value-type="float">
            <text:p>9</text:p>
          </table:table-cell>
          <table:table-cell table:style-name="ce160" office:value-type="float" office:value="10" calcext:value-type="float">
            <text:p>10</text:p>
          </table:table-cell>
          <table:table-cell table:style-name="ce150" office:value-type="float" office:value="13" calcext:value-type="float">
            <text:p>13</text:p>
          </table:table-cell>
          <table:table-cell table:style-name="ce150" office:value-type="float" office:value="14" calcext:value-type="float">
            <text:p>14</text:p>
          </table:table-cell>
          <table:table-cell table:style-name="ce150" office:value-type="float" office:value="15" calcext:value-type="float">
            <text:p>15</text:p>
          </table:table-cell>
          <table:table-cell table:style-name="ce150" office:value-type="float" office:value="16" calcext:value-type="float">
            <text:p>16</text:p>
          </table:table-cell>
          <table:table-cell table:style-name="ce160" office:value-type="float" office:value="17" calcext:value-type="float">
            <text:p>17</text:p>
          </table:table-cell>
          <table:table-cell table:style-name="ce150" office:value-type="float" office:value="20" calcext:value-type="float">
            <text:p>20</text:p>
          </table:table-cell>
          <table:table-cell table:style-name="ce150" office:value-type="float" office:value="21" calcext:value-type="float">
            <text:p>21</text:p>
          </table:table-cell>
          <table:table-cell table:style-name="ce150" office:value-type="float" office:value="22" calcext:value-type="float">
            <text:p>22</text:p>
          </table:table-cell>
          <table:table-cell table:style-name="ce150" office:value-type="float" office:value="23" calcext:value-type="float">
            <text:p>23</text:p>
          </table:table-cell>
          <table:table-cell table:style-name="ce175" office:value-type="float" office:value="24" calcext:value-type="float">
            <text:p>24</text:p>
          </table:table-cell>
          <table:table-cell table:style-name="ce171" office:value-type="float" office:value="27" calcext:value-type="float">
            <text:p>27</text:p>
          </table:table-cell>
          <table:table-cell table:style-name="ce150" office:value-type="float" office:value="28" calcext:value-type="float">
            <text:p>28</text:p>
          </table:table-cell>
          <table:table-cell table:style-name="ce150" office:value-type="float" office:value="29" calcext:value-type="float">
            <text:p>29</text:p>
          </table:table-cell>
          <table:table-cell table:style-name="ce150" office:value-type="float" office:value="30" calcext:value-type="float">
            <text:p>30</text:p>
          </table:table-cell>
          <table:table-cell table:style-name="ce155" office:value-type="float" office:value="31" calcext:value-type="float">
            <text:p>31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float" office:value="6" calcext:value-type="float">
            <text:p>6</text:p>
          </table:table-cell>
          <table:table-cell table:style-name="ce177" office:value-type="float" office:value="7" calcext:value-type="float">
            <text:p>7</text:p>
          </table:table-cell>
          <table:table-cell table:style-name="ce150" table:number-columns-repeated="947"/>
        </table:table-row>
        <table:table-row table:style-name="ro3">
          <table:table-cell table:style-name="ce133"/>
          <table:table-cell table:style-name="ce135" office:value-type="string" calcext:value-type="string">
            <text:p>Task</text:p>
          </table:table-cell>
          <table:table-cell table:style-name="ce133" office:value-type="string" calcext:value-type="string">
            <text:p>Output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5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55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71" office:value-type="string" calcext:value-type="string">
            <text:p>T</text:p>
          </table:table-cell>
          <table:table-cell table:style-name="ce171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74" office:value-type="string" calcext:value-type="string">
            <text:p>T</text:p>
          </table:table-cell>
          <table:table-cell table:style-name="ce171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75" office:value-type="string" calcext:value-type="string">
            <text:p>F</text:p>
          </table:table-cell>
          <table:table-cell table:style-name="ce171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55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77" office:value-type="string" calcext:value-type="string">
            <text:p>F</text:p>
          </table:table-cell>
          <table:table-cell table:style-name="ce150" table:number-columns-repeated="947"/>
        </table:table-row>
        <table:table-row table:style-name="ro1">
          <table:table-cell/>
          <table:table-cell table:style-name="ce136" office:value-type="string" calcext:value-type="string">
            <text:p>LD Robot</text:p>
          </table:table-cell>
          <table:table-cell table:number-columns-repeated="1022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38" office:value-type="string" calcext:value-type="string">
            <text:p>Draft out ROS diagram with nodes, topics for ARCL 'status' command</text:p>
          </table:table-cell>
          <table:table-cell table:style-name="ce145" office:value-type="string" calcext:value-type="string">
            <text:p>Diagram of package with nodes and topics</text:p>
            <text:p>ROS package with correct structure and files</text:p>
          </table:table-cell>
          <table:table-cell table:style-name="ce152"/>
          <table:table-cell table:number-columns-repeated="1020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139" office:value-type="string" calcext:value-type="string">
            <text:p>Create package with publishers for ARCL 'status' command</text:p>
          </table:table-cell>
          <table:table-cell table:style-name="ce145" office:value-type="string" calcext:value-type="string">
            <text:p>One node that publishes 5 topics - Status; BatteryVoltage; Location; LocalizationScore; Temperature</text:p>
          </table:table-cell>
          <table:table-cell/>
          <table:table-cell table:style-name="ce152"/>
          <table:table-cell table:number-columns-repeated="1019"/>
        </table:table-row>
        <table:table-row table:style-name="ro6">
          <table:table-cell office:value-type="float" office:value="3" calcext:value-type="float">
            <text:p>3</text:p>
          </table:table-cell>
          <table:table-cell table:style-name="ce139" office:value-type="string" calcext:value-type="string">
            <text:p>Split ARCL commands into topics, services or actions</text:p>
          </table:table-cell>
          <table:table-cell table:style-name="ce147"/>
          <table:table-cell table:number-columns-repeated="2"/>
          <table:table-cell table:style-name="ce157"/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style-name="ce139" office:value-type="string" calcext:value-type="string">
            <text:p>Use namespaces to publish topics for multiple robots</text:p>
          </table:table-cell>
          <table:table-cell office:value-type="string" calcext:value-type="string">
            <text:p>Use lauch files</text:p>
          </table:table-cell>
          <table:table-cell table:number-columns-repeated="2"/>
          <table:table-cell table:style-name="ce158"/>
          <table:table-cell table:style-name="ce162"/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39" office:value-type="string" calcext:value-type="string">
            <text:p>Write <text:span text:style-name="T9">publishers</text:span><text:span text:style-name="T10"> for 5 ARCL commands</text:span></text:p>
          </table:table-cell>
          <table:table-cell office:value-type="string" calcext:value-type="string">
            <text:p>May need custom messages</text:p>
          </table:table-cell>
          <table:table-cell table:number-columns-repeated="2"/>
          <table:table-cell table:style-name="ce158"/>
          <table:table-cell table:style-name="ce165"/>
          <table:table-cell table:style-name="ce152"/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39" office:value-type="string" calcext:value-type="string">
            <text:p>Write <text:span text:style-name="T9">publishers</text:span><text:span text:style-name="T10"> for remaining ARCL commands</text:span></text:p>
          </table:table-cell>
          <table:table-cell office:value-type="string" calcext:value-type="string">
            <text:p>May need custom messages</text:p>
          </table:table-cell>
          <table:table-cell table:number-columns-repeated="4"/>
          <table:table-cell table:style-name="ce152"/>
          <table:table-cell table:style-name="ce127"/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39" office:value-type="string" calcext:value-type="string">
            <text:p>Write <text:span text:style-name="T9">actions</text:span><text:span text:style-name="T10"> for 3 ARCL commands</text:span></text:p>
          </table:table-cell>
          <table:table-cell office:value-type="string" calcext:value-type="string">
            <text:p>e.g. patrol; dock</text:p>
          </table:table-cell>
          <table:table-cell table:number-columns-repeated="5"/>
          <table:table-cell table:style-name="ce152" table:number-columns-repeated="2"/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39" office:value-type="string" calcext:value-type="string">
            <text:p>Write <text:span text:style-name="T9">actions</text:span><text:span text:style-name="T10"> for remaining 7 ARCL commands</text:span></text:p>
          </table:table-cell>
          <table:table-cell table:number-columns-repeated="7"/>
          <table:table-cell table:style-name="ce152" table:number-columns-repeated="2"/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39" office:value-type="string" calcext:value-type="string">
            <text:p>Write <text:span text:style-name="T9">services</text:span><text:span text:style-name="T10"> for 10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7"/>
          <table:table-cell table:style-name="ce157"/>
          <table:table-cell table:style-name="ce166"/>
          <table:table-cell/>
          <table:table-cell table:style-name="ce156"/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39" office:value-type="string" calcext:value-type="string">
            <text:p>Write <text:span text:style-name="T9">services</text:span><text:span text:style-name="T10"> for 20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8"/>
          <table:table-cell table:style-name="ce166"/>
          <table:table-cell table:style-name="ce152" table:number-columns-repeated="2"/>
          <table:table-cell table:style-name="ce127" table:number-columns-repeated="2"/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39" office:value-type="string" calcext:value-type="string">
            <text:p>Write <text:span text:style-name="T9">services</text:span><text:span text:style-name="T10"> for 20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10"/>
          <table:table-cell table:style-name="ce152" table:number-columns-repeated="3"/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39" office:value-type="string" calcext:value-type="string">
            <text:p>Write <text:span text:style-name="T9">services</text:span><text:span text:style-name="T10"> for remaining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12"/>
          <table:table-cell table:style-name="ce152"/>
          <table:table-cell table:style-name="ce166"/>
          <table:table-cell table:number-columns-repeated="1007"/>
        </table:table-row>
        <table:table-row table:style-name="ro7">
          <table:table-cell office:value-type="float" office:value="13" calcext:value-type="float">
            <text:p>13</text:p>
          </table:table-cell>
          <table:table-cell table:style-name="ce144" office:value-type="string" calcext:value-type="string">
            <text:p>Functional tests of ROS packages on actual robot</text:p>
          </table:table-cell>
          <table:table-cell table:style-name="ce145" office:value-type="string" calcext:value-type="string">
            <text:p>Moving to goal; dock; patrol; say; move relative distance</text:p>
          </table:table-cell>
          <table:table-cell table:number-columns-repeated="14"/>
          <table:table-cell table:style-name="ce152" table:number-columns-repeated="3"/>
          <table:table-cell table:number-columns-repeated="4"/>
          <table:table-cell table:style-name="ce127" table:number-columns-repeated="2"/>
          <table:table-cell table:style-name="ce168"/>
          <table:table-cell table:number-columns-repeated="99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tegration tests of ROS packages on actual robots</text:p>
          </table:table-cell>
          <table:table-cell office:value-type="string" calcext:value-type="string">
            <text:p>Move two robots between multiple goals</text:p>
          </table:table-cell>
          <table:table-cell table:number-columns-repeated="16"/>
          <table:table-cell table:style-name="ce152" table:number-columns-repeated="2"/>
          <table:table-cell table:style-name="ce166"/>
          <table:table-cell table:number-columns-repeated="1002"/>
        </table:table-row>
        <table:table-row table:style-name="ro8">
          <table:table-cell office:value-type="float" office:value="15" calcext:value-type="float">
            <text:p>15</text:p>
          </table:table-cell>
          <table:table-cell office:value-type="string" calcext:value-type="string">
            <text:p>Document how to use code using inline comments and README</text:p>
          </table:table-cell>
          <table:table-cell table:style-name="ce145" office:value-type="string" calcext:value-type="string">
            <text:p>Instructions on how to install/modify code; limitations of code; what needs to be done on Mobile Planner</text:p>
          </table:table-cell>
          <table:table-cell table:number-columns-repeated="19"/>
          <table:table-cell table:style-name="ce152" table:number-columns-repeated="4"/>
          <table:table-cell table:style-name="ce169"/>
          <table:table-cell table:number-columns-repeated="997"/>
        </table:table-row>
        <table:table-row table:style-name="ro7">
          <table:table-cell office:value-type="float" office:value="16" calcext:value-type="float">
            <text:p>16</text:p>
          </table:table-cell>
          <table:table-cell office:value-type="string" calcext:value-type="string">
            <text:p>Get Rajaram to use ROS packages from Github</text:p>
          </table:table-cell>
          <table:table-cell table:style-name="ce148" office:value-type="string" calcext:value-type="string">
            <text:p>Goal: use documentations to write ROS code to move LD robot</text:p>
          </table:table-cell>
          <table:table-cell table:number-columns-repeated="23"/>
          <table:table-cell table:style-name="ce169"/>
          <table:table-cell table:number-columns-repeated="99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ocumentation</text:p>
          </table:table-cell>
          <table:table-cell table:style-name="ce148"/>
          <table:table-cell table:number-columns-repeated="23"/>
          <table:table-cell table:style-name="ce168"/>
          <table:table-cell table:style-name="ce170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6" office:value-type="string" calcext:value-type="string">
            <text:p>TM Robot</text:p>
          </table:table-cell>
          <table:table-cell table:number-columns-repeated="1022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/>
          <table:table-cell table:style-name="ce136" office:value-type="string" calcext:value-type="string">
            <text:p>MoMa</text:p>
          </table:table-cell>
          <table:table-cell table:number-columns-repeated="102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L commands" table:style-name="ta3">
        <office:forms form:automatic-focus="false" form:apply-design-mode="false"/>
        <table:table-column table:style-name="co8" table:default-cell-style-name="Default"/>
        <table:table-column table:style-name="co9" table:default-cell-style-name="ce184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1019" table:default-cell-style-name="Default"/>
        <table:table-row table:style-name="ro6">
          <table:table-cell table:style-name="ce115"/>
          <table:table-cell table:style-name="ce56" office:value-type="string" calcext:value-type="string">
            <text:p>ARCL command [ARCL Reference Guide, 18448-000 Rev A, Updated: 1/19/2017]</text:p>
          </table:table-cell>
          <table:table-cell table:style-name="ce115" table:content-validation-name="val1" office:value-type="string" calcext:value-type="string">
            <text:p>Robot or EM</text:p>
          </table:table-cell>
          <table:table-cell table:style-name="ce72" office:value-type="string" calcext:value-type="string">
            <text:p>Grouping</text:p>
          </table:table-cell>
          <table:table-cell table:style-name="ce115" office:value-type="string" calcext:value-type="string">
            <text:p>Notes</text:p>
          </table:table-cell>
          <table:table-cell table:style-name="ce75" office:value-type="string" calcext:value-type="string">
            <text:p>TOPIC</text:p>
          </table:table-cell>
          <table:table-cell table:style-name="ce78" office:value-type="string" calcext:value-type="string">
            <text:p>SERVICE</text:p>
          </table:table-cell>
          <table:table-cell table:style-name="ce81" office:value-type="string" calcext:value-type="string">
            <text:p>ACTION</text:p>
          </table:table-cell>
          <table:table-cell table:style-name="ce115" table:number-columns-repeated="1016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analogInputList Command 63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Lists the named analog inputs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92" office:value-type="string" calcext:value-type="string">
            <text:p>analogInputQueryRaw Command 6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Queries the state of an analog input by raw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3" calcext:value-type="float">
            <text:p>3</text:p>
          </table:table-cell>
          <table:table-cell table:style-name="ce92" office:value-type="string" calcext:value-type="string">
            <text:p>analogInputQueryVoltage Command 6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Queries the voltage of an analog input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4" calcext:value-type="float">
            <text:p>4</text:p>
          </table:table-cell>
          <table:table-cell table:style-name="ce52" office:value-type="string" calcext:value-type="string">
            <text:p>applicationFaultClear Command 6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Clears a named application fault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5" calcext:value-type="float">
            <text:p>5</text:p>
          </table:table-cell>
          <table:table-cell table:style-name="ce52" office:value-type="string" calcext:value-type="string">
            <text:p>applicationFaultQuery Command 6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Gets the list of any application faults currently triggered</text:p>
          </table:table-cell>
          <table:table-cell table:style-name="ce60"/>
          <table:table-cell table:number-columns-repeated="1018"/>
        </table:table-row>
        <table:table-row table:style-name="ro6">
          <table:table-cell office:value-type="float" office:value="6" calcext:value-type="float">
            <text:p>6</text:p>
          </table:table-cell>
          <table:table-cell table:style-name="ce52" office:value-type="string" calcext:value-type="string">
            <text:p>applicationFaultSet Command 6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Sets an application fault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52" office:value-type="string" calcext:value-type="string">
            <text:p>arclSendText Command 71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Sends the given message to all ARCL clients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8" calcext:value-type="float">
            <text:p>8</text:p>
          </table:table-cell>
          <table:table-cell table:style-name="ce52" office:value-type="string" calcext:value-type="string">
            <text:p>configAdd Command 7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Enter sections and related configuration parameter keywords and values to the configuration list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9" calcext:value-type="float">
            <text:p>9</text:p>
          </table:table-cell>
          <table:table-cell table:style-name="ce52" office:value-type="string" calcext:value-type="string">
            <text:p>configParse Command 7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ends the configuration parameters to ARAM, which implements the configuration changes</text:p>
          </table:table-cell>
          <table:table-cell/>
          <table:table-cell table:style-name="ce63"/>
          <table:table-cell table:number-columns-repeated="1017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52" office:value-type="string" calcext:value-type="string">
            <text:p>configStart Command 7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Initialize a configuration list, similar to creating a task list. The configStart command overwrites any previous list.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2" office:value-type="string" calcext:value-type="string">
            <text:p>connectOutgoing Command 7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Connects (or reconnects) a socket to the specified outside server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createInfo Command 7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Creates a piece of information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ock Command 8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ends the robot to the dock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oTask Command 8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Performs a single task.</text:p>
          </table:table-cell>
          <table:table-cell table:number-columns-repeated="2"/>
          <table:table-cell table:style-name="ce66"/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2" office:value-type="string" calcext:value-type="string">
            <text:p>doTaskInstant Command 8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Performs an instant task - see list in Mobile Planner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2" office:value-type="string" calcext:value-type="string">
            <text:p>echo Command 8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Enables/disables echo, or returns the current echo state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2" office:value-type="string" calcext:value-type="string">
            <text:p>enableMotors Command 8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Enables the robot motors, if the robot was not E-stopped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xecuteMacro Command 8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Executes the specified macro</text:p>
          </table:table-cell>
          <table:table-cell/>
          <table:table-cell table:style-name="ce127"/>
          <table:table-cell table:style-name="ce65"/>
          <table:table-cell table:number-columns-repeated="1016"/>
        </table:table-row>
        <table:table-row table:style-name="ro9">
          <table:table-cell office:value-type="float" office:value="19" calcext:value-type="float">
            <text:p>19</text:p>
          </table:table-cell>
          <table:table-cell table:style-name="ce52" office:value-type="string" calcext:value-type="string">
            <text:p>extIOAdd Command (shortcut: eda) 9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Creates a new external I/O set. This is a bank of inputs and outputs with a friendly name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20" calcext:value-type="float">
            <text:p>20</text:p>
          </table:table-cell>
          <table:table-cell table:style-name="ce92" office:value-type="string" calcext:value-type="string">
            <text:p>extIODump Command (shortcut: edd) 9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ebug function used to dump the values of all the external I/Os. Only on if MP-&gt;Debug-&gt;DebugExternalIO is checked</text:p>
          </table:table-cell>
          <table:table-cell/>
          <table:table-cell table:style-name="ce63"/>
          <table:table-cell table:number-columns-repeated="1017"/>
        </table:table-row>
        <table:table-row table:style-name="ro4">
          <table:table-cell office:value-type="float" office:value="21" calcext:value-type="float">
            <text:p>21</text:p>
          </table:table-cell>
          <table:table-cell table:style-name="ce92" office:value-type="string" calcext:value-type="string">
            <text:p>extIODumpLocal Command (shortcut: eddl) 9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ebug function used to dump the values of all the external I/Os. Only on if MP-&gt;Debug-&gt;DebugExternalIO is checked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2" calcext:value-type="float">
            <text:p>22</text:p>
          </table:table-cell>
          <table:table-cell table:style-name="ce52" office:value-type="string" calcext:value-type="string">
            <text:p>extIOInputUpdate Command (shortcut: ediu) 9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the values of the inputs for a specified external I/O se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3" calcext:value-type="float">
            <text:p>23</text:p>
          </table:table-cell>
          <table:table-cell table:style-name="ce52" office:value-type="string" calcext:value-type="string">
            <text:p>extIOInputUpdateBit Command (shortcut: edib) 9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it in the external digital input set.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4" calcext:value-type="float">
            <text:p>24</text:p>
          </table:table-cell>
          <table:table-cell table:style-name="ce52" office:value-type="string" calcext:value-type="string">
            <text:p>extIOInputUpdateByte Command (shortcut: edi8) 10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yte in the named external digital output set.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25" calcext:value-type="float">
            <text:p>25</text:p>
          </table:table-cell>
          <table:table-cell table:style-name="ce52" office:value-type="string" calcext:value-type="string">
            <text:p>extIOOutputUpdate Command (shortcut: edou) 10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the values of the outputs for an external I/O set. Meant to be used by the external device handling the real I/Os to update the output settings</text:p>
          </table:table-cell>
          <table:table-cell/>
          <table:table-cell table:style-name="ce63"/>
          <table:table-cell table:number-columns-repeated="1017"/>
        </table:table-row>
        <table:table-row table:style-name="ro12">
          <table:table-cell office:value-type="float" office:value="26" calcext:value-type="float">
            <text:p>26</text:p>
          </table:table-cell>
          <table:table-cell table:style-name="ce52" office:value-type="string" calcext:value-type="string">
            <text:p>extIOOutputUpdateBit Command (shortcut: edob) 10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it in the external I/O set. Meant to be used by the external device handling the real I/Os</text:p>
            <text:p>to update the output settings.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7" calcext:value-type="float">
            <text:p>27</text:p>
          </table:table-cell>
          <table:table-cell table:style-name="ce52" office:value-type="string" calcext:value-type="string">
            <text:p>extIOOutputUpdateByte Command (shortcut: edo8) 10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yte in the named external digital output devic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8" calcext:value-type="float">
            <text:p>28</text:p>
          </table:table-cell>
          <table:table-cell table:style-name="ce52" office:value-type="string" calcext:value-type="string">
            <text:p>extIORemove Command (shortcut: edr) 10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Removes an external I/O set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52" office:value-type="string" calcext:value-type="string">
            <text:p>faultsGet Command 10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list of any faults currently triggered</text:p>
          </table:table-cell>
          <table:table-cell table:style-name="ce60"/>
          <table:table-cell table:number-columns-repeated="1018"/>
        </table:table-row>
        <table:table-row table:style-name="ro9">
          <table:table-cell office:value-type="float" office:value="30" calcext:value-type="float">
            <text:p>30</text:p>
          </table:table-cell>
          <table:table-cell table:style-name="ce52" office:value-type="string" calcext:value-type="string">
            <text:p>getConfigSectionInfo Command 111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details about the configuration parameters in a specified section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31" calcext:value-type="float">
            <text:p>31</text:p>
          </table:table-cell>
          <table:table-cell table:style-name="ce52" office:value-type="string" calcext:value-type="string">
            <text:p>getConfigSectionList Command 113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list of sections enabled in the ARAM configuration parameters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2" calcext:value-type="float">
            <text:p>32</text:p>
          </table:table-cell>
          <table:table-cell table:style-name="ce52" office:value-type="string" calcext:value-type="string">
            <text:p>getConfigSectionValues Command 115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current parameter values for the specified section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3" calcext:value-type="float">
            <text:p>33</text:p>
          </table:table-cell>
          <table:table-cell table:style-name="ce52" office:value-type="string" calcext:value-type="string">
            <text:p>getDataStoreFieldInfo Command (shortcut: dsfi) 117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information on a field in the DataStore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4" calcext:value-type="float">
            <text:p>34</text:p>
          </table:table-cell>
          <table:table-cell table:style-name="ce52" office:value-type="string" calcext:value-type="string">
            <text:p>getDataStoreFieldList Command (shortcut: dsfl) 119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list of field names in the DataStore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5" calcext:value-type="float">
            <text:p>35</text:p>
          </table:table-cell>
          <table:table-cell table:style-name="ce52" office:value-type="string" calcext:value-type="string">
            <text:p>getDataStoreFieldValues Command (shortcut: dsfv) 121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values of a field in the DataStore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6" calcext:value-type="float">
            <text:p>36</text:p>
          </table:table-cell>
          <table:table-cell table:style-name="ce52" office:value-type="string" calcext:value-type="string">
            <text:p>getDataStoreGroupInfo Command (shortcut: dsgi) 12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info on a group in the DataStore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7" calcext:value-type="float">
            <text:p>37</text:p>
          </table:table-cell>
          <table:table-cell table:style-name="ce52" office:value-type="string" calcext:value-type="string">
            <text:p>getDataStoreGroupList Command (shortcut: dsgl) 12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list of groups in the DataStore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8" calcext:value-type="float">
            <text:p>38</text:p>
          </table:table-cell>
          <table:table-cell table:style-name="ce52" office:value-type="string" calcext:value-type="string">
            <text:p>getDataStoreGroupValues Command (shortcut: dsgv) 125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values of a group in the DataStore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39" calcext:value-type="float">
            <text:p>39</text:p>
          </table:table-cell>
          <table:table-cell table:style-name="ce52" office:value-type="string" calcext:value-type="string">
            <text:p>getDataStoreTripGroupList Command (shortcut: dstgl) 12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list of groups in the DataStore that contain trip information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2" office:value-type="string" calcext:value-type="string">
            <text:p>getDateTime Command 127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system date and time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41" calcext:value-type="float">
            <text:p>41</text:p>
          </table:table-cell>
          <table:table-cell table:style-name="ce52" office:value-type="string" calcext:value-type="string">
            <text:p>getGoals Command 12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a list of goal names found in the current map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42" calcext:value-type="float">
            <text:p>42</text:p>
          </table:table-cell>
          <table:table-cell table:style-name="ce52" office:value-type="string" calcext:value-type="string">
            <text:p>getInfo Command 12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string associated with the information name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43" calcext:value-type="float">
            <text:p>43</text:p>
          </table:table-cell>
          <table:table-cell table:style-name="ce52" office:value-type="string" calcext:value-type="string">
            <text:p>getInfoList Command 13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list of information names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44" calcext:value-type="float">
            <text:p>44</text:p>
          </table:table-cell>
          <table:table-cell table:style-name="ce52" office:value-type="string" calcext:value-type="string">
            <text:p>getMacros Command 133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Displays a list of macros found in the current map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45" calcext:value-type="float">
            <text:p>45</text:p>
          </table:table-cell>
          <table:table-cell table:style-name="ce52" office:value-type="string" calcext:value-type="string">
            <text:p>getRoutes Command 13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Displays the list of route names found on the current map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/>
          <table:table-cell table:style-name="ce67" office:value-type="string" calcext:value-type="string">
            <text:p>goTo Command</text:p>
          </table:table-cell>
          <table:table-cell table:content-validation-name="val1" table:number-columns-repeated="2"/>
          <table:table-cell table:style-name="ce57"/>
          <table:table-cell table:style-name="ce127"/>
          <table:table-cell/>
          <table:table-cell table:style-name="ce65"/>
          <table:table-cell table:number-columns-repeated="1016"/>
        </table:table-row>
        <table:table-row table:style-name="ro10">
          <table:table-cell office:value-type="float" office:value="46" calcext:value-type="float">
            <text:p>46</text:p>
          </table:table-cell>
          <table:table-cell table:style-name="ce52" office:value-type="string" calcext:value-type="string">
            <text:p>help Command 13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Provides a list and brief description of available ARCL commands.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47" calcext:value-type="float">
            <text:p>47</text:p>
          </table:table-cell>
          <table:table-cell table:style-name="ce52" office:value-type="string" calcext:value-type="string">
            <text:p>inputList Command 13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Lists the named digital inputs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6">
          <table:table-cell office:value-type="float" office:value="48" calcext:value-type="float">
            <text:p>48</text:p>
          </table:table-cell>
          <table:table-cell table:style-name="ce52" office:value-type="string" calcext:value-type="string">
            <text:p>inputQuery Command 13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Queries the state of a named inpu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49" calcext:value-type="float">
            <text:p>49</text:p>
          </table:table-cell>
          <table:table-cell table:style-name="ce52" office:value-type="string" calcext:value-type="string">
            <text:p>log Command 14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Logs the message to the normal log fil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0" calcext:value-type="float">
            <text:p>50</text:p>
          </table:table-cell>
          <table:table-cell table:style-name="ce52" office:value-type="string" calcext:value-type="string">
            <text:p>mapObjectInfo Command 14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information about a named map objec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1" calcext:value-type="float">
            <text:p>51</text:p>
          </table:table-cell>
          <table:table-cell table:style-name="ce92" office:value-type="string" calcext:value-type="string">
            <text:p>mapObjectList Command 14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names of map objects of a given typ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2" calcext:value-type="float">
            <text:p>52</text:p>
          </table:table-cell>
          <table:table-cell table:style-name="ce52" office:value-type="string" calcext:value-type="string">
            <text:p>mapObjectTypeInfo Command 14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detailed information about a particular type of map objec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3" calcext:value-type="float">
            <text:p>53</text:p>
          </table:table-cell>
          <table:table-cell table:style-name="ce52" office:value-type="string" calcext:value-type="string">
            <text:p>mapObjectTypeList Command 14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a list of the types of map objects in the map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9">
          <table:table-cell office:value-type="float" office:value="54" calcext:value-type="float">
            <text:p>54</text:p>
          </table:table-cell>
          <table:table-cell table:style-name="ce52" office:value-type="string" calcext:value-type="string">
            <text:p>newConfigParam Command 15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Adds a custom parameter to ARAM’s configuration, which can then be managed through ARCL or MobilePlanner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5" calcext:value-type="float">
            <text:p>55</text:p>
          </table:table-cell>
          <table:table-cell table:style-name="ce52" office:value-type="string" calcext:value-type="string">
            <text:p>newConfigSectionComment Command 15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Adds a comment to a section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6" calcext:value-type="float">
            <text:p>56</text:p>
          </table:table-cell>
          <table:table-cell table:style-name="ce52" office:value-type="string" calcext:value-type="string">
            <text:p>odometer Command 15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Shows the robot trip odometer readings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57" calcext:value-type="float">
            <text:p>57</text:p>
          </table:table-cell>
          <table:table-cell table:style-name="ce52" office:value-type="string" calcext:value-type="string">
            <text:p>odometerReset Command 15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Resets the robot trip odometer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8" calcext:value-type="float">
            <text:p>58</text:p>
          </table:table-cell>
          <table:table-cell table:style-name="ce52" office:value-type="string" calcext:value-type="string">
            <text:p>oneLineStatus Command 15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hows the status of the robot on one line of text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59" calcext:value-type="float">
            <text:p>59</text:p>
          </table:table-cell>
          <table:table-cell table:style-name="ce52" office:value-type="string" calcext:value-type="string">
            <text:p>outputList Command 15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Lists the named digital outputs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60" calcext:value-type="float">
            <text:p>60</text:p>
          </table:table-cell>
          <table:table-cell table:style-name="ce52" office:value-type="string" calcext:value-type="string">
            <text:p>outputOff Command 160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Turns off the named digital outpu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1" calcext:value-type="float">
            <text:p>61</text:p>
          </table:table-cell>
          <table:table-cell table:style-name="ce52" office:value-type="string" calcext:value-type="string">
            <text:p>outputOn Command 16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Turns on the named digital outpu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2" calcext:value-type="float">
            <text:p>62</text:p>
          </table:table-cell>
          <table:table-cell table:style-name="ce52" office:value-type="string" calcext:value-type="string">
            <text:p>outputQuery Command 16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Queries the state of a named output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atrol Command 16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Initiates continuous patrol of the named route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atrolOnce Command 16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Patrol the named route one time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atrolResume Command 16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ontinue navigating the current route.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9">
          <table:table-cell office:value-type="float" office:value="66" calcext:value-type="float">
            <text:p>66</text:p>
          </table:table-cell>
          <table:table-cell office:value-type="string" calcext:value-type="string">
            <text:p>payloadQuery Command (shortcut: pq) 170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Queries the payload for a specified robot, a specified robot and slot, or all connected robots that have a payload configured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7" calcext:value-type="float">
            <text:p>67</text:p>
          </table:table-cell>
          <table:table-cell table:style-name="ce52" office:value-type="string" calcext:value-type="string">
            <text:p>payloadQueryLocal Command (shortcut: pql) 173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Queries the payload for the robot and specified slo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8" calcext:value-type="float">
            <text:p>68</text:p>
          </table:table-cell>
          <table:table-cell office:value-type="string" calcext:value-type="string">
            <text:p>payloadRemove Command (shortcut: pr) 17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Empties the specified payload slot on the robo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9" calcext:value-type="float">
            <text:p>69</text:p>
          </table:table-cell>
          <table:table-cell office:value-type="string" calcext:value-type="string">
            <text:p>payloadSet Command (shortcut: ps) 17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efines a payload slot on this robo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70" calcext:value-type="float">
            <text:p>70</text:p>
          </table:table-cell>
          <table:table-cell office:value-type="string" calcext:value-type="string">
            <text:p>payloadSlotCount Command (shortcut: psc) 179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slot count on a specific robot or on all robots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71" calcext:value-type="float">
            <text:p>71</text:p>
          </table:table-cell>
          <table:table-cell office:value-type="string" calcext:value-type="string">
            <text:p>payloadSlotCountLocal Command (shortcut: pscl) 18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a slot count on this robot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lay Command 18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Plays a .wav sound file on the robot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opupSimple Command 18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Display a popup message in the MobilePlanner software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18" office:value-type="string" calcext:value-type="string">
            <text:p>queryDockStatus Command 18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Gets the docking/charging status</text:p>
          </table:table-cell>
          <table:table-cell table:style-name="ce60"/>
          <table:table-cell table:style-name="ce127"/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queryFaults Command (shortcut: qf) 187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faults associated with the specified robot</text:p>
          </table:table-cell>
          <table:table-cell table:style-name="ce60"/>
          <table:table-cell table:number-columns-repeated="1018"/>
        </table:table-row>
        <table:table-row table:style-name="ro6">
          <table:table-cell office:value-type="float" office:value="76" calcext:value-type="float">
            <text:p>76</text:p>
          </table:table-cell>
          <table:table-cell table:style-name="ce118" office:value-type="string" calcext:value-type="string">
            <text:p>queryMotors Command 190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Gets the state of the robot motors</text:p>
          </table:table-cell>
          <table:table-cell table:style-name="ce60"/>
          <table:table-cell table:style-name="ce127"/>
          <table:table-cell table:number-columns-repeated="101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queueCancel Command (shortcut: qc) 192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ancels a queued request for a robot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78" calcext:value-type="float">
            <text:p>78</text:p>
          </table:table-cell>
          <table:table-cell office:value-type="string" calcext:value-type="string">
            <text:p>queueCancelLocal Command (shortcut: qcl) 19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ancels a queued request for a robot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79" calcext:value-type="float">
            <text:p>79</text:p>
          </table:table-cell>
          <table:table-cell office:value-type="string" calcext:value-type="string">
            <text:p>queueDropoff Command (shortcut: qd) 19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Queues the robot to the dropoff goal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0" calcext:value-type="float">
            <text:p>80</text:p>
          </table:table-cell>
          <table:table-cell office:value-type="string" calcext:value-type="string">
            <text:p>queueModify Command (shortcut: qmod) 201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Allows modification of goal and priority for job segments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1" calcext:value-type="float">
            <text:p>81</text:p>
          </table:table-cell>
          <table:table-cell office:value-type="string" calcext:value-type="string">
            <text:p>queueModifyLocal Command (shortcut: qmodl) 20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Allows modification of goal and priority for job segments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2" calcext:value-type="float">
            <text:p>82</text:p>
          </table:table-cell>
          <table:table-cell office:value-type="string" calcext:value-type="string">
            <text:p>queueMulti Command (shortcut: qm) 212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Queues the robot for multiple pickups and dropoffs at multiple goals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3" calcext:value-type="float">
            <text:p>83</text:p>
          </table:table-cell>
          <table:table-cell office:value-type="string" calcext:value-type="string">
            <text:p>queuePickup Command (shortcut: qp) 216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alls any available robot for a pick up reques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4" calcext:value-type="float">
            <text:p>84</text:p>
          </table:table-cell>
          <table:table-cell office:value-type="string" calcext:value-type="string">
            <text:p>queuePickupDropoff Command (shortcut: qpd) 219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Queues a pick-up and drop-off request for any available robot.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5" calcext:value-type="float">
            <text:p>85</text:p>
          </table:table-cell>
          <table:table-cell office:value-type="string" calcext:value-type="string">
            <text:p>queueQuery Command (shortcut: qq) 224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job status of the queue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6" calcext:value-type="float">
            <text:p>86</text:p>
          </table:table-cell>
          <table:table-cell office:value-type="string" calcext:value-type="string">
            <text:p>queueQueryLocal Command (shortcut: qql) 22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job status of the robot queue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87" calcext:value-type="float">
            <text:p>87</text:p>
          </table:table-cell>
          <table:table-cell office:value-type="string" calcext:value-type="string">
            <text:p>queueShow Command (shortcut: qs) 230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status of the last 11 jobs in the queue, including any jobs assigned to the robots and the status of each job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88" calcext:value-type="float">
            <text:p>88</text:p>
          </table:table-cell>
          <table:table-cell office:value-type="string" calcext:value-type="string">
            <text:p>queueShowCompleted Command (shortcut: qsc) 232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jobs in the queue with a status of Completed</text:p>
          </table:table-cell>
          <table:table-cell table:style-name="ce60"/>
          <table:table-cell table:number-columns-repeated="1018"/>
        </table:table-row>
        <table:table-row table:style-name="ro9">
          <table:table-cell office:value-type="float" office:value="89" calcext:value-type="float">
            <text:p>89</text:p>
          </table:table-cell>
          <table:table-cell office:value-type="string" calcext:value-type="string">
            <text:p>queueShowRobot Command (shortcut: qsr) 234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Shows the status and substatus of all robots (or, optionally, a specific robot) connected to the Enterprise Manager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52" office:value-type="string" calcext:value-type="string">
            <text:p>queueShowRobotLocal Command (shortcut: qsrl) 23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status of the robot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91" calcext:value-type="float">
            <text:p>91</text:p>
          </table:table-cell>
          <table:table-cell office:value-type="string" calcext:value-type="string">
            <text:p>quit Command 237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Closes the connection to the server.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92" calcext:value-type="float">
            <text:p>92</text:p>
          </table:table-cell>
          <table:table-cell office:value-type="string" calcext:value-type="string">
            <text:p>say Command 23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peak a text string through the robot audio outpu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93" calcext:value-type="float">
            <text:p>93</text:p>
          </table:table-cell>
          <table:table-cell office:value-type="string" calcext:value-type="string">
            <text:p>shutdown Command 23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huts down the robo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94" calcext:value-type="float">
            <text:p>94</text:p>
          </table:table-cell>
          <table:table-cell table:style-name="ce52" office:value-type="string" calcext:value-type="string">
            <text:p>status Command 240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operational state of the robot</text:p>
          </table:table-cell>
          <table:table-cell table:style-name="ce60"/>
          <table:table-cell table:number-columns-repeated="101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top Command 24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tops the current robot motion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tripReset Command (shortcut: tr) 243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sets the trip values in the DataStore.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undock Command 24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Undocks the robot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updateInfo Command 24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Updates the value for an existing piece of information.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waitTaskCancel Command 24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Cancels a wait task if one is active</text:p>
          </table:table-cell>
          <table:table-cell/>
          <table:table-cell table:style-name="ce63"/>
          <table:table-cell table:style-name="ce127"/>
          <table:table-cell table:number-columns-repeated="1016"/>
        </table:table-row>
        <table:table-row table:style-name="ro1">
          <table:table-cell table:style-name="ce51" office:value-type="float" office:value="100" calcext:value-type="float">
            <text:p>100</text:p>
          </table:table-cell>
          <table:table-cell table:style-name="ce119" office:value-type="string" calcext:value-type="string">
            <text:p>waitTaskState Command 250</text:p>
          </table:table-cell>
          <table:table-cell table:style-name="ce51" table:content-validation-name="val1" office:value-type="string" calcext:value-type="string">
            <text:p>Robot</text:p>
          </table:table-cell>
          <table:table-cell table:style-name="ce51" table:content-validation-name="val2" office:value-type="string" calcext:value-type="string">
            <text:p>Utilities</text:p>
          </table:table-cell>
          <table:table-cell table:style-name="ce58" office:value-type="string" calcext:value-type="string">
            <text:p>Displays the status of the wait task</text:p>
          </table:table-cell>
          <table:table-cell table:style-name="ce61"/>
          <table:table-cell table:style-name="ce51" table:number-columns-repeated="6"/>
          <table:table-cell table:number-columns-repeated="1012"/>
        </table:table-row>
        <table:table-row table:style-name="ro6" table:visibility="filter">
          <table:table-cell/>
          <table:table-cell table:style-name="Default"/>
          <table:table-cell table:content-validation-name="val1" table:number-columns-repeated="2"/>
          <table:table-cell/>
          <table:table-cell table:formula="of:=countcellsbycolor([.F2:.F102];[.F1])" office:value-type="string" office:string-value="" calcext:value-type="error">
            <text:p>#NAME?</text:p>
          </table:table-cell>
          <table:table-cell table:formula="of:=countcellsbycolor([.G2:.G102];[.G1])" office:value-type="string" office:string-value="" calcext:value-type="error">
            <text:p>#NAME?</text:p>
          </table:table-cell>
          <table:table-cell table:formula="of:=countcellsbycolor([.H2:.H102];[.H1]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6" table:visibility="filter">
          <table:table-cell/>
          <table:table-cell table:style-name="Default" office:value-type="string" calcext:value-type="string">
            <text:p>addCustomCommand</text:p>
          </table:table-cell>
          <table:table-cell table:content-validation-name="val1" table:number-columns-repeated="2"/>
          <table:table-cell office:value-type="string" calcext:value-type="string">
            <text:p>Adds a custom command that'll send a message out ARCL when called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addCustomStringCommand</text:p>
          </table:table-cell>
          <table:table-cell table:content-validation-name="val1" table:number-columns-repeated="2"/>
          <table:table-cell office:value-type="string" calcext:value-type="string">
            <text:p>Adds a custom string command that'll send a message out ARCL when called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applicationBlockDrivingClear</text:p>
          </table:table-cell>
          <table:table-cell table:content-validation-name="val1" table:number-columns-repeated="2"/>
          <table:table-cell office:value-type="string" calcext:value-type="string">
            <text:p>Clears an application blockDriving [abdc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applicationBlockDrivingSet</text:p>
          </table:table-cell>
          <table:table-cell table:content-validation-name="val1" table:number-columns-repeated="2"/>
          <table:table-cell office:value-type="string" calcext:value-type="string">
            <text:p>Sets an application blockDriving [abds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centralServer</text:p>
          </table:table-cell>
          <table:table-cell table:content-validation-name="val1" table:number-columns-repeated="2"/>
          <table:table-cell office:value-type="string" calcext:value-type="string">
            <text:p>Gets information about the central server connection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executeMacroTemplate</text:p>
          </table:table-cell>
          <table:table-cell table:content-validation-name="val1" table:number-columns-repeated="2"/>
          <table:table-cell office:value-type="string" calcext:value-type="string">
            <text:p>executes a specified macro template with the given parameters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freeMotors</text:p>
          </table:table-cell>
          <table:table-cell table:content-validation-name="val1" table:number-columns-repeated="2"/>
          <table:table-cell office:value-type="string" calcext:value-type="string">
            <text:p>Frees the motors (note that the brakes are not enabled, so this is </text:p>
            <text:p>Unsafe and should only be used by trained personnel in careful conditions)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getMacroTemplates</text:p>
          </table:table-cell>
          <table:table-cell table:content-validation-name="val1" table:number-columns-repeated="2"/>
          <table:table-cell office:value-type="string" calcext:value-type="string">
            <text:p>gets a list of macro templates in the map </text:p>
            <text:p>(for use with executeMacroTemplates)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getPoseEncoder</text:p>
          </table:table-cell>
          <table:table-cell table:content-validation-name="val1" table:number-columns-repeated="2"/>
          <table:table-cell office:value-type="string" calcext:value-type="string">
            <text:p>Gets the encoder pose of the robot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go</text:p>
          </table:table-cell>
          <table:table-cell table:content-validation-name="val1" table:number-columns-repeated="2"/>
          <table:table-cell office:value-type="string" calcext:value-type="string">
            <text:p>Stops the robot from any wait it is doing then resume patrolling or makes</text:p>
            <text:p> The robot idle 2 minutes so that it will resume doing queued jobs</text:p>
            <text:p> (with the right parameters).  See also stay.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goalDistanceRemaining</text:p>
          </table:table-cell>
          <table:table-cell table:content-validation-name="val1" table:number-columns-repeated="2"/>
          <table:table-cell office:value-type="string" calcext:value-type="string">
            <text:p>Gets the distance remaining to robots goals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goalDistanceRemainingLocal</text:p>
          </table:table-cell>
          <table:table-cell table:content-validation-name="val1" table:number-columns-repeated="2"/>
          <table:table-cell office:value-type="string" calcext:value-type="string">
            <text:p>Gets the distance remaining to this robot's goal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Localizes to a given goal [lag]</text:p>
          </table:table-cell>
          <table:table-cell table:content-validation-name="val1" table:number-columns-repeated="2"/>
          <table:table-cell office:value-type="string" calcext:value-type="string">
            <text:p>localizeAtGoal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Analog</text:p>
          </table:table-cell>
          <table:table-cell table:content-validation-name="val1" table:number-columns-repeated="2"/>
          <table:table-cell office:value-type="string" calcext:value-type="string">
            <text:p>Usage: &lt;command&gt; &lt;0-15&gt; &lt;flags as int or hex (16 bits)&gt; </text:p>
            <text:p><text:span text:style-name="T11">This overrides the normal analog from MARC for purposes of testing. </text:span></text:p>
            <text:p><text:span text:style-name="T11"> Hex will work. [moa]</text:span>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AnalogOut</text:p>
          </table:table-cell>
          <table:table-cell table:content-validation-name="val1" table:number-columns-repeated="2"/>
          <table:table-cell office:value-type="string" calcext:value-type="string">
            <text:p>Usage: &lt;command&gt; &lt;0-3&gt; &lt;flags as int or hex (16 bits)&gt;</text:p>
            <text:p>This overrides the normal analog output from MARC for purposes of testing.  </text:p>
            <text:p>Hex will work. [moo]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PowerStatus1 </text:p>
          </table:table-cell>
          <table:table-cell table:content-validation-name="val1" table:number-columns-repeated="2"/>
          <table:table-cell office:value-type="string" calcext:value-type="string">
            <text:p>Usage: &lt;command&gt; &lt;flags as int or hex (8 bits)&gt;</text:p>
            <text:p>This overrides the normal flags from MARC for purposes of testing.  </text:p>
            <text:p>Hex will work. [mops1]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PowerStatus2</text:p>
          </table:table-cell>
          <table:table-cell table:content-validation-name="val1" table:number-columns-repeated="2"/>
          <table:table-cell office:value-type="string" calcext:value-type="string">
            <text:p>Usage: &lt;command&gt; &lt;flags as int or hex (8 bits)&gt;</text:p>
            <text:p>This overrides the normal flags from MARC for purposes of testing.  </text:p>
            <text:p>Hex will work. [mops2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modeLock</text:p>
          </table:table-cell>
          <table:table-cell table:content-validation-name="val1" table:number-columns-repeated="2"/>
          <table:table-cell office:value-type="string" calcext:value-type="string">
            <text:p>Locks the current mode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modeQuery</text:p>
          </table:table-cell>
          <table:table-cell table:content-validation-name="val1" table:number-columns-repeated="2"/>
          <table:table-cell office:value-type="string" calcext:value-type="string">
            <text:p>Queries the current mode and it's lock status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modeUnlock</text:p>
          </table:table-cell>
          <table:table-cell table:content-validation-name="val1" table:number-columns-repeated="2"/>
          <table:table-cell office:value-type="string" calcext:value-type="string">
            <text:p><text:s/>Unlocks the current mode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newConfigParamEnd</text:p>
          </table:table-cell>
          <table:table-cell table:content-validation-name="val1" table:number-columns-repeated="2"/>
          <table:table-cell office:value-type="string" calcext:value-type="string">
            <text:p>Finishes adding multiple params to the config. Must be paired with a </text:p>
            <text:p>NewConfigParamStart.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newConfigParamStart</text:p>
          </table:table-cell>
          <table:table-cell table:content-validation-name="val1" table:number-columns-repeated="2"/>
          <table:table-cell office:value-type="string" calcext:value-type="string">
            <text:p>Starts adding multiple params to the config. Optional. If specified, </text:p>
            <text:p>Must be followed by a newConfigParamEnd.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newConfigSectionComment</text:p>
          </table:table-cell>
          <table:table-cell table:content-validation-name="val1" table:number-columns-repeated="2"/>
          <table:table-cell office:value-type="string" calcext:value-type="string">
            <text:p>Adds a comment to a section (shows up in MP)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queueCancelMultiSegment</text:p>
          </table:table-cell>
          <table:table-cell table:content-validation-name="val1" table:number-columns-repeated="2"/>
          <table:table-cell office:value-type="string" calcext:value-type="string">
            <text:p>Cancels a multi goal job segment by id [qcms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waitTaskFail</text:p>
          </table:table-cell>
          <table:table-cell table:content-validation-name="val1" table:number-columns-repeated="2"/>
          <table:table-cell office:value-type="string" calcext:value-type="string">
            <text:p>Fails the wait task (if it's active)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waitTaskState </text:p>
          </table:table-cell>
          <table:table-cell table:content-validation-name="val1" table:number-columns-repeated="2"/>
          <table:table-cell office:value-type="string" calcext:value-type="string">
            <text:p>Gets the state of the wait task</text:p>
          </table:table-cell>
          <table:table-cell table:number-columns-repeated="1019"/>
        </table:table-row>
        <table:table-row table:style-name="ro6" table:number-rows-repeated="1048446">
          <table:table-cell table:number-columns-repeated="2"/>
          <table:table-cell table:content-validation-name="val1"/>
          <table:table-cell table:content-validation-name="val2"/>
          <table:table-cell table:number-columns-repeated="1020"/>
        </table:table-row>
        <table:table-row table:style-name="ro6">
          <table:table-cell table:number-columns-repeated="2"/>
          <table:table-cell table:content-validation-name="val1"/>
          <table:table-cell table:content-validation-name="val2"/>
          <table:table-cell table:number-columns-repeated="1020"/>
        </table:table-row>
      </table:table>
      <table:table table:name="test" table:style-name="ta4">
        <office:forms form:automatic-focus="false" form:apply-design-mode="false"/>
        <table:table-column table:style-name="co13" table:default-cell-style-name="ce86"/>
        <table:table-column table:style-name="co14" table:default-cell-style-name="Default"/>
        <table:table-column table:style-name="co15" table:default-cell-style-name="Default"/>
        <table:table-column table:style-name="co16" table:default-cell-style-name="ce86"/>
        <table:table-column table:style-name="co17" table:default-cell-style-name="ce86"/>
        <table:table-column table:style-name="co18" table:default-cell-style-name="Default"/>
        <table:table-column table:style-name="co19" table:default-cell-style-name="ce86"/>
        <table:table-row table:style-name="ro13">
          <table:table-cell table:style-name="ce85" office:value-type="string" calcext:value-type="string">
            <text:p>Test Objective</text:p>
          </table:table-cell>
          <table:table-cell table:style-name="ce151" office:value-type="string" calcext:value-type="string">
            <text:p>Precondition</text:p>
          </table:table-cell>
          <table:table-cell table:style-name="ce151" office:value-type="string" calcext:value-type="string">
            <text:p>Steps</text:p>
          </table:table-cell>
          <table:table-cell table:style-name="ce85" office:value-type="string" calcext:value-type="string">
            <text:p>Test data</text:p>
          </table:table-cell>
          <table:table-cell table:style-name="ce85" office:value-type="string" calcext:value-type="string">
            <text:p>Expected results</text:p>
          </table:table-cell>
          <table:table-cell table:style-name="ce151" office:value-type="string" calcext:value-type="string">
            <text:p>Post-condition </text:p>
          </table:table-cell>
          <table:table-cell table:style-name="ce85" office:value-type="string" calcext:value-type="string">
            <text:p>Pass or Fail</text:p>
          </table:table-cell>
        </table:table-row>
        <table:table-row table:style-name="ro14" table:visibility="collapse">
          <table:table-cell office:value-type="string" calcext:value-type="string">
            <text:p>Move robot to mulitple</text:p>
            <text:p>Goals with ros </text:p>
          </table:table-cell>
          <table:table-cell office:value-type="string" calcext:value-type="string">
            <text:p>Goals have to be set</text:p>
            <text:p>In mobile planner</text:p>
          </table:table-cell>
          <table:table-cell office:value-type="string" calcext:value-type="string">
            <text:p>Roslauch om_aiv_navigation robot1.py</text:p>
            <text:p>rosrun om_aiv_navigation test.py</text:p>
          </table:table-cell>
          <table:table-cell/>
          <table:table-cell office:value-type="string" calcext:value-type="string">
            <text:p>robot moves to goal 1</text:p>
            <text:p> Then goal 4</text:p>
          </table:table-cell>
          <table:table-cell table:number-columns-repeated="2"/>
        </table:table-row>
        <table:table-row table:style-name="ro15" table:visibility="collapse">
          <table:table-cell office:value-type="string" calcext:value-type="string">
            <text:p>Get status of 2 robots</text:p>
            <text:p> At the same time</text:p>
          </table:table-cell>
          <table:table-cell office:value-type="string" calcext:value-type="string">
            <text:p>robots ips have to be </text:p>
            <text:p>Set in the launch file</text:p>
          </table:table-cell>
          <table:table-cell table:number-columns-repeated="3"/>
          <table:table-cell office:value-type="string" calcext:value-type="string">
            <text:p><text:span text:style-name="T11">the launch files runs the services server with </text:span></text:p>
            <text:p><text:span text:style-name="T11">different names as set in the service client file</text:span></text:p>
            <text:p><text:span text:style-name="T11"> Rospy.wait forservice due to launching 2 of the </text:span></text:p>
            <text:p><text:span text:style-name="T11">Same service servers for robot1 and robot2 each.</text:span></text:p>
            <text:p><text:span text:style-name="T11">So the client file keep waiting for the service with</text:span></text:p>
            <text:p><text:span text:style-name="T11"> The specific name but the service which run is of</text:span></text:p>
            <text:p><text:span text:style-name="T11"> A different name.</text:span></text:p>
          </table:table-cell>
          <table:table-cell/>
        </table:table-row>
        <table:table-row table:style-name="ro16">
          <table:table-cell office:value-type="string" calcext:value-type="string">
            <text:p>Test topic applicationFaultQuery</text:p>
            <text:p>On actual robot.</text:p>
          </table:table-cell>
          <table:table-cell table:style-name="ce142" office:value-type="string" calcext:value-type="string" table:number-columns-spanned="1" table:number-rows-spanned="11">
            <text:p>robot ip have to be </text:p>
            <text:p>Set when launching launch </text:p>
            <text:p>File as command line arg</text:p>
          </table:table-cell>
          <table:table-cell table:style-name="ce143" office:value-type="string" calcext:value-type="string" table:number-columns-spanned="1" table:number-rows-spanned="11">
            <text:p>1. Open 3 terminal windows</text:p>
            <text:p>2. In one terminal run command: “roscore”</text:p>
            <text:p>3. In second terminal window, run command: roslaunch om_aiv_util test_roslaunch.launch  ip:=168.3.201.122 (ip address is unique to each robot)</text:p>
            <text:p>4. In third terminal windows, run command: rostopic echo /ldarcl_ApplicationFaultQuery to suscribe to topic </text:p>
            <text:p>5. Ctrl C in third terminal to stop suscribing to topic. repeat step 4 and suscribe to required topic. A list of topics can be viewed using rostopic list.</text:p>
          </table:table-cell>
          <table:table-cell/>
          <table:table-cell office:value-type="string" calcext:value-type="string">
            <text:p>In third terminal windows, you should see data: "ApplicationFaultQuery: &lt;fault status&gt; where the &lt;fault status&gt; is the fault.</text:p>
          </table:table-cell>
          <table:table-cell table:style-name="ce86" office:value-type="string" calcext:value-type="string">
            <text:p>In third terminal window data recieved is : data: "ApplicationFaultQuery: No Faults"</text:p>
          </table:table-cell>
          <table:table-cell office:value-type="string" calcext:value-type="string">
            <text:p>Pass on 3 Dec 2019</text:p>
          </table:table-cell>
        </table:table-row>
        <table:table-row table:style-name="ro17">
          <table:table-cell office:value-type="string" calcext:value-type="string">
            <text:p><text:span text:style-name="T11">Test topic faultsGet</text:span></text:p>
            <text:p><text:span text:style-name="T11">On actual robot.</text:span></text:p>
          </table:table-cell>
          <table:covered-table-cell table:number-columns-repeated="2" table:style-name="ce86"/>
          <table:table-cell/>
          <table:table-cell office:value-type="string" calcext:value-type="string">
            <text:p>In third terminal windows, you should see data: "FaultsGet: &lt;fault status&gt;"</text:p>
            <text:p>where the &lt;fault status&gt; is the fault.</text:p>
          </table:table-cell>
          <table:table-cell office:value-type="string" calcext:value-type="string">
            <text:p>data: "FaultsGet: No faults"</text:p>
          </table:table-cell>
          <table:table-cell office:value-type="string" calcext:value-type="string">
            <text:p>Pass on 3 Dec 2020</text:p>
          </table:table-cell>
        </table:table-row>
        <table:table-row table:style-name="ro18">
          <table:table-cell office:value-type="string" calcext:value-type="string">
            <text:p><text:span text:style-name="T11">Test topic getDateTime</text:span></text:p>
            <text:p><text:span text:style-name="T11">On actual robot.</text:span></text:p>
          </table:table-cell>
          <table:covered-table-cell table:number-columns-repeated="2" table:style-name="ce86"/>
          <table:table-cell/>
          <table:table-cell office:value-type="string" calcext:value-type="string">
            <text:p><text:span text:style-name="T11">In third terminal windows, you should see data: data: "&lt;date and time&gt;</text:span></text:p>
            <text:p><text:span text:style-name="T11">where the &lt;date and time&gt; is the date and time</text:span></text:p>
          </table:table-cell>
          <table:table-cell office:value-type="string" calcext:value-type="string">
            <text:p>data: "DateTime: 12/03/2019 05:03:04"</text:p>
            <text:p/>
          </table:table-cell>
          <table:table-cell office:value-type="string" calcext:value-type="string">
            <text:p>Pass on 3 Dec 2021</text:p>
          </table:table-cell>
        </table:table-row>
        <table:table-row table:style-name="ro18">
          <table:table-cell office:value-type="string" calcext:value-type="string">
            <text:p><text:span text:style-name="T11">Test topic odometer</text:span></text:p>
            <text:p><text:span text:style-name="T11">On actual robot.</text:span></text:p>
          </table:table-cell>
          <table:covered-table-cell table:number-columns-repeated="2" table:style-name="ce86"/>
          <table:table-cell/>
          <table:table-cell office:value-type="string" calcext:value-type="string">
            <text:p><text:span text:style-name="T11">In third terminal windows, you should see data: "&lt;odometer&gt;</text:span></text:p>
            <text:p><text:span text:style-name="T11">where &lt;odometer&gt; odometer values</text:span></text:p>
          </table:table-cell>
          <table:table-cell office:value-type="string" calcext:value-type="string">
            <text:p>data: "Odometer: 280 mm 369 deg 68978 sec"</text:p>
            <text:p/>
          </table:table-cell>
          <table:table-cell office:value-type="string" calcext:value-type="string">
            <text:p>Pass on 3 Dec 2022</text:p>
          </table:table-cell>
        </table:table-row>
        <table:table-row table:style-name="ro19">
          <table:table-cell office:value-type="string" calcext:value-type="string">
            <text:p><text:span text:style-name="T11">Test topic oneLineStatus</text:span></text:p>
            <text:p><text:span text:style-name="T11">On actual robot.</text:span></text:p>
          </table:table-cell>
          <table:covered-table-cell table:number-columns-repeated="2" table:style-name="ce86"/>
          <table:table-cell/>
          <table:table-cell office:value-type="string" calcext:value-type="string">
            <text:p><text:span text:style-name="T11">In third terminal windows, you should see data: "&lt;oneLineStatus&gt;</text:span></text:p>
            <text:p><text:span text:style-name="T11">where &lt;oneLineStatus&gt; is the status of the robot on one line of text</text:span></text:p>
          </table:table-cell>
          <table:table-cell table:style-name="ce86" office:value-type="string" calcext:value-type="string">
            <text:p>data: "Status: DockingState: Docked ForcedState: Unforced ChargeState: Float StateOfCharge:\</text:p>
            <text:p>  \ 98.5 Location: 640 27815 180 Temperature: 36"</text:p>
            <text:p/>
          </table:table-cell>
          <table:table-cell office:value-type="string" calcext:value-type="string">
            <text:p>Pass on 3 Dec 2023</text:p>
          </table:table-cell>
        </table:table-row>
        <table:table-row table:style-name="ro18">
          <table:table-cell office:value-type="string" calcext:value-type="string">
            <text:p><text:span text:style-name="T11">Test topic queryDockStatus</text:span></text:p>
            <text:p><text:span text:style-name="T11">On actual robot.</text:span></text:p>
          </table:table-cell>
          <table:covered-table-cell table:number-columns-repeated="2" table:style-name="ce86"/>
          <table:table-cell/>
          <table:table-cell office:value-type="string" calcext:value-type="string">
            <text:p><text:span text:style-name="T11">In third terminal windows, you should see data: "&lt;dockStatus&gt;</text:span></text:p>
            <text:p><text:span text:style-name="T11">where &lt;dockStatus&gt; is the docking/charging status</text:span></text:p>
          </table:table-cell>
          <table:table-cell table:style-name="ce86" office:value-type="string" calcext:value-type="string">
            <text:p>data: "DockingState: Docked ForcedState: Unforced ChargeState: Float"</text:p>
            <text:p/>
          </table:table-cell>
          <table:table-cell office:value-type="string" calcext:value-type="string">
            <text:p>Pass on 3 Dec 2024</text:p>
          </table:table-cell>
        </table:table-row>
        <table:table-row table:style-name="ro18">
          <table:table-cell office:value-type="string" calcext:value-type="string">
            <text:p><text:span text:style-name="T11">Test topic queryMotors</text:span></text:p>
            <text:p><text:span text:style-name="T11">On actual robot.</text:span></text:p>
          </table:table-cell>
          <table:covered-table-cell table:number-columns-repeated="2" table:style-name="ce86"/>
          <table:table-cell/>
          <table:table-cell office:value-type="string" calcext:value-type="string">
            <text:p><text:span text:style-name="T11">In third terminal windows, you should see data: "&lt;MotorStatus&gt;</text:span></text:p>
            <text:p><text:span text:style-name="T11">where &lt;MotorStatus&gt; is state of the motors</text:span></text:p>
          </table:table-cell>
          <table:table-cell table:style-name="ce86" office:value-type="string" calcext:value-type="string">
            <text:p>data: "EStop relieved but motors still disabled"</text:p>
            <text:p/>
          </table:table-cell>
          <table:table-cell office:value-type="string" calcext:value-type="string">
            <text:p>Pass on 3 Dec 2025</text:p>
          </table:table-cell>
        </table:table-row>
        <table:table-row table:style-name="ro18">
          <table:table-cell office:value-type="string" calcext:value-type="string">
            <text:p><text:span text:style-name="T11">Test topic queueShowRobotLocal</text:span></text:p>
            <text:p><text:span text:style-name="T11">On actual robot.</text:span></text:p>
          </table:table-cell>
          <table:covered-table-cell table:number-columns-repeated="2" table:style-name="ce86"/>
          <table:table-cell/>
          <table:table-cell office:value-type="string" calcext:value-type="string">
            <text:p><text:span text:style-name="T11">In third terminal windows, you should see data: "&lt;status&gt;</text:span></text:p>
            <text:p><text:span text:style-name="T11">where &lt;status&gt; is status of the robot</text:span></text:p>
          </table:table-cell>
          <table:table-cell table:style-name="ce86" office:value-type="string" calcext:value-type="string">
            <text:p>data: "QueueRobot: \"Robot122\" UnAvailable Interrupted \"\""</text:p>
          </table:table-cell>
          <table:table-cell office:value-type="string" calcext:value-type="string">
            <text:p>Pass on 3 Dec 2026</text:p>
          </table:table-cell>
        </table:table-row>
        <table:table-row table:style-name="ro18">
          <table:table-cell office:value-type="string" calcext:value-type="string">
            <text:p><text:span text:style-name="T11">Test topic waitTaskState</text:span></text:p>
            <text:p><text:span text:style-name="T11">On actual robot.</text:span></text:p>
          </table:table-cell>
          <table:covered-table-cell table:number-columns-repeated="2" table:style-name="ce86"/>
          <table:table-cell/>
          <table:table-cell office:value-type="string" calcext:value-type="string">
            <text:p><text:span text:style-name="T11">In third terminal windows, you should see data: "&lt;waitTaskState&gt;</text:span></text:p>
            <text:p><text:span text:style-name="T11">where &lt;waitTaskState&gt; is the status of the wait task</text:span></text:p>
          </table:table-cell>
          <table:table-cell table:style-name="ce86" office:value-type="string" calcext:value-type="string">
            <text:p>data: "WaitState: Not waiting"</text:p>
          </table:table-cell>
          <table:table-cell office:value-type="string" calcext:value-type="string">
            <text:p>Pass on 3 Dec 2027</text:p>
          </table:table-cell>
        </table:table-row>
        <table:table-row table:style-name="ro18">
          <table:table-cell office:value-type="string" calcext:value-type="string">
            <text:p><text:span text:style-name="T11">Test 20 getInfo topics</text:span></text:p>
            <text:p><text:span text:style-name="T11">On actual robot.</text:span></text:p>
          </table:table-cell>
          <table:covered-table-cell table:number-columns-repeated="2" table:style-name="ce86"/>
          <table:table-cell/>
          <table:table-cell office:value-type="string" calcext:value-type="string">
            <text:p><text:span text:style-name="T11">In third terminal windows, you should see data: "&lt;info&gt;</text:span></text:p>
            <text:p><text:span text:style-name="T11">where &lt;info&gt; is the string associated with the information name</text:span></text:p>
          </table:table-cell>
          <table:table-cell table:style-name="ce86" office:value-type="string" calcext:value-type="string">
            <text:p>for example rostopic echo /ldarcl_getInfo_Idle:</text:p>
            <text:p/>
            <text:p>data: 67572</text:p>
            <text:p/>
          </table:table-cell>
          <table:table-cell office:value-type="string" calcext:value-type="string">
            <text:p>Pass on 3 Dec 2028</text:p>
          </table:table-cell>
        </table:table-row>
        <table:table-row table:style-name="ro18">
          <table:table-cell office:value-type="string" calcext:value-type="string">
            <text:p>Test 6 status topics On actual robot.</text:p>
          </table:table-cell>
          <table:covered-table-cell table:number-columns-repeated="2" table:style-name="ce86"/>
          <table:table-cell/>
          <table:table-cell office:value-type="string" calcext:value-type="string">
            <text:p><text:span text:style-name="T11">In third terminal windows, you should see data: "&lt;status&gt;</text:span></text:p>
            <text:p><text:span text:style-name="T11">where &lt;status&gt; is the operational state of the robot</text:span></text:p>
          </table:table-cell>
          <table:table-cell table:style-name="ce86" office:value-type="string" calcext:value-type="string">
            <text:p>for example rostopic echo /ldarcl_status_temperature: </text:p>
            <text:p/>
            <text:p>data: 36.0</text:p>
            <text:p/>
          </table:table-cell>
          <table:table-cell office:value-type="string" calcext:value-type="string">
            <text:p>Pass on 3 Dec 2029</text:p>
          </table:table-cell>
        </table:table-row>
        <table:table-row table:style-name="ro18">
          <table:table-cell/>
          <table:table-cell table:style-name="ce86" table:number-columns-repeated="2"/>
          <table:table-cell table:number-columns-repeated="2"/>
          <table:table-cell table:style-name="ce86"/>
          <table:table-cell office:value-type="string" calcext:value-type="string">
            <text:p>Pass on 3 Dec 2030</text:p>
          </table:table-cell>
        </table:table-row>
        <table:table-row table:style-name="ro20">
          <table:table-cell office:value-type="string" calcext:value-type="string">
            <text:p><text:span text:style-name="T11">Test analogInputList </text:span>service on actual robot.</text:p>
          </table:table-cell>
          <table:table-cell table:style-name="ce86" office:value-type="string" calcext:value-type="string">
            <text:p><text:span text:style-name="T11">robot ip have to be </text:span></text:p>
            <text:p><text:span text:style-name="T11">Set when launching launch </text:span></text:p>
            <text:p><text:span text:style-name="T11">File as command line arg</text:span></text:p>
          </table:table-cell>
          <table:table-cell table:style-name="ce86" office:value-type="string" calcext:value-type="string">
            <text:p><text:span text:style-name="T11">1. Open 3 terminal windows</text:span></text:p>
            <text:p><text:span text:style-name="T11">2. In one terminal run command: “roscore”</text:span></text:p>
            <text:p><text:span text:style-name="T11">3. In second terminal window, run command: roslaunch om_aiv_util test_roslaunch.launch  ip:=168.3.201.122 (ip address is unique to each robot)</text:span></text:p>
            <text:p><text:span text:style-name="T11">4. In third terminal windows, run command: rosrun om_aiv_util analogInputList_client.py</text:span></text:p>
            <text:p><text:span text:style-name="T11">5. repeat step 4 for other services and input command line arguments if required</text:span></text:p>
          </table:table-cell>
          <table:table-cell/>
          <table:table-cell office:value-type="string" calcext:value-type="string">
            <text:p>In third terminal window, you should see the named analog inputs</text:p>
          </table:table-cell>
          <table:table-cell table:style-name="ce86" office:value-type="string" calcext:value-type="string">
            <text:p>running command</text:p>
            <text:p>['AnalogInputListHelper: List format is: &lt;minVoltage&gt; &lt;maxVoltage&gt; &lt;maxRaw&gt; &lt;name&gt;', 'AnalogInputListHelper: The data returned by analogInputQueryVoltage is a voltage as a double between &lt;minVoltage&gt; and &lt;maxVoltage&gt;', 'AnalogInputListHelper: The data returned by analogInputQueryRaw is an int called &lt;rawValue&gt;', "AnalogInputListHelper: To get &lt;rawValue&gt; to voltage do '&lt;minVoltage&gt; + (&lt;maxVoltage&gt; - &lt;minVoltage&gt;) * &lt;rawValue&gt; / &lt;maxRaw&gt;", 'End of AnalogInputList']</text:p>
            <text:p/>
          </table:table-cell>
          <table:table-cell office:value-type="string" calcext:value-type="string">
            <text:p>Pass on 3 Dec 2031</text:p>
          </table:table-cell>
        </table:table-row>
        <table:table-row table:style-name="ro18">
          <table:table-cell table:style-name="ce141" office:value-type="string" calcext:value-type="string">
            <text:p><text:span text:style-name="T11">Test analogInputQueryRaw</text:span> service on actual robot.</text:p>
          </table:table-cell>
          <table:table-cell table:style-name="ce86" table:number-columns-repeated="2"/>
          <table:table-cell/>
          <table:table-cell office:value-type="string" calcext:value-type="string">
            <text:p>In third terminal window, the state of an analog input by raw is shown</text:p>
          </table:table-cell>
          <table:table-cell table:style-name="ce86" office:value-type="string" calcext:value-type="string">
            <text:p>['name']</text:p>
            <text:p>running command</text:p>
            <text:p>CommandError: analogInputQueryRaw name</text:p>
            <text:p>CommandErrorDescription: Must give device to query</text:p>
            <text:p/>
          </table:table-cell>
          <table:table-cell office:value-type="string" calcext:value-type="string">
            <text:p>Pass on 3 Dec 2032</text:p>
          </table:table-cell>
        </table:table-row>
        <table:table-row table:style-name="ro18">
          <table:table-cell table:style-name="ce141" office:value-type="string" calcext:value-type="string">
            <text:p><text:span text:style-name="T11">Test analogInputQueryVoltage</text:span> service on actual robot.</text:p>
          </table:table-cell>
          <table:table-cell table:style-name="ce86" table:number-columns-repeated="2"/>
          <table:table-cell/>
          <table:table-cell office:value-type="string" calcext:value-type="string">
            <text:p>In third terminal window, the voltage of an analog input is shown</text:p>
          </table:table-cell>
          <table:table-cell table:style-name="ce86" office:value-type="string" calcext:value-type="string">
            <text:p>running command</text:p>
            <text:p>CommandError: analogInputQueryVoltage NAME</text:p>
            <text:p>CommandErrorDescription: Must give device to query</text:p>
            <text:p/>
          </table:table-cell>
          <table:table-cell office:value-type="string" calcext:value-type="string">
            <text:p>Pass on 3 Dec 2033</text:p>
          </table:table-cell>
        </table:table-row>
        <table:table-row table:style-name="ro18">
          <table:table-cell office:value-type="string" calcext:value-type="string">
            <text:p>Test applicationFaultClear service on actual robot. (application fault have to be set first)</text:p>
          </table:table-cell>
          <table:table-cell table:style-name="ce86" table:number-columns-repeated="2"/>
          <table:table-cell/>
          <table:table-cell office:value-type="string" calcext:value-type="string">
            <text:p>In third terminal window, it should show that the named application fault is cleared</text:p>
          </table:table-cell>
          <table:table-cell table:style-name="ce86" office:value-type="string" calcext:value-type="string">
            <text:p>running command</text:p>
            <text:p>FaultCleared: Fault_Driving_Critical_Application fault "test" "test" true true true false false</text:p>
            <text:p>ApplicationFaultClear cleared fault</text:p>
            <text:p>RobotFaultCleared: "Robot122" Fault_Driving_Critical_Application fault "test" "test" true true true false false</text:p>
            <text:p/>
          </table:table-cell>
          <table:table-cell/>
        </table:table-row>
        <table:table-row table:style-name="ro18">
          <table:table-cell office:value-type="string" calcext:value-type="string">
            <text:p><text:span text:style-name="T11">Test applicationFaultSet</text:span> service on actual robot. </text:p>
          </table:table-cell>
          <table:table-cell table:style-name="ce86" table:number-columns-repeated="2"/>
          <table:table-cell/>
          <table:table-cell office:value-type="string" calcext:value-type="string">
            <text:p>In third terminal window, it should show that the application fault is set</text:p>
          </table:table-cell>
          <table:table-cell table:style-name="ce86" office:value-type="string" calcext:value-type="string">
            <text:p>running command</text:p>
            <text:p>ApplicationFaultSet set fault</text:p>
            <text:p>Fault: Fault_Application fault "test" "test" false false true false false</text:p>
            <text:p/>
          </table:table-cell>
          <table:table-cell/>
        </table:table-row>
        <table:table-row table:style-name="ro18">
          <table:table-cell office:value-type="string" calcext:value-type="string">
            <text:p>Test arclSendText service on actual robot. </text:p>
          </table:table-cell>
          <table:table-cell table:style-name="ce86" table:number-columns-repeated="2"/>
          <table:table-cell/>
          <table:table-cell office:value-type="string" calcext:value-type="string">
            <text:p>In third terminal window, it should show that the given message to all ARCL clients</text:p>
          </table:table-cell>
          <table:table-cell table:style-name="ce86" office:value-type="string" calcext:value-type="string">
            <text:p/>
            <text:p>running command</text:p>
            <text:p>test</text:p>
            <text:p/>
          </table:table-cell>
          <table:table-cell/>
        </table:table-row>
        <table:table-row table:style-name="ro18">
          <table:table-cell office:value-type="string" calcext:value-type="string">
            <text:p>Test configAdd service on actual robot. (a new config has to be started first)</text:p>
          </table:table-cell>
          <table:table-cell table:style-name="ce86" table:number-columns-repeated="2"/>
          <table:table-cell/>
          <table:table-cell office:value-type="string" calcext:value-type="string">
            <text:p>In third terminal window, it should show that the parameter keywords and values is added to the configuration list</text:p>
          </table:table-cell>
          <table:table-cell table:style-name="ce86" office:value-type="string" calcext:value-type="string">
            <text:p>Running command</text:p>
            <text:p>Added 'test test' to the config</text:p>
          </table:table-cell>
          <table:table-cell/>
        </table:table-row>
        <table:table-row table:style-name="ro18">
          <table:table-cell office:value-type="string" calcext:value-type="string">
            <text:p>Test configParse service on actual robot. </text:p>
          </table:table-cell>
          <table:table-cell table:style-name="ce86" table:number-columns-repeated="2"/>
          <table:table-cell/>
          <table:table-cell office:value-type="string" calcext:value-type="string">
            <text:p><text:span text:style-name="T11">In third terminal window, it should show that the</text:span> configuration parameters have will be parsed</text:p>
          </table:table-cell>
          <table:table-cell table:style-name="ce86" office:value-type="string" calcext:value-type="string">
            <text:p><text:span text:style-name="T11">running command</text:span></text:p>
            <text:p>Will parse config</text:p>
          </table:table-cell>
          <table:table-cell/>
        </table:table-row>
        <table:table-row table:style-name="ro18">
          <table:table-cell office:value-type="string" calcext:value-type="string">
            <text:p><text:span text:style-name="T11">Test configStart</text:span> service on actual robot. </text:p>
          </table:table-cell>
          <table:table-cell table:style-name="ce86" table:number-columns-repeated="2"/>
          <table:table-cell/>
          <table:table-cell office:value-type="string" calcext:value-type="string">
            <text:p>In third terminal window, it should show that the config is starting</text:p>
          </table:table-cell>
          <table:table-cell table:style-name="ce86" office:value-type="string" calcext:value-type="string">
            <text:p>running command</text:p>
            <text:p>New config starting</text:p>
            <text:p/>
          </table:table-cell>
          <table:table-cell/>
        </table:table-row>
        <table:table-row table:style-name="ro18">
          <table:table-cell office:value-type="string" calcext:value-type="string">
            <text:p>Test connectOutgoing service on actual robot. </text:p>
          </table:table-cell>
          <table:table-cell table:style-name="ce86" table:number-columns-repeated="2"/>
          <table:table-cell/>
          <table:table-cell office:value-type="string" calcext:value-type="string">
            <text:p>In third terminal window, it should show the socket connected to the ip address and port specified</text:p>
          </table:table-cell>
          <table:table-cell table:style-name="ce86" office:value-type="string" calcext:value-type="string">
            <text:p>running command</text:p>
            <text:p>Outgoing socket connected to 168.3.201.122 7171</text:p>
          </table:table-cell>
          <table:table-cell/>
        </table:table-row>
        <table:table-row table:style-name="ro18">
          <table:table-cell office:value-type="string" calcext:value-type="string">
            <text:p><text:span text:style-name="T11">Test createInfo</text:span> service on actual robot. </text:p>
          </table:table-cell>
          <table:table-cell table:style-name="ce86" table:number-columns-repeated="2"/>
          <table:table-cell/>
          <table:table-cell office:value-type="string" calcext:value-type="string">
            <text:p>In third terminal window, it should show that info has been created</text:p>
          </table:table-cell>
          <table:table-cell table:style-name="ce86" office:value-type="string" calcext:value-type="string">
            <text:p>Created info for test</text:p>
            <text:p/>
          </table:table-cell>
          <table:table-cell/>
        </table:table-row>
        <table:table-row table:style-name="ro18">
          <table:table-cell office:value-type="string" calcext:value-type="string">
            <text:p><text:span text:style-name="T11">Test doTaskInstant</text:span> service on actual robot. </text:p>
          </table:table-cell>
          <table:table-cell table:style-name="ce86" table:number-columns-repeated="2"/>
          <table:table-cell/>
          <table:table-cell office:value-type="string" calcext:value-type="string">
            <text:p>In third terminal window, it should show that the instant task has been run</text:p>
          </table:table-cell>
          <table:table-cell table:style-name="ce86" office:value-type="string" calcext:value-type="string">
            <text:p>running command</text:p>
            <text:p>test</text:p>
            <text:p>Completed doing instant task ARCLSendText test</text:p>
            <text:p/>
          </table:table-cell>
          <table:table-cell/>
        </table:table-row>
        <table:table-row table:style-name="ro18">
          <table:table-cell office:value-type="string" calcext:value-type="string">
            <text:p>Test echo service on actual robot. </text:p>
          </table:table-cell>
          <table:table-cell table:style-name="ce86" table:number-columns-repeated="2"/>
          <table:table-cell/>
          <table:table-cell office:value-type="string" calcext:value-type="string">
            <text:p>In third terminal window, it should show echo status</text:p>
          </table:table-cell>
          <table:table-cell table:style-name="ce86" office:value-type="string" calcext:value-type="string">
            <text:p>running command</text:p>
            <text:p>Echo is off.</text:p>
            <text:p/>
          </table:table-cell>
          <table:table-cell/>
        </table:table-row>
        <table:table-row table:style-name="ro18">
          <table:table-cell office:value-type="string" calcext:value-type="string">
            <text:p><text:span text:style-name="T11">Test enableMotors</text:span> service on actual robot. </text:p>
          </table:table-cell>
          <table:table-cell table:style-name="ce86" table:number-columns-repeated="2"/>
          <table:table-cell/>
          <table:table-cell office:value-type="string" calcext:value-type="string">
            <text:p>In third terminal window, it should show that motors have been enabled or why motors could not be enabled</text:p>
          </table:table-cell>
          <table:table-cell table:style-name="ce86" office:value-type="string" calcext:value-type="string">
            <text:p>running command</text:p>
            <text:p>EStop pressed cannot enable motors</text:p>
          </table:table-cell>
          <table:table-cell/>
        </table:table-row>
        <table:table-row table:style-name="ro18">
          <table:table-cell office:value-type="string" calcext:value-type="string">
            <text:p><text:span text:style-name="T11">Test extIOAdd</text:span> service on actual robot. </text:p>
          </table:table-cell>
          <table:table-cell table:style-name="ce86" table:number-columns-repeated="2"/>
          <table:table-cell/>
          <table:table-cell office:value-type="string" calcext:value-type="string">
            <text:p><text:span text:style-name="T11">In third terminal window, it should show that </text:span>new external I/O set has been created</text:p>
          </table:table-cell>
          <table:table-cell table:style-name="ce86" office:value-type="string" calcext:value-type="string">
            <text:p>running command</text:p>
            <text:p>extIOAdd: name added with 1 input(s) and 1 output(s)</text:p>
            <text:p/>
          </table:table-cell>
          <table:table-cell/>
        </table:table-row>
        <table:table-row table:style-name="ro18">
          <table:table-cell table:style-name="ce141" office:value-type="string" calcext:value-type="string">
            <text:p><text:span text:style-name="T11">Test extIODump</text:span> service on actual robot. </text:p>
          </table:table-cell>
          <table:table-cell table:style-name="ce86" table:number-columns-repeated="2"/>
          <table:table-cell office:value-type="string" calcext:value-type="string">
            <text:p>No command line arguments required</text:p>
          </table:table-cell>
          <table:table-cell office:value-type="string" calcext:value-type="string">
            <text:p>In third terminal window, it should show that the values of all the external I/Os have been dumped</text:p>
          </table:table-cell>
          <table:table-cell table:style-name="ce86" office:value-type="string" calcext:value-type="string">
            <text:p>Unknown command extIODump</text:p>
            <text:p/>
          </table:table-cell>
          <table:table-cell office:value-type="string" calcext:value-type="string">
            <text:p>failed on 4 dec. Command unknown</text:p>
          </table:table-cell>
        </table:table-row>
        <table:table-row table:style-name="ro18">
          <table:table-cell table:style-name="ce141" office:value-type="string" calcext:value-type="string">
            <text:p><text:span text:style-name="T11">Test extIODumpLocal</text:span> service on actual robot. </text:p>
          </table:table-cell>
          <table:table-cell table:style-name="ce86" table:number-columns-repeated="2"/>
          <table:table-cell office:value-type="string" calcext:value-type="string">
            <text:p>No command line arguments required</text:p>
          </table:table-cell>
          <table:table-cell office:value-type="string" calcext:value-type="string">
            <text:p>In third terminal window, it should show that the values of all the external I/Os have been dumped</text:p>
          </table:table-cell>
          <table:table-cell table:style-name="ce86" office:value-type="string" calcext:value-type="string">
            <text:p>Unknown command extIODumpLocal</text:p>
          </table:table-cell>
          <table:table-cell office:value-type="string" calcext:value-type="string">
            <text:p>failed on 4 dec. Command unknown</text:p>
          </table:table-cell>
        </table:table-row>
        <table:table-row table:style-name="ro18">
          <table:table-cell office:value-type="string" calcext:value-type="string">
            <text:p><text:span text:style-name="T11">Test extIOInputUpdate</text:span> service on actual robot. </text:p>
          </table:table-cell>
          <table:table-cell table:style-name="ce86" table:number-columns-repeated="2"/>
          <table:table-cell office:value-type="string" calcext:value-type="string">
            <text:p>name 2</text:p>
          </table:table-cell>
          <table:table-cell office:value-type="string" calcext:value-type="string">
            <text:p><text:span text:style-name="T11">In third terminal window, it should show that</text:span> the values of the inputs for a specified external I/O set has been updated</text:p>
          </table:table-cell>
          <table:table-cell table:style-name="ce86" office:value-type="string" calcext:value-type="string">
            <text:p>extIOInputUpdate: input name updated with 0x2 from 2</text:p>
          </table:table-cell>
          <table:table-cell office:value-type="string" calcext:value-type="string">
            <text:p>passed on 4 dec 10:07am</text:p>
          </table:table-cell>
        </table:table-row>
        <table:table-row table:style-name="ro18">
          <table:table-cell office:value-type="string" calcext:value-type="string">
            <text:p><text:span text:style-name="T11">Test extIOInputUpdateBit</text:span> service on actual robot. </text:p>
          </table:table-cell>
          <table:table-cell table:style-name="ce86" table:number-columns-repeated="2"/>
          <table:table-cell office:value-type="string" calcext:value-type="string">
            <text:p>name 1 0</text:p>
          </table:table-cell>
          <table:table-cell office:value-type="string" calcext:value-type="string">
            <text:p><text:span text:style-name="T13">In third terminal window, it should show that </text:span>a specific bit in the external digital input set has been updated</text:p>
          </table:table-cell>
          <table:table-cell table:style-name="ce86" office:value-type="string" calcext:value-type="string">
            <text:p>extIOInputUpdateBit: input name updated with 0 at bit 1 to 0x2</text:p>
          </table:table-cell>
          <table:table-cell office:value-type="string" calcext:value-type="string">
            <text:p>passed on 4 dec 10:14am</text:p>
          </table:table-cell>
        </table:table-row>
        <table:table-row table:style-name="ro18">
          <table:table-cell office:value-type="string" calcext:value-type="string">
            <text:p><text:span text:style-name="T11">Test extIOInputUpdateByte</text:span> service on actual robot. </text:p>
          </table:table-cell>
          <table:table-cell table:style-name="ce86" table:number-columns-repeated="2"/>
          <table:table-cell office:value-type="string" calcext:value-type="string">
            <text:p>name 1 1</text:p>
          </table:table-cell>
          <table:table-cell office:value-type="string" calcext:value-type="string">
            <text:p>In third terminal window, it should show that a specific byte in the named external digital output set has been updated</text:p>
          </table:table-cell>
          <table:table-cell table:style-name="ce86" office:value-type="string" calcext:value-type="string">
            <text:p>extIOInputUpdateByte: input name updated with 0x1 at byte 1 to 0x1</text:p>
          </table:table-cell>
          <table:table-cell office:value-type="string" calcext:value-type="string">
            <text:p>passed on 4 dec 10:16am</text:p>
          </table:table-cell>
        </table:table-row>
        <table:table-row table:style-name="ro18">
          <table:table-cell office:value-type="string" calcext:value-type="string">
            <text:p><text:span text:style-name="T11">Test extIOOutputUpdate</text:span> service on actual robot. </text:p>
          </table:table-cell>
          <table:table-cell table:style-name="ce86" table:number-columns-repeated="2"/>
          <table:table-cell office:value-type="string" calcext:value-type="string">
            <text:p>name 2</text:p>
          </table:table-cell>
          <table:table-cell office:value-type="string" calcext:value-type="string">
            <text:p><text:span text:style-name="T11">In third terminal window, it should show that </text:span>the values of the outputs for an external I/O set has been updated</text:p>
          </table:table-cell>
          <table:table-cell table:style-name="ce86" office:value-type="string" calcext:value-type="string">
            <text:p>extIOOutputUpdate: output name updated with 0x02 from 2</text:p>
          </table:table-cell>
          <table:table-cell office:value-type="string" calcext:value-type="string">
            <text:p>passed on 4 dec 10:19am</text:p>
          </table:table-cell>
        </table:table-row>
        <table:table-row table:style-name="ro18">
          <table:table-cell office:value-type="string" calcext:value-type="string">
            <text:p><text:span text:style-name="T11">Test extIOOutputUpdateBit</text:span> service on actual robot. </text:p>
          </table:table-cell>
          <table:table-cell table:style-name="ce86" table:number-columns-repeated="2"/>
          <table:table-cell office:value-type="string" calcext:value-type="string">
            <text:p>name 1 0</text:p>
          </table:table-cell>
          <table:table-cell office:value-type="string" calcext:value-type="string">
            <text:p><text:span text:style-name="T14">In third terminal window, it should show that</text:span> a specific bit in the external I/O set has been updated</text:p>
          </table:table-cell>
          <table:table-cell table:style-name="ce86" office:value-type="string" calcext:value-type="string">
            <text:p>extIOOutputUpdateBit: output name updated with 0 at bit 1 to 0x02</text:p>
          </table:table-cell>
          <table:table-cell office:value-type="string" calcext:value-type="string">
            <text:p>passed on 4 dec 10:23am</text:p>
          </table:table-cell>
        </table:table-row>
        <table:table-row table:style-name="ro18">
          <table:table-cell office:value-type="string" calcext:value-type="string">
            <text:p><text:span text:style-name="T11">Test extIOOutputUpdateByte </text:span>service on actual robot. </text:p>
          </table:table-cell>
          <table:table-cell table:style-name="ce86" table:number-columns-repeated="2"/>
          <table:table-cell office:value-type="string" calcext:value-type="string">
            <text:p>name 1 1</text:p>
          </table:table-cell>
          <table:table-cell office:value-type="string" calcext:value-type="string">
            <text:p><text:span text:style-name="T14">In third terminal window, it should show that</text:span> a specific byte in the named external digital output device has been updated</text:p>
          </table:table-cell>
          <table:table-cell table:style-name="ce86" office:value-type="string" calcext:value-type="string">
            <text:p>extIOOutputUpdateByte: output name updated with 0x0 at byte 1 to 0x00</text:p>
          </table:table-cell>
          <table:table-cell office:value-type="string" calcext:value-type="string">
            <text:p>passed on 4 dec 10:27am</text:p>
          </table:table-cell>
        </table:table-row>
        <table:table-row table:style-name="ro18">
          <table:table-cell office:value-type="string" calcext:value-type="string">
            <text:p><text:span text:style-name="T11">Test extIORemove </text:span>service on actual robot. </text:p>
          </table:table-cell>
          <table:table-cell table:style-name="ce86"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In third terminal window, it should show that an external I/O set has been removed</text:p>
          </table:table-cell>
          <table:table-cell table:style-name="ce86" office:value-type="string" calcext:value-type="string">
            <text:p>extIORemove: name removed</text:p>
          </table:table-cell>
          <table:table-cell office:value-type="string" calcext:value-type="string">
            <text:p>passed on 4 dec 10:29am</text:p>
          </table:table-cell>
        </table:table-row>
        <table:table-row table:style-name="ro18">
          <table:table-cell office:value-type="string" calcext:value-type="string">
            <text:p><text:span text:style-name="T11">Test getConfigSectionInfo </text:span>service on actual robot. </text:p>
          </table:table-cell>
          <table:table-cell table:style-name="ce86" table:number-columns-repeated="2"/>
          <table:table-cell office:value-type="string" calcext:value-type="string">
            <text:p>sonar</text:p>
          </table:table-cell>
          <table:table-cell office:value-type="string" calcext:value-type="string">
            <text:p>In third terminal window, it should display details about the configuration parameters in a specified section</text:p>
          </table:table-cell>
          <table:table-cell table:style-name="ce86" office:value-type="string" calcext:value-type="string">
            <text:p>GetConfigSectionParamInfo: ...................................................................................................................................................................(a lot of data)</text:p>
            <text:p/>
            <text:p>EndOfGetConfigSectionInfo</text:p>
          </table:table-cell>
          <table:table-cell office:value-type="string" calcext:value-type="string">
            <text:p>passed on 4 dec 10:32am</text:p>
          </table:table-cell>
        </table:table-row>
        <table:table-row table:style-name="ro18">
          <table:table-cell office:value-type="string" calcext:value-type="string">
            <text:p><text:span text:style-name="T11">Test getConfigSectionList </text:span>service on actual robot. </text:p>
          </table:table-cell>
          <table:table-cell table:style-name="ce86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<text:span text:style-name="T11">In third terminal window, it should display</text:span> the list of sections enabled in the ARAM configuration parameters</text:p>
          </table:table-cell>
          <table:table-cell table:style-name="ce86" office:value-type="string" calcext:value-type="string">
            <text:p>GetConfigSectionList:...........................................................................................................................................................................(list of sections)</text:p>
            <text:p>EndOfGetConfigSectionList</text:p>
            <text:p/>
          </table:table-cell>
          <table:table-cell office:value-type="string" calcext:value-type="string">
            <text:p>passed on 4 dec 10:35am</text:p>
          </table:table-cell>
        </table:table-row>
        <table:table-row table:style-name="ro18">
          <table:table-cell office:value-type="string" calcext:value-type="string">
            <text:p><text:span text:style-name="T11">Test getConfigSectionValues </text:span>service on actual robot. </text:p>
          </table:table-cell>
          <table:table-cell table:style-name="ce86" table:number-columns-repeated="2"/>
          <table:table-cell office:value-type="string" calcext:value-type="string">
            <text:p>sonar</text:p>
          </table:table-cell>
          <table:table-cell office:value-type="string" calcext:value-type="string">
            <text:p>In third terminal window, it should display the current parameter values for the specified section</text:p>
          </table:table-cell>
          <table:table-cell table:style-name="ce86" office:value-type="string" calcext:value-type="string">
            <text:p>GetConfigSectionValue: ............................................................................................................................(current parameter values for sonar section)</text:p>
            <text:p>EndOfGetConfigSectionValues</text:p>
            <text:p/>
          </table:table-cell>
          <table:table-cell office:value-type="string" calcext:value-type="string">
            <text:p>passed on 4 dec 10:37am</text:p>
          </table:table-cell>
        </table:table-row>
        <table:table-row table:style-name="ro18">
          <table:table-cell office:value-type="string" calcext:value-type="string">
            <text:p><text:span text:style-name="T11">Test getDataStoreFieldInfo </text:span>service on actual robot. </text:p>
          </table:table-cell>
          <table:table-cell table:style-name="ce86" table:number-columns-repeated="2"/>
          <table:table-cell office:value-type="string" calcext:value-type="string">
            <text:p>robots</text:p>
          </table:table-cell>
          <table:table-cell office:value-type="string" calcext:value-type="string">
            <text:p>In third terminal window, it should display the <text:s/>information on a field in the DataStore</text:p>
          </table:table-cell>
          <table:table-cell table:style-name="ce86" office:value-type="string" calcext:value-type="string">
            <text:p>GetDataStoreFieldInfo: Long long Robots Advanced 0 9223372036854775807 "Number of robots currently connected to EM (includes Available, UnAvailable, InProgress states)" "" ""</text:p>
            <text:p>EndOfGetDataStoreFieldInfo</text:p>
            <text:p/>
          </table:table-cell>
          <table:table-cell office:value-type="string" calcext:value-type="string">
            <text:p>passed on 4 dec 10:42am</text:p>
          </table:table-cell>
        </table:table-row>
        <table:table-row table:style-name="ro18">
          <table:table-cell office:value-type="string" calcext:value-type="string">
            <text:p><text:span text:style-name="T11">Test getDataStoreFieldList </text:span>service on actual robot. </text:p>
          </table:table-cell>
          <table:table-cell table:style-name="ce86" table:number-columns-repeated="2"/>
          <table:table-cell office:value-type="string" calcext:value-type="string">
            <text:p>no command line arg required</text:p>
          </table:table-cell>
          <table:table-cell office:value-type="string" calcext:value-type="string">
            <text:p>In third terminal window, it should display the list of field names in the DataStore</text:p>
          </table:table-cell>
          <table:table-cell table:style-name="ce86" office:value-type="string" calcext:value-type="string">
            <text:p>GetDataStoreFieldList: ................................................................................................................................................(list of field names in DataStore)</text:p>
            <text:p>EndOfGetDataStoreFieldList</text:p>
            <text:p/>
          </table:table-cell>
          <table:table-cell office:value-type="string" calcext:value-type="string">
            <text:p>passed on 4 dec 10:56am</text:p>
          </table:table-cell>
        </table:table-row>
        <table:table-row table:style-name="ro18">
          <table:table-cell office:value-type="string" calcext:value-type="string">
            <text:p><text:span text:style-name="T11">Test getDataStoreFieldValues </text:span>service on actual robot. </text:p>
          </table:table-cell>
          <table:table-cell table:style-name="ce86" table:number-columns-repeated="2"/>
          <table:table-cell office:value-type="string" calcext:value-type="string">
            <text:p>robots</text:p>
          </table:table-cell>
          <table:table-cell office:value-type="string" calcext:value-type="string">
            <text:p><text:span text:style-name="T11">In third terminal window, it should display the</text:span> values of a field in the DataStore</text:p>
          </table:table-cell>
          <table:table-cell table:style-name="ce86" office:value-type="string" calcext:value-type="string">
            <text:p>DockingState: Undocking ForcedState: Unforced ChargeState: Overcharge</text:p>
            <text:p>DockingState: Undocking ForcedState: Unforced ChargeState: Float</text:p>
            <text:p>GetDataStoreFieldValues: Robots 1</text:p>
            <text:p>EndOfGetDataStoreFieldValues</text:p>
            <text:p/>
          </table:table-cell>
          <table:table-cell office:value-type="string" calcext:value-type="string">
            <text:p>passed on 4 dec 11:05am</text:p>
          </table:table-cell>
        </table:table-row>
        <table:table-row table:style-name="ro18">
          <table:table-cell office:value-type="string" calcext:value-type="string">
            <text:p><text:span text:style-name="T11">Test getDataStoreGroupInfo </text:span>service on actual robot. </text:p>
          </table:table-cell>
          <table:table-cell table:style-name="ce86" table:number-columns-repeated="2"/>
          <table:table-cell office:value-type="string" calcext:value-type="string">
            <text:p>system</text:p>
          </table:table-cell>
          <table:table-cell office:value-type="string" calcext:value-type="string">
            <text:p><text:span text:style-name="T13">In third terminal window, it should display the</text:span> info on a group in the DataStore</text:p>
          </table:table-cell>
          <table:table-cell table:style-name="ce86" office:value-type="string" calcext:value-type="string">
            <text:p>GetDataStoreGroupInfo: "Information about the system" "System"</text:p>
            <text:p>GetDataStoreGroupInfo: String RobotIP Advanced None None "IP address of the robot" "" ""</text:p>
            <text:p>GetDataStoreGroupInfo: String Odometer(KM) Advanced None None "Distance driven by robot (km)" "" ""</text:p>
            <text:p>GetDataStoreGroupInfo: String OdometerKM_MM Advanced None None "Distance driven by robot (km, mm)" "" ""</text:p>
            <text:p>GetDataStoreGroupInfo: String HourMeter Advanced None None "Time driven by robot (hours)" "" ""</text:p>
            <text:p>GetDataStoreGroupInfo: Int Idle Advanced -2147483648 2147483647 "(secs)" "" ""</text:p>
            <text:p>EndOfGetDataStoreGroupInfo</text:p>
            <text:p/>
          </table:table-cell>
          <table:table-cell office:value-type="string" calcext:value-type="string">
            <text:p>passed on 4 dec 11:08am</text:p>
          </table:table-cell>
        </table:table-row>
        <table:table-row table:style-name="ro18">
          <table:table-cell office:value-type="string" calcext:value-type="string">
            <text:p><text:span text:style-name="T11">Test getDataStoreGroupList </text:span>service on actual robot. </text:p>
          </table:table-cell>
          <table:table-cell table:style-name="ce86" table:number-columns-repeated="2"/>
          <table:table-cell office:value-type="string" calcext:value-type="string">
            <text:p>No command line arguments required</text:p>
          </table:table-cell>
          <table:table-cell office:value-type="string" calcext:value-type="string">
            <text:p>In third terminal window, it should display the list of groups in the DataStore</text:p>
          </table:table-cell>
          <table:table-cell table:style-name="ce86" office:value-type="string" calcext:value-type="string">
            <text:p>GetDataStoreGroupList: ...............................................................................................................................................(list of groups in the DataStore)</text:p>
            <text:p>EndOfGetDataStoreGroupList</text:p>
            <text:p/>
          </table:table-cell>
          <table:table-cell office:value-type="string" calcext:value-type="string">
            <text:p>passed on 4 dec 11:10am</text:p>
          </table:table-cell>
        </table:table-row>
        <table:table-row table:style-name="ro18">
          <table:table-cell office:value-type="string" calcext:value-type="string">
            <text:p><text:span text:style-name="T11">Test getDataStoreGroupValues </text:span>service on actual robot. </text:p>
          </table:table-cell>
          <table:table-cell table:style-name="ce86" table:number-columns-repeated="2"/>
          <table:table-cell office:value-type="string" calcext:value-type="string">
            <text:p>system</text:p>
          </table:table-cell>
          <table:table-cell office:value-type="string" calcext:value-type="string">
            <text:p>In third terminal window, it should display the values of a group in the DataStore</text:p>
          </table:table-cell>
          <table:table-cell table:style-name="ce86" office:value-type="string" calcext:value-type="string">
            <text:p>GetDataStoreGroupValues: RobotIP 168.3.201.122</text:p>
            <text:p>GetDataStoreGroupValues: Odometer(KM) 16</text:p>
            <text:p>GetDataStoreGroupValues: OdometerKM_MM 16 km, 239648.062 mm</text:p>
            <text:p>GetDataStoreGroupValues: HourMeter 679</text:p>
            <text:p>GetDataStoreGroupValues: Idle 0</text:p>
            <text:p>EndOfGetDataStoreGroupValues</text:p>
            <text:p/>
          </table:table-cell>
          <table:table-cell office:value-type="string" calcext:value-type="string">
            <text:p>passed on 4 dec 11:12am</text:p>
          </table:table-cell>
        </table:table-row>
        <table:table-row table:style-name="ro18">
          <table:table-cell office:value-type="string" calcext:value-type="string">
            <text:p><text:span text:style-name="T11">Test getDataStoreTripGroupList </text:span>service on actual robot. </text:p>
          </table:table-cell>
          <table:table-cell table:style-name="ce86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<text:span text:style-name="T11">In third terminal window, it should display</text:span> the list of groups in the DataStore that contain trip information</text:p>
          </table:table-cell>
          <table:table-cell table:style-name="ce86" office:value-type="string" calcext:value-type="string">
            <text:p>GetDataStoreTripGroupList: LastTripReset</text:p>
            <text:p>GetDataStoreTripGroupList: TripJobCounts</text:p>
            <text:p>GetDataStoreTripGroupList: TripStateInformation</text:p>
            <text:p>EndOfGetDataStoreTripGroupList</text:p>
            <text:p/>
          </table:table-cell>
          <table:table-cell office:value-type="string" calcext:value-type="string">
            <text:p>passed on 4 dec 11:19am</text:p>
          </table:table-cell>
        </table:table-row>
        <table:table-row table:style-name="ro18">
          <table:table-cell office:value-type="string" calcext:value-type="string">
            <text:p><text:span text:style-name="T11">Test getGoals </text:span>service on actual robot. </text:p>
          </table:table-cell>
          <table:table-cell table:style-name="ce86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return a list of goal names found in the current map</text:p>
          </table:table-cell>
          <table:table-cell table:style-name="ce86" office:value-type="string" calcext:value-type="string">
            <text:p>Goal: Goal3</text:p>
            <text:p>Goal: Goal1</text:p>
            <text:p>Goal: Goal2</text:p>
            <text:p>End of goals</text:p>
            <text:p/>
          </table:table-cell>
          <table:table-cell office:value-type="string" calcext:value-type="string">
            <text:p>passed on 4 dec 11:21am</text:p>
          </table:table-cell>
        </table:table-row>
        <table:table-row table:style-name="ro18">
          <table:table-cell office:value-type="string" calcext:value-type="string">
            <text:p><text:span text:style-name="T11">Test getInfoList </text:span>service on actual robot. </text:p>
          </table:table-cell>
          <table:table-cell table:style-name="ce86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return the list of information names</text:p>
          </table:table-cell>
          <table:table-cell table:style-name="ce86" office:value-type="string" calcext:value-type="string">
            <text:p>InfoList: RobotIP</text:p>
            <text:p>InfoList: WirelessLink</text:p>
            <text:p>InfoList: WirelessQuality</text:p>
            <text:p>InfoList: Local Plan Time</text:p>
            <text:p>InfoList: Local DWA Time</text:p>
            <text:p>InfoList: Num New Obstacle Points</text:p>
            <text:p>InfoList: Closest Obs Distance</text:p>
            <text:p>InfoList: PlanTime Limited Lin Vel</text:p>
            <text:p>InfoList: Local Plan Area Size X</text:p>
            <text:p>InfoList: Local Plan Area Size Y</text:p>
            <text:p>InfoList: Odometer(KM)</text:p>
            <text:p>InfoList: HourMeter</text:p>
            <text:p>InfoList: Temperature(C)</text:p>
            <text:p>InfoList: LaserScore</text:p>
            <text:p>InfoList: LaserLock</text:p>
            <text:p>InfoList: LaserNumSamples</text:p>
            <text:p>InfoList: LaserNumPeaks</text:p>
            <text:p>InfoList: ChargeEstimate</text:p>
            <text:p>InfoList: CurrentDraw</text:p>
            <text:p>InfoList: PackVoltage</text:p>
            <text:p>InfoList: BatteryStatus</text:p>
            <text:p>InfoList: BatteryError</text:p>
            <text:p>InfoList: OnCharger</text:p>
            <text:p>InfoList: ChargeState</text:p>
            <text:p>InfoList: MPacs</text:p>
            <text:p>InfoList: Laser_1 Pacs</text:p>
            <text:p>InfoList: Laser_1 Filtered_v2</text:p>
            <text:p>InfoList: SBC Uptime</text:p>
            <text:p>InfoList: ARAM Uptime</text:p>
            <text:p>InfoList: Idle</text:p>
            <text:p>InfoList: TipAngle</text:p>
            <text:p>InfoList: IsTipped</text:p>
            <text:p>InfoList: Queue ID</text:p>
            <text:p>InfoList: Queue Job ID</text:p>
            <text:p>InfoList: DebugLogState</text:p>
            <text:p>InfoList: DebugLogSeconds</text:p>
            <text:p>End of info list</text:p>
            <text:p/>
          </table:table-cell>
          <table:table-cell office:value-type="string" calcext:value-type="string">
            <text:p>passed on 4 dec 11:23am</text:p>
          </table:table-cell>
        </table:table-row>
        <table:table-row table:style-name="ro18">
          <table:table-cell office:value-type="string" calcext:value-type="string">
            <text:p><text:span text:style-name="T11">Test getMacros </text:span>service on actual robot. </text:p>
          </table:table-cell>
          <table:table-cell table:style-name="ce86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display a list of macros found in the current map</text:p>
          </table:table-cell>
          <table:table-cell table:style-name="ce86" office:value-type="string" calcext:value-type="string">
            <text:p>End of macros</text:p>
            <text:p/>
          </table:table-cell>
          <table:table-cell office:value-type="string" calcext:value-type="string">
            <text:p>passed on 4 dec 11:24am</text:p>
          </table:table-cell>
        </table:table-row>
        <table:table-row table:style-name="ro18">
          <table:table-cell office:value-type="string" calcext:value-type="string">
            <text:p><text:span text:style-name="T11">Test getRoutes </text:span>service on actual robot. </text:p>
          </table:table-cell>
          <table:table-cell table:style-name="ce86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<text:span text:style-name="T11">In third terminal window, it should display </text:span>the list of route names found on the current map</text:p>
          </table:table-cell>
          <table:table-cell table:style-name="ce86" office:value-type="string" calcext:value-type="string">
            <text:p>Routes</text:p>
            <text:p>Route: Route1</text:p>
            <text:p>End of routes</text:p>
          </table:table-cell>
          <table:table-cell office:value-type="string" calcext:value-type="string">
            <text:p>passed on 4 dec 1:33pm</text:p>
          </table:table-cell>
        </table:table-row>
        <table:table-row table:style-name="ro18">
          <table:table-cell office:value-type="string" calcext:value-type="string">
            <text:p><text:span text:style-name="T11">Test help </text:span>service on actual robot. </text:p>
          </table:table-cell>
          <table:table-cell table:style-name="ce86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a list and brief description of available ARCL commands should be provided</text:p>
          </table:table-cell>
          <table:table-cell table:style-name="ce86" office:value-type="string" calcext:value-type="string">
            <text:p>switchableForbiddenList          Gets the list and state of switchable forbiddens [sfL]</text:p>
            <text:p>switchForbiddenOff          Switch a specific switchable forbidden off [sfOff]</text:p>
            <text:p>switchForbiddenOn          Switch a specific switchable forbidden on [sfOn]</text:p>
            <text:p>switchForbiddensOffByPrefix          Switch off switchable forbiddens by prefix [sfOffP]</text:p>
            <text:p>switchForbiddensOnByPrefix          Switch on switchable forbiddens by prefix [sfOnP]</text:p>
            <text:p>      tripReset          Resets the trip values in the Data Store [tr]</text:p>
            <text:p>         undock          Undocks the robot (done automatically too)</text:p>
            <text:p>     updateInfo          updates a piece of information</text:p>
            <text:p> waitTaskCancel          Cancels the wait task (if it's active, causing it to succeed)</text:p>
            <text:p>   waitTaskFail          Fails the wait task (if it's active)</text:p>
            <text:p>  waitTaskState          Gets the state of the wait task</text:p>
            <text:p>End of commands</text:p>
            <text:p/>
          </table:table-cell>
          <table:table-cell office:value-type="string" calcext:value-type="string">
            <text:p>passed on 4 dec 1:37pm</text:p>
          </table:table-cell>
        </table:table-row>
        <table:table-row table:style-name="ro18">
          <table:table-cell office:value-type="string" calcext:value-type="string">
            <text:p><text:span text:style-name="T11">Test inputList </text:span>service on actual robot. </text:p>
          </table:table-cell>
          <table:table-cell table:style-name="ce86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<text:span text:style-name="T11">In third terminal window, </text:span>the named digital inputs should be listed</text:p>
          </table:table-cell>
          <table:table-cell table:style-name="ce86" office:value-type="string" calcext:value-type="string">
            <text:p>InputList: i1</text:p>
            <text:p>InputList: i10</text:p>
            <text:p>InputList: i11</text:p>
            <text:p>InputList: i12</text:p>
            <text:p>InputList: i13</text:p>
            <text:p>InputList: i14</text:p>
            <text:p>InputList: i15</text:p>
            <text:p>InputList: i16</text:p>
            <text:p>InputList: i2</text:p>
            <text:p>InputList: i3</text:p>
            <text:p>InputList: i4</text:p>
            <text:p>InputList: i5</text:p>
            <text:p>InputList: i6</text:p>
            <text:p>InputList: i7</text:p>
            <text:p>InputList: i8</text:p>
            <text:p>InputList: i9</text:p>
            <text:p>End of InputList</text:p>
          </table:table-cell>
          <table:table-cell office:value-type="string" calcext:value-type="string">
            <text:p>passed on 4 dec 1:39pm</text:p>
          </table:table-cell>
        </table:table-row>
        <table:table-row table:style-name="ro18">
          <table:table-cell office:value-type="string" calcext:value-type="string">
            <text:p><text:span text:style-name="T11">Test inputQuery </text:span>service on actual robot. </text:p>
          </table:table-cell>
          <table:table-cell table:style-name="ce86" table:number-columns-repeated="2"/>
          <table:table-cell office:value-type="string" calcext:value-type="string">
            <text:p>i1</text:p>
          </table:table-cell>
          <table:table-cell office:value-type="string" calcext:value-type="string">
            <text:p>In third terminal window, it should show the state of a named input </text:p>
          </table:table-cell>
          <table:table-cell table:style-name="ce86" office:value-type="string" calcext:value-type="string">
            <text:p>Input: i1 off</text:p>
          </table:table-cell>
          <table:table-cell office:value-type="string" calcext:value-type="string">
            <text:p>passed on 4 dec 1:41pm</text:p>
          </table:table-cell>
        </table:table-row>
        <table:table-row table:style-name="ro18">
          <table:table-cell office:value-type="string" calcext:value-type="string">
            <text:p><text:span text:style-name="T11">Test log </text:span>service on actual robot. </text:p>
          </table:table-cell>
          <table:table-cell table:style-name="ce86" table:number-columns-repeated="2"/>
          <table:table-cell office:value-type="string" calcext:value-type="string">
            <text:p>test</text:p>
          </table:table-cell>
          <table:table-cell office:value-type="string" calcext:value-type="string">
            <text:p>In third terminal window, it should show that the message to the normal log file has been logged</text:p>
          </table:table-cell>
          <table:table-cell table:style-name="ce86" office:value-type="string" calcext:value-type="string">
            <text:p>Logging 'test' with level Normal</text:p>
          </table:table-cell>
          <table:table-cell office:value-type="string" calcext:value-type="string">
            <text:p>passed on 4 dec 1:45pm</text:p>
          </table:table-cell>
        </table:table-row>
        <table:table-row table:style-name="ro18">
          <table:table-cell table:style-name="ce88" office:value-type="string" calcext:value-type="string">
            <text:p><text:span text:style-name="T11">Test mapObjectInfo </text:span>service on actual robot. </text:p>
          </table:table-cell>
          <table:table-cell table:style-name="ce86" table:number-columns-repeated="2"/>
          <table:table-cell office:value-type="string" calcext:value-type="string">
            <text:p>goal1</text:p>
          </table:table-cell>
          <table:table-cell office:value-type="string" calcext:value-type="string">
            <text:p>In third terminal window, the information about a named map object should be shown</text:p>
          </table:table-cell>
          <table:table-cell table:style-name="ce86" office:value-type="string" calcext:value-type="string">
            <text:p>MapObjectInfo: "Goal1" Goal ""</text:p>
            <text:p>MapObjectInfoCoord: "Goal1" -770 23820 88.300</text:p>
            <text:p>End of MapObjectInfo</text:p>
            <text:p/>
            <text:p/>
          </table:table-cell>
          <table:table-cell office:value-type="string" calcext:value-type="string">
            <text:p>passed on 4 dec 2:21pm</text:p>
          </table:table-cell>
        </table:table-row>
        <table:table-row table:style-name="ro18">
          <table:table-cell table:style-name="ce141" office:value-type="string" calcext:value-type="string">
            <text:p><text:span text:style-name="T11">Test mapObjectList </text:span>service on actual robot. </text:p>
          </table:table-cell>
          <table:table-cell table:style-name="ce86" table:number-columns-repeated="2"/>
          <table:table-cell/>
          <table:table-cell office:value-type="string" calcext:value-type="string">
            <text:p><text:span text:style-name="T11">In third terminal window, the</text:span> names of map objects of a given type should be shown</text:p>
          </table:table-cell>
          <table:table-cell table:style-name="ce86"/>
          <table:table-cell/>
        </table:table-row>
        <table:table-row table:style-name="ro18">
          <table:table-cell office:value-type="string" calcext:value-type="string">
            <text:p><text:span text:style-name="T12">Test mapObjectTypeInfo service on actual robot. </text:span></text:p>
          </table:table-cell>
          <table:table-cell table:style-name="ce86" table:number-columns-repeated="2"/>
          <table:table-cell office:value-type="string" calcext:value-type="string">
            <text:p>door</text:p>
          </table:table-cell>
          <table:table-cell office:value-type="string" calcext:value-type="string">
            <text:p>In third terminal window, it should show the detailed information about a particular type of map object</text:p>
          </table:table-cell>
          <table:table-cell table:style-name="ce86" office:value-type="string" calcext:value-type="string">
            <text:p>MapObjectTypeInfoArgument: SecondExit string Normal "Goal to which to drive to go through the door (this is optional, but is paired with SecondEnter)"</text:p>
            <text:p>MapObjectTypeInfoArgument: FailureMacro string Detailed "Macro to call if the robot fails to get through the door"</text:p>
            <text:p>MapObjectTypeInfoArgument: DoorOutput string Important "Name of the door output that sends the signals to open the door"</text:p>
            <text:p>MapObjectTypeInfoArgument: WaitTime int Normal "Time to wait for door to open after sending the signal to open it"</text:p>
            <text:p>MapObjectTypeInfoArgument: SwingSector string Important "Sector that describes the swing of the door, this should include the door jam itself. When a robot has left this area, it will release the door."</text:p>
            <text:p>End of MapObjectTypeInfo</text:p>
            <text:p/>
          </table:table-cell>
          <table:table-cell office:value-type="string" calcext:value-type="string">
            <text:p>passed on 4 dec 1:58pm</text:p>
          </table:table-cell>
        </table:table-row>
        <table:table-row table:style-name="ro18">
          <table:table-cell office:value-type="string" calcext:value-type="string">
            <text:p>Test mapObjectTypeList service on actual robot. </text:p>
          </table:table-cell>
          <table:table-cell table:style-name="ce86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show a list of the types of map objects in the map</text:p>
          </table:table-cell>
          <table:table-cell table:style-name="ce86" office:value-type="string" calcext:value-type="string">
            <text:p>MapObjectTypeList: DistanceAdjustment BoundaryType</text:p>
            <text:p>MapObjectTypeList: DistanceOneWay SectorType</text:p>
            <text:p>MapObjectTypeList: DistanceUncrossable BoundaryType</text:p>
            <text:p>MapObjectTypeList: Door SectorType</text:p>
            <text:p>MapObjectTypeList: DoorGoal GoalType</text:p>
            <text:p>MapObjectTypeList: DoorSwingSector SectorType</text:p>
            <text:p>MapObjectTypeList: DoorVirtual SectorType</text:p>
            <text:p>MapObjectTypeList: DriveOnRightSector SectorType</text:p>
            <text:p>MapObjectTypeList: FastSector SectorType</text:p>
            <text:p>MapObjectTypeList: Goal GoalType</text:p>
            <text:p>MapObjectTypeList: IgnoreDynamicObstacleSector SectorType</text:p>
            <text:p>MapObjectTypeList: IgnoreLowLaserSector SectorType</text:p>
            <text:p>MapObjectTypeList: IgnoreSonarSector SectorType</text:p>
            <text:p>MapObjectTypeList: IgnoreTiltedLaserSector SectorType</text:p>
            <text:p>MapObjectTypeList: ManagedDestination SectorType</text:p>
            <text:p>MapObjectTypeList: ManagedMotion SectorType</text:p>
            <text:p>MapObjectTypeList: ManagedMotionOverride SectorType</text:p>
            <text:p>MapObjectTypeList: Measure BoundaryType</text:p>
            <text:p>MapObjectTypeList: MovementParametersSector SectorType</text:p>
            <text:p>MapObjectTypeList: NeedToEnterSector SectorType</text:p>
            <text:p>MapObjectTypeList: NoLostSector SectorType</text:p>
            <text:p>MapObjectTypeList: OneWaySector SectorType</text:p>
            <text:p>MapObjectTypeList: OneWayTwoSidedLeftSector SectorType</text:p>
            <text:p>MapObjectTypeList: OneWayTwoSidedRightSector SectorType</text:p>
            <text:p>MapObjectTypeList: PathPlanningSettingsSector SectorType</text:p>
            <text:p>MapObjectTypeList: PreferredLine BoundaryType</text:p>
            <text:p>MapObjectTypeList: ResistedLine BoundaryType</text:p>
            <text:p>MapObjectTypeList: ResistedSector SectorType</text:p>
            <text:p>MapObjectTypeList: SlowSector SectorType</text:p>
            <text:p>MapObjectTypeList: StandbyGoal GoalType</text:p>
            <text:p>MapObjectTypeList: SwitchableForbiddenArea SectorType</text:p>
            <text:p>MapObjectTypeList: SwitchableForbiddenLine BoundaryType</text:p>
            <text:p>MapObjectTypeList: TaskSector SectorType</text:p>
            <text:p>MapObjectTypeList: TwoWayDriveOnLeftSector SectorType</text:p>
            <text:p>MapObjectTypeList: TwoWayDriveOnRightSector SectorType</text:p>
            <text:p>MapObjectTypeList: VeryFastSector SectorType</text:p>
            <text:p>MapObjectTypeList: VerySlowSector SectorType</text:p>
            <text:p>MapObjectTypeList: VolumeAdjustmentSector SectorType</text:p>
            <text:p>End of MapObjectTypeList</text:p>
            <text:p/>
          </table:table-cell>
          <table:table-cell office:value-type="string" calcext:value-type="string">
            <text:p>passed on 4 dec 2:00pm</text:p>
          </table:table-cell>
        </table:table-row>
        <table:table-row table:style-name="ro18">
          <table:table-cell office:value-type="string" calcext:value-type="string">
            <text:p><text:span text:style-name="T11">Test newConfigParam</text:span> service on actual robot. </text:p>
          </table:table-cell>
          <table:table-cell table:style-name="ce86" table:number-columns-repeated="2"/>
          <table:table-cell office:value-type="string" calcext:value-type="string">
            <text:p>section name description Basic string 10 1 1 test</text:p>
          </table:table-cell>
          <table:table-cell office:value-type="string" calcext:value-type="string">
            <text:p>In third terminal window, it should show that a custom parameter to ARAM’s configuration has been added</text:p>
          </table:table-cell>
          <table:table-cell table:style-name="ce86" office:value-type="string" calcext:value-type="string">
            <text:p>Will add new param 'name' to section 'section'</text:p>
          </table:table-cell>
          <table:table-cell office:value-type="string" calcext:value-type="string">
            <text:p>passed on 4 dec 2:03pm</text:p>
          </table:table-cell>
        </table:table-row>
        <table:table-row table:style-name="ro18">
          <table:table-cell office:value-type="string" calcext:value-type="string">
            <text:p><text:span text:style-name="T11">Test newConfigSectionComment</text:span> service on actual robot. </text:p>
          </table:table-cell>
          <table:table-cell table:style-name="ce86" table:number-columns-repeated="2"/>
          <table:table-cell office:value-type="string" calcext:value-type="string">
            <text:p>test1 test</text:p>
          </table:table-cell>
          <table:table-cell office:value-type="string" calcext:value-type="string">
            <text:p>In third terminal window, it should show that a comment has been added to a section</text:p>
          </table:table-cell>
          <table:table-cell table:style-name="ce86" office:value-type="string" calcext:value-type="string">
            <text:p>Will add config comment 'test' to section 'test1'</text:p>
          </table:table-cell>
          <table:table-cell office:value-type="string" calcext:value-type="string">
            <text:p>passed on 4 dec 2:10pm</text:p>
          </table:table-cell>
        </table:table-row>
        <table:table-row table:style-name="ro18">
          <table:table-cell office:value-type="string" calcext:value-type="string">
            <text:p><text:span text:style-name="T11">Test odometerReset</text:span> service on actual robot. </text:p>
          </table:table-cell>
          <table:table-cell table:style-name="ce86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show that the robot trip odometer has been reset</text:p>
          </table:table-cell>
          <table:table-cell table:style-name="ce86" office:value-type="string" calcext:value-type="string">
            <text:p>Reset odometer</text:p>
            <text:p/>
          </table:table-cell>
          <table:table-cell office:value-type="string" calcext:value-type="string">
            <text:p>passed on 4 dec 2:12pm</text:p>
          </table:table-cell>
        </table:table-row>
        <table:table-row table:style-name="ro18">
          <table:table-cell office:value-type="string" calcext:value-type="string">
            <text:p><text:span text:style-name="T11">Test outputList</text:span> service on actual robot. </text:p>
          </table:table-cell>
          <table:table-cell table:style-name="ce86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list the named digital outputs</text:p>
          </table:table-cell>
          <table:table-cell table:style-name="ce86" office:value-type="string" calcext:value-type="string">
            <text:p>OutputList: o1</text:p>
            <text:p>OutputList: o10</text:p>
            <text:p>OutputList: o11</text:p>
            <text:p>OutputList: o12</text:p>
            <text:p>OutputList: o13</text:p>
            <text:p>OutputList: o14</text:p>
            <text:p>OutputList: o15</text:p>
            <text:p>OutputList: o16</text:p>
            <text:p>OutputList: o2</text:p>
            <text:p>OutputList: o3</text:p>
            <text:p>OutputList: o4</text:p>
            <text:p>OutputList: o5</text:p>
            <text:p>OutputList: o6</text:p>
            <text:p>OutputList: o7</text:p>
            <text:p>OutputList: o8</text:p>
            <text:p>OutputList: o9</text:p>
            <text:p>End of OutputList</text:p>
          </table:table-cell>
          <table:table-cell office:value-type="string" calcext:value-type="string">
            <text:p>passed on 4 dec 2:15pm</text:p>
          </table:table-cell>
        </table:table-row>
        <table:table-row table:style-name="ro18">
          <table:table-cell office:value-type="string" calcext:value-type="string">
            <text:p><text:span text:style-name="T11">Test outputOff</text:span> service on actual robot. </text:p>
          </table:table-cell>
          <table:table-cell table:style-name="ce86" table:number-columns-repeated="2"/>
          <table:table-cell office:value-type="string" calcext:value-type="string">
            <text:p>o1</text:p>
          </table:table-cell>
          <table:table-cell office:value-type="string" calcext:value-type="string">
            <text:p>In third terminal window, it should turn off the named digital output</text:p>
          </table:table-cell>
          <table:table-cell table:style-name="ce86" office:value-type="string" calcext:value-type="string">
            <text:p>Output: o1 off</text:p>
          </table:table-cell>
          <table:table-cell office:value-type="string" calcext:value-type="string">
            <text:p>passed on 4 dec 2:17pm</text:p>
          </table:table-cell>
        </table:table-row>
        <table:table-row table:style-name="ro18">
          <table:table-cell office:value-type="string" calcext:value-type="string">
            <text:p><text:span text:style-name="T11">Test outputOn </text:span>service on actual robot. </text:p>
          </table:table-cell>
          <table:table-cell table:style-name="ce86" table:number-columns-repeated="2"/>
          <table:table-cell office:value-type="string" calcext:value-type="string">
            <text:p>o1</text:p>
          </table:table-cell>
          <table:table-cell office:value-type="string" calcext:value-type="string">
            <text:p>In third terminal window, it should turn on the named digital output</text:p>
          </table:table-cell>
          <table:table-cell table:style-name="ce86" office:value-type="string" calcext:value-type="string">
            <text:p>Output: o1 on</text:p>
          </table:table-cell>
          <table:table-cell office:value-type="string" calcext:value-type="string">
            <text:p>passed on 4 dec 2:18pm</text:p>
          </table:table-cell>
        </table:table-row>
        <table:table-row table:style-name="ro18">
          <table:table-cell office:value-type="string" calcext:value-type="string">
            <text:p><text:span text:style-name="T11">Test outputQuery </text:span>service on actual robot. </text:p>
          </table:table-cell>
          <table:table-cell table:style-name="ce86" table:number-columns-repeated="2"/>
          <table:table-cell office:value-type="string" calcext:value-type="string">
            <text:p>o1</text:p>
          </table:table-cell>
          <table:table-cell office:value-type="string" calcext:value-type="string">
            <text:p>In third terminal window, it should show the state of a named output</text:p>
          </table:table-cell>
          <table:table-cell table:style-name="ce86" office:value-type="string" calcext:value-type="string">
            <text:p>Output: o1 on</text:p>
          </table:table-cell>
          <table:table-cell office:value-type="string" calcext:value-type="string">
            <text:p>passed on 4 dec 2:23pm</text:p>
          </table:table-cell>
        </table:table-row>
        <table:table-row table:style-name="ro18">
          <table:table-cell office:value-type="string" calcext:value-type="string">
            <text:p><text:span text:style-name="T11">Test payloadQueryLocal </text:span>service on actual robot. </text:p>
          </table:table-cell>
          <table:table-cell table:style-name="ce86" table:number-columns-repeated="2"/>
          <table:table-cell office:value-type="string" calcext:value-type="string">
            <text:p>cmd line arg optional</text:p>
          </table:table-cell>
          <table:table-cell office:value-type="string" calcext:value-type="string">
            <text:p>In third terminal window, it should query and show the payload for the robot and specified slot</text:p>
          </table:table-cell>
          <table:table-cell table:style-name="ce86" office:value-type="string" calcext:value-type="string">
            <text:p>EndPayloadQuery</text:p>
          </table:table-cell>
          <table:table-cell office:value-type="string" calcext:value-type="string">
            <text:p>passed on 4 dec 2:26pm</text:p>
          </table:table-cell>
        </table:table-row>
        <table:table-row table:style-name="ro18">
          <table:table-cell office:value-type="string" calcext:value-type="string">
            <text:p><text:span text:style-name="T11">Test payloadRemove </text:span>service on actual robot. </text:p>
          </table:table-cell>
          <table:table-cell table:style-name="ce86" table:number-columns-repeated="2"/>
          <table:table-cell/>
          <table:table-cell office:value-type="string" calcext:value-type="string">
            <text:p>In third terminal window, it should query and show the payload for the robot and specified slot</text:p>
          </table:table-cell>
          <table:table-cell table:style-name="ce86"/>
          <table:table-cell office:value-type="string" calcext:value-type="string">
            <text:p>passed on 4 dec 2:26pm</text:p>
          </table:table-cell>
        </table:table-row>
        <table:table-row table:style-name="ro18" table:number-rows-repeated="3">
          <table:table-cell/>
          <table:table-cell table:style-name="ce86" table:number-columns-repeated="2"/>
          <table:table-cell table:number-columns-repeated="2"/>
          <table:table-cell table:style-name="ce86"/>
          <table:table-cell/>
        </table:table-row>
        <table:table-row table:style-name="ro21">
          <table:table-cell office:value-type="string" calcext:value-type="string">
            <text:p>Able specify robot name and </text:p>
            <text:p>Ip address as command line args </text:p>
            <text:p>When runing launch file</text:p>
          </table:table-cell>
          <table:table-cell table:number-columns-repeated="3"/>
          <table:table-cell office:value-type="string" calcext:value-type="string">
            <text:p><text:span text:style-name="T11">Able to  specify robot </text:span></text:p>
            <text:p><text:span text:style-name="T11">name and </text:span></text:p>
            <text:p><text:span text:style-name="T11">Ip address as </text:span></text:p>
            <text:p><text:span text:style-name="T11">Command line args </text:span></text:p>
            <text:p><text:span text:style-name="T11">When runing launch file</text:span></text:p>
          </table:table-cell>
          <table:table-cell table:number-columns-repeated="2"/>
        </table:table-row>
        <table:table-row table:style-name="ro6">
          <table:table-cell table:number-columns-repeated="7"/>
        </table:table-row>
        <table:table-row table:style-name="ro13">
          <table:table-cell office:value-type="string" calcext:value-type="string">
            <text:p>testplan</text:p>
          </table:table-cell>
          <table:table-cell table:number-columns-repeated="6"/>
        </table:table-row>
        <table:table-row table:style-name="ro22">
          <table:table-cell office:value-type="string" calcext:value-type="string">
            <text:p>Actions – queuepickup drop off</text:p>
          </table:table-cell>
          <table:table-cell table:number-columns-repeated="6"/>
        </table:table-row>
        <table:table-row table:style-name="ro13">
          <table:table-cell office:value-type="string" calcext:value-type="string">
            <text:p>firmware version</text:p>
          </table:table-cell>
          <table:table-cell office:value-type="string" calcext:value-type="string">
            <text:p>ARAM 4.9.27</text:p>
          </table:table-cell>
          <table:table-cell office:value-type="string" calcext:value-type="string">
            <text:p>ARAM 5.0.12</text:p>
          </table:table-cell>
          <table:table-cell table:number-columns-repeated="4"/>
        </table:table-row>
        <table:table-row table:style-name="ro23">
          <table:table-cell office:value-type="string" calcext:value-type="string">
            <text:p>have another file to pass arguments to launch file from txt file</text:p>
          </table:table-cell>
          <table:table-cell table:number-columns-repeated="6"/>
        </table:table-row>
        <table:table-row table:style-name="ro22">
          <table:table-cell office:value-type="string" calcext:value-type="string">
            <text:p>timeout for rospy.waitforservice</text:p>
          </table:table-cell>
          <table:table-cell table:number-columns-repeated="6"/>
        </table:table-row>
        <table:table-row table:style-name="ro22">
          <table:table-cell office:value-type="string" calcext:value-type="string">
            <text:p>Readme – arcl doumentation </text:p>
          </table:table-cell>
          <table:table-cell table:number-columns-repeated="6"/>
        </table:table-row>
        <table:table-row table:style-name="ro23">
          <table:table-cell office:value-type="string" calcext:value-type="string">
            <text:p>another package to have user client programs to call server programs</text:p>
          </table:table-cell>
          <table:table-cell table:number-columns-repeated="6"/>
        </table:table-row>
        <table:table-row table:style-name="ro6">
          <table:table-cell table:number-columns-repeated="7"/>
        </table:table-row>
        <table:table-row table:style-name="ro22">
          <table:table-cell office:value-type="string" calcext:value-type="string">
            <text:p>1. Dont need so many servers</text:p>
          </table:table-cell>
          <table:table-cell table:number-columns-repeated="6"/>
        </table:table-row>
        <table:table-row table:style-name="ro22">
          <table:table-cell office:value-type="string" calcext:value-type="string">
            <text:p>2. Dynamic service srv file – just one</text:p>
          </table:table-cell>
          <table:table-cell table:number-columns-repeated="6"/>
        </table:table-row>
        <table:table-row table:style-name="ro23">
          <table:table-cell office:value-type="string" calcext:value-type="string">
            <text:p>3. ld_status_publisher init node once can already</text:p>
          </table:table-cell>
          <table:table-cell table:number-columns-repeated="6"/>
        </table:table-row>
        <table:table-row table:style-name="ro23">
          <table:table-cell office:value-type="string" calcext:value-type="string">
            <text:p>4. rate.sleep – remove from files – use rosTime – ld publisher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5. use rospy.spin dont need loop forever – ld publisher</text:p>
          </table:table-cell>
          <table:table-cell table:number-columns-repeated="6"/>
        </table:table-row>
        <table:table-row table:style-name="ro23">
          <table:table-cell office:value-type="string" calcext:value-type="string">
            <text:p>6. make package compatible with future/newer ros versions</text:p>
          </table:table-cell>
          <table:table-cell table:number-columns-repeated="6"/>
        </table:table-row>
        <table:table-row table:style-name="ro6" table:number-rows-repeated="1048486">
          <table:table-cell table:number-columns-repeated="7"/>
        </table:table-row>
        <table:table-row table:style-name="ro6">
          <table:table-cell table:number-columns-repeated="7"/>
        </table:table-row>
      </table:table>
      <table:table table:name="getInfo" table:style-name="ta4">
        <office:forms form:automatic-focus="false" form:apply-design-mode="false"/>
        <table:table-column table:style-name="co21" table:default-cell-style-name="ce184"/>
        <table:table-column table:style-name="co20" table:number-columns-repeated="1023" table:default-cell-style-name="ce184"/>
        <table:table-row table:style-name="ro6">
          <table:table-cell office:value-type="string" calcext:value-type="string">
            <text:p>InfoList: WirelessLin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WirelessQuality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Odometer(KM)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HourMete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Temperature(C)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Scor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Loc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NumSample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NumPeak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MPac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_1 Pac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SBC Uptim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ARAM Uptim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Idl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TipAngl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IsTippe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Queue I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Queue Job I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DebugLogStat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DebugLogSeconds</text:p>
          </table:table-cell>
          <table:table-cell table:number-columns-repeated="1023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lock diagram" table:style-name="ta4">
        <table:shapes>
          <draw:custom-shape draw:z-index="0" draw:style-name="gr1" draw:text-style-name="P1" svg:width="143.4pt" svg:height="43.97pt" svg:x="233.35pt" svg:y="109.84pt">
            <text:p text:style-name="P1">ROS Launch File for Actions</text:p>
            <draw:enhanced-geometry svg:viewBox="0 0 21600 21600" draw:type="rectangle" draw:enhanced-path="M 0 0 L 21600 0 21600 21600 0 21600 0 0 Z N"/>
          </draw:custom-shape>
          <draw:custom-shape draw:z-index="1" draw:style-name="gr2" draw:text-style-name="P1" svg:width="93.74pt" svg:height="58.68pt" svg:x="430.55pt" svg:y="179.49pt">
            <text:p text:style-name="P1">om_aiv_package</text:p>
            <draw:enhanced-geometry svg:viewBox="0 0 21600 21600" draw:type="rectangle" draw:enhanced-path="M 0 0 L 21600 0 21600 21600 0 21600 0 0 Z N"/>
          </draw:custom-shape>
          <draw:custom-shape draw:z-index="2" draw:style-name="gr3" draw:text-style-name="P1" svg:width="93.74pt" svg:height="43.97pt" svg:x="430.21pt" svg:y="111.51pt">
            <text:p text:style-name="P1">om_aiv_navigation</text:p>
            <text:p text:style-name="P1">package</text:p>
            <draw:enhanced-geometry svg:viewBox="0 0 21600 21600" draw:type="rectangle" draw:enhanced-path="M 0 0 L 21600 0 21600 21600 0 21600 0 0 Z N"/>
          </draw:custom-shape>
          <draw:custom-shape draw:z-index="3" draw:style-name="gr1" draw:text-style-name="P1" svg:width="143.4pt" svg:height="43.97pt" svg:x="232.04pt" svg:y="180.31pt">
            <text:p text:style-name="P1">ROS Launch File for</text:p>
            <text:p text:style-name="P1">Services and Topics</text:p>
            <draw:enhanced-geometry svg:viewBox="0 0 21600 21600" draw:type="rectangle" draw:enhanced-path="M 0 0 L 21600 0 21600 21600 0 21600 0 0 Z N"/>
          </draw:custom-shape>
          <draw:custom-shape draw:z-index="4" draw:style-name="gr4" draw:text-style-name="P1" svg:width="37.28pt" svg:height="21.32pt" svg:x="382.42pt" svg:y="123.48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5" draw:style-name="gr4" draw:text-style-name="P1" svg:width="37.28pt" svg:height="21.32pt" svg:x="384.35pt" svg:y="193.92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6" draw:style-name="gr5" draw:text-style-name="P1" svg:width="93.74pt" svg:height="74.61pt" svg:x="76.03pt" svg:y="128.89pt">
            <text:p text:style-name="P1">LD_ROS </text:p>
            <text:p text:style-name="P1">workspace</text:p>
            <draw:enhanced-geometry svg:viewBox="0 0 21600 21600" draw:type="rectangle" draw:enhanced-path="M 0 0 L 21600 0 21600 21600 0 21600 0 0 Z N"/>
          </draw:custom-shape>
          <draw:custom-shape draw:z-index="7" draw:style-name="gr4" draw:text-style-name="P1" svg:width="37.28pt" svg:height="21.32pt" svg:x="183.03pt" svg:y="128.27pt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8" draw:style-name="gr4" draw:text-style-name="P1" svg:width="37.28pt" svg:height="21.32pt" svg:x="183.32pt" svg:y="186.18pt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9" draw:style-name="gr6" draw:text-style-name="P2" svg:width="93.74pt" svg:height="43.97pt" svg:x="568.77pt" svg:y="111.6pt">
            <text:p text:style-name="P1">Action servers<text:line-break/>(waiting for </text:p>
            <text:p text:style-name="P1">client/s)</text:p>
            <draw:enhanced-geometry svg:viewBox="0 0 21600 21600" draw:type="rectangle" draw:enhanced-path="M 0 0 L 21600 0 21600 21600 0 21600 0 0 Z N"/>
          </draw:custom-shape>
          <draw:custom-shape draw:z-index="10" draw:style-name="gr4" draw:text-style-name="P1" svg:width="37.28pt" svg:height="21.32pt" svg:x="527.3pt" svg:y="123.62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1" draw:style-name="gr6" draw:text-style-name="P2" svg:width="93.74pt" svg:height="43.97pt" svg:x="648.77pt" svg:y="24.92pt">
            <text:p text:style-name="P1">Action client/s<text:line-break/>(send command </text:p>
            <text:p text:style-name="P1">to client)</text:p>
            <draw:enhanced-geometry svg:viewBox="0 0 21600 21600" draw:type="rectangle" draw:enhanced-path="M 0 0 L 21600 0 21600 21600 0 21600 0 0 Z N"/>
          </draw:custom-shape>
          <draw:custom-shape draw:z-index="12" draw:style-name="gr7" draw:text-style-name="P2" svg:width="37.28pt" svg:height="21.32pt" draw:transform="rotate (-1.5707963267949) translate (701.603149606299pt 77.8110236220472pt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3" draw:style-name="gr8" draw:text-style-name="P2" svg:width="37.28pt" svg:height="21.32pt" svg:x="676.37pt" svg:y="124.36pt">
            <text:p text:style-name="P1">waiting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4" draw:style-name="gr6" draw:text-style-name="P2" svg:width="93.74pt" svg:height="43.97pt" svg:x="725.87pt" svg:y="110.1pt">
            <text:p text:style-name="P1">Action server file/s<text:line-break/>sends command</text:p>
            <text:p text:style-name="P1"><text:s/>To ARCL</text:p>
            <draw:enhanced-geometry svg:viewBox="0 0 21600 21600" draw:type="rectangle" draw:enhanced-path="M 0 0 L 21600 0 21600 21600 0 21600 0 0 Z N"/>
          </draw:custom-shape>
          <draw:custom-shape draw:z-index="15" draw:style-name="gr9" draw:text-style-name="P3" svg:width="93.74pt" svg:height="43.97pt" svg:x="570.16pt" svg:y="163.59pt">
            <text:p text:style-name="P1">Topics published</text:p>
            <draw:enhanced-geometry svg:viewBox="0 0 21600 21600" draw:type="rectangle" draw:enhanced-path="M 0 0 L 21600 0 21600 21600 0 21600 0 0 Z N"/>
          </draw:custom-shape>
          <draw:custom-shape draw:z-index="16" draw:style-name="gr4" draw:text-style-name="P1" svg:width="37.28pt" svg:height="21.32pt" svg:x="528.69pt" svg:y="175.61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7" draw:style-name="gr10" draw:text-style-name="P4" svg:width="93.74pt" svg:height="43.97pt" svg:x="570.93pt" svg:y="212.57pt">
            <text:p text:style-name="P1">Service servers<text:line-break/>(waiting for client)</text:p>
            <draw:enhanced-geometry svg:viewBox="0 0 21600 21600" draw:type="rectangle" draw:enhanced-path="M 0 0 L 21600 0 21600 21600 0 21600 0 0 Z N"/>
          </draw:custom-shape>
          <draw:custom-shape draw:z-index="18" draw:style-name="gr4" draw:text-style-name="P1" svg:width="37.28pt" svg:height="21.32pt" svg:x="529.46pt" svg:y="224.59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9" draw:style-name="gr9" draw:text-style-name="P3" svg:width="93.74pt" svg:height="43.97pt" svg:x="727.29pt" svg:y="163.56pt">
            <text:p text:style-name="P1">Rostopic echo </text:p>
            <text:p text:style-name="P1">Subscribes to</text:p>
            <text:p text:style-name="P1">topic/s</text:p>
            <draw:enhanced-geometry svg:viewBox="0 0 21600 21600" draw:type="rectangle" draw:enhanced-path="M 0 0 L 21600 0 21600 21600 0 21600 0 0 Z N"/>
          </draw:custom-shape>
          <draw:custom-shape draw:z-index="20" draw:style-name="gr11" draw:text-style-name="P3" svg:width="37.28pt" svg:height="21.32pt" svg:x="677.08pt" svg:y="172.57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1" draw:style-name="gr10" draw:text-style-name="P4" svg:width="93.74pt" svg:height="43.97pt" svg:x="651.66pt" svg:y="300.76pt">
            <text:p text:style-name="P1">Service client/s<text:line-break/>(send command </text:p>
            <text:p text:style-name="P1">to client)</text:p>
            <draw:enhanced-geometry svg:viewBox="0 0 21600 21600" draw:type="rectangle" draw:enhanced-path="M 0 0 L 21600 0 21600 21600 0 21600 0 0 Z N"/>
          </draw:custom-shape>
          <draw:custom-shape draw:z-index="22" draw:style-name="gr12" draw:text-style-name="P4" svg:width="37.28pt" svg:height="21.32pt" svg:x="674.22pt" svg:y="228.33pt">
            <text:p text:style-name="P1">waiting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3" draw:style-name="gr10" draw:text-style-name="P4" svg:width="93.74pt" svg:height="43.97pt" svg:x="728.08pt" svg:y="217.87pt">
            <text:p text:style-name="P1">Service server file/s<text:line-break/>sends command</text:p>
            <text:p text:style-name="P1"><text:s/>To ARCL</text:p>
            <draw:enhanced-geometry svg:viewBox="0 0 21600 21600" draw:type="rectangle" draw:enhanced-path="M 0 0 L 21600 0 21600 21600 0 21600 0 0 Z N"/>
          </draw:custom-shape>
          <draw:custom-shape draw:z-index="24" draw:style-name="gr13" draw:text-style-name="P4" svg:width="37.28pt" svg:height="21.32pt" draw:transform="rotate (-1.5707963267949) translate (703.502362204724pt 255.770078740157pt)">
            <text:p/>
            <draw:enhanced-geometry svg:viewBox="0 0 21600 21600" draw:mirror-vertic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5" draw:style-name="gr10" draw:text-style-name="P4" svg:width="93.74pt" svg:height="43.97pt" svg:x="881.46pt" svg:y="215.6pt">
            <text:p text:style-name="P1">Get back response </text:p>
            <text:p text:style-name="P1">And required data</text:p>
            <draw:enhanced-geometry svg:viewBox="0 0 21600 21600" draw:type="rectangle" draw:enhanced-path="M 0 0 L 21600 0 21600 21600 0 21600 0 0 Z N"/>
          </draw:custom-shape>
          <draw:custom-shape draw:z-index="26" draw:style-name="gr13" draw:text-style-name="P4" svg:width="37.28pt" svg:height="21.32pt" svg:x="831.26pt" svg:y="229.15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7" draw:style-name="gr14" draw:text-style-name="P2" svg:width="98.11pt" svg:height="43.97pt" svg:x="880.02pt" svg:y="108.57pt">
            <text:p text:style-name="P1"/>
            <text:p text:style-name="P1">Robot executes </text:p>
            <text:p text:style-name="P1">command/s.</text:p>
            <text:p text:style-name="P1">Get back response/s </text:p>
            <text:p text:style-name="P1"/>
            <draw:enhanced-geometry svg:viewBox="0 0 21600 21600" draw:type="rectangle" draw:enhanced-path="M 0 0 L 21600 0 21600 21600 0 21600 0 0 Z N"/>
          </draw:custom-shape>
          <draw:custom-shape draw:z-index="28" draw:style-name="gr7" draw:text-style-name="P2" svg:width="37.28pt" svg:height="21.32pt" svg:x="834.18pt" svg:y="122.12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20" table:default-cell-style-name="Default"/>
        <table:table-row table:style-name="ro24" table:number-rows-repeated="7">
          <table:table-cell/>
        </table:table-row>
        <table:table-row table:style-name="ro6">
          <table:table-cell/>
        </table:table-row>
      </table:table>
      <table:table table:name="Sheet6" table:style-name="ta4">
        <table:table-column table:style-name="co20" table:default-cell-style-name="Default"/>
        <table:table-row table:style-name="ro24">
          <table:table-cell office:value-type="string" calcext:value-type="string">
            <text:p>convert queuedrop off to action</text:p>
          </table:table-cell>
        </table:table-row>
        <table:table-row table:style-name="ro24">
          <table:table-cell office:value-type="string" calcext:value-type="string">
            <text:p>Action client can be implemented in user program </text:p>
          </table:table-cell>
        </table:table-row>
        <table:table-row table:style-name="ro24">
          <table:table-cell office:value-type="string" calcext:value-type="string">
            <text:p>test plan and doumentation</text:p>
          </table:table-cell>
        </table:table-row>
      </table:table>
      <table:named-expressions/>
      <table:database-ranges>
        <table:database-range table:name="__Anonymous_Sheet_DB__2" table:target-range-address="'ARCL commands'.A1:'ARCL commands'.H129" table:display-filter-buttons="true" table:orientation="column">
          <table:filter>
            <table:filter-and>
              <table:filter-condition table:field-number="2" table:value="Both" table:operator="=">
                <table:filter-set-item table:value="Both"/>
                <table:filter-set-item table:value="EM"/>
                <table:filter-set-item table:value="Robot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SG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4">00/00/0000</text:date>, <text:time style:data-style-name="N2" text:time-value="09:41:09.5152602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_20_-_20_Matthew" style:display-name="PageStyle_Plan - Matth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CL_20_commands" style:display-name="PageStyle_ARCL command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ch Goh</meta:initial-creator>
    <meta:creation-date>2019-10-18T01:25:13</meta:creation-date>
    <dc:date>2019-12-04T14:27:12.097547613</dc:date>
    <meta:generator>LibreOffice/6.0.7.3$Linux_X86_64 LibreOffice_project/00m0$Build-3</meta:generator>
    <meta:editing-duration>P6DT13H54M4S</meta:editing-duration>
    <meta:editing-cycles>618</meta:editing-cycles>
    <meta:document-statistic meta:table-count="7" meta:cell-count="1190" meta:object-count="29"/>
    <meta:user-defined meta:name="AppVersion">16.0300</meta:user-defined>
    <meta:user-defined meta:name="ContentTypeId">0x01010068EF6D009DA680418581FFA63BC23EC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</script:module>
</file>

<file path=Basic/Standard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</script:module>
</file>

<file path=Basic/Standard/Sheet4.xml><?xml version="1.0" encoding="utf-8"?>
<!DOCTYPE module  PUBLIC '-//OpenOffice.org//DTD OfficeDocument 1.0//EN'  'module.dtd'>
<script:module xmlns:script="http://openoffice.org/2000/script" script:name="Sheet4" script:language="StarBasic" script:moduleType="document">Rem Attribute VBA_ModuleType=VBADocumentModule
Option VBASupport 1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1"/>
  <library:element library:name="Sheet2"/>
  <library:element library:name="Sheet3"/>
  <library:element library:name="Sheet4"/>
</library:library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Function GetCellColor(xlRange As Range)
    Dim indRow, indColumn As Long
    Dim arResults()
 
    Application.Volatile
 
    If xlRange Is Nothing Then
        Set xlRange = Application.ThisCell
    End If
 
    If xlRange.Count &gt; 1 Then
      ReDim arResults(1 To xlRange.Rows.Count, 1 To xlRange.Columns.Count)
       For indRow = 1 To xlRange.Rows.Count
         For indColumn = 1 To xlRange.Columns.Count
           arResults(indRow, indColumn) = xlRange(indRow, indColumn).Interior.Color
         Next
       Next
     GetCellColor = arResults
    Else
     GetCellColor = xlRange.Interior.Color
    End If
End Function
 
Function GetCellFontColor(xlRange As Range)
    Dim indRow, indColumn As Long
    Dim arResults()
 
    Application.Volatile
 
    If xlRange Is Nothing Then
        Set xlRange = Application.ThisCell
    End If
 
    If xlRange.Count &gt; 1 Then
      ReDim arResults(1 To xlRange.Rows.Count, 1 To xlRange.Columns.Count)
       For indRow = 1 To xlRange.Rows.Count
         For indColumn = 1 To xlRange.Columns.Count
           arResults(indRow, indColumn) = xlRange(indRow, indColumn).Font.Color
         Next
       Next
     GetCellFontColor = arResults
    Else
     GetCellFontColor = xlRange.Font.Color
    End If
 
End Function
 
Function CountCellsByColor(rData As Range, cellRefColor As Range) As Long
    Dim indRefColor As Long
    Dim cellCurrent As Range
    Dim cntRes As Long
 
    Application.Volatile
    cntRes = 0
    indRefColor = cellRefColor.Cells(1, 1).Interior.Color
    For Each cellCurrent In rData
        If indRefColor = cellCurrent.Interior.Color Then
            cntRes = cntRes + 1
        End If
    Next cellCurrent
 
    CountCellsByColor = cntRes
End Function
 
Function SumCellsByColor(rData As Range, cellRefColor As Range)
    Dim indRefColor As Long
    Dim cellCurrent As Range
    Dim sumRes
 
    Application.Volatile
    sumRes = 0
    indRefColor = cellRefColor.Cells(1, 1).Interior.Color
    For Each cellCurrent In rData
        If indRefColor = cellCurrent.Interior.Color Then
            sumRes = WorksheetFunction.Sum(cellCurrent, sumRes)
        End If
    Next cellCurrent
 
    SumCellsByColor = sumRes
End Function
 
Function CountCellsByFontColor(rData As Range, cellRefColor As Range) As Long
    Dim indRefColor As Long
    Dim cellCurrent As Range
    Dim cntRes As Long
 
    Application.Volatile
    cntRes = 0
    indRefColor = cellRefColor.Cells(1, 1).Font.Color
    For Each cellCurrent In rData
        If indRefColor = cellCurrent.Font.Color Then
            cntRes = cntRes + 1
        End If
    Next cellCurrent
 
    CountCellsByFontColor = cntRes
End Function
 
Function SumCellsByFontColor(rData As Range, cellRefColor As Range)
    Dim indRefColor As Long
    Dim cellCurrent As Range
    Dim sumRes
 
    Application.Volatile
    sumRes = 0
    indRefColor = cellRefColor.Cells(1, 1).Font.Color
    For Each cellCurrent In rData
        If indRefColor = cellCurrent.Font.Color Then
            sumRes = WorksheetFunction.Sum(cellCurrent, sumRes)
        End If
    Next cellCurrent
 
    SumCellsByFontColor = sumRes
End Function
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
</script:module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Sheet1"/>
  <library:element library:name="Sheet2"/>
  <library:element library:name="Sheet3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